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PingFang SC" svg:font-family="PingFang SC"/>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text-properties style:font-name="Heiti TC Light" fo:font-size="12.0pt" fo:background-color="#868686"/>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paragraph-properties fo:margin-bottom="0.1667in"/>
      <style:text-properties style:font-name="Heiti TC Light"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fo:margin-bottom="0.1667in" style:line-height-at-least="0.2361in"/>
      <style:text-properties style:font-name="STSong" fo:font-size="12.0pt" fo:color="#000000" fo:background-color="#e0e0e0"/>
    </style:style>
    <style:style style:name="P12"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fo:color="#052726"/>
    </style:style>
    <style:style style:name="T7" style:family="text">
      <style:text-properties style:font-name="Times" fo:font-style="italic" fo:font-style-asian="italic" fo:font-style-complex="italic"/>
    </style:style>
    <style:style style:name="T8" style:family="text">
      <style:text-properties style:font-name="LiSong Pro Light" fo:letter-spacing="0.0000in"/>
    </style:style>
    <style:style style:name="T9" style:family="text">
      <style:text-properties style:font-name="Times" fo:letter-spacing="0.0000in"/>
    </style:style>
    <style:style style:name="T10"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text:span text:style-name="T1">陳真   |  2021.01.31 02:21   |   </text:span><text:a xlink:type="simple" xlink:href="http://palinfo.habago.org/Entry?Command=Information_PrintForum#FORUM40270"><text:span text:style-name="T2">#</text:span></text:a></text:p>
      <text:p text:style-name="P2"><text:span text:style-name="T1">鬼島還有人性和理性嗎？(二)</text:span><text:span text:style-name="T3"><text:line-break/><text:line-break/></text:span><text:span text:style-name="T1">陳真</text:span><text:span text:style-name="T3"><text:line-break/><text:line-break/></text:span><text:span text:style-name="T1">2021. 01. 31.</text:span><text:span text:style-name="T3"><text:line-break/><text:line-break/><text:line-break/><text:line-break/></text:span><text:span text:style-name="T1">還記得嗎？韓國瑜當高雄市長期間，媒體與綠營網軍及人渣黨全黨上下，還有郭台銘所收買的無數藍綠媒體人，每天瘋狂抹黑他。</text:span><text:span text:style-name="T3"><text:line-break/><text:line-break/></text:span><text:span text:style-name="T1">記不記得？連一位媽媽在某個典禮上，抱著嬰兒來讓韓市長抱抱，要求一起合照，都能抹黑說他會把身上的什麼病毒傳染給小孩，抹黑得彷彿他幹下什麼卑鄙骯髒愚蠢可笑天理不容的罪行。連一些家長在公園帶小孩玩沙時，小孩哭了，韓國瑜剛好也在場，居然也能抹黑成連兩歲小孩看到這位人見人厭臭不可聞的草包，都會厭惡驚嚇得大哭。</text:span><text:span text:style-name="T3"><text:line-break/><text:line-break/></text:span><text:span text:style-name="T1">無時無刻，無日無之，無所不用其極地抹黑，連韓國瑜的朋友的姑姑的姐姐的表哥十年前貸款買了一棟不過一兩千萬的房子 (它媽的這種價錢在台灣算豪宅？)，韓國瑜有事去找他朋友，居然也能算在他頭上，影射他「生活奢靡，坐擁豪宅，不懂民間疾苦」。</text:span><text:span text:style-name="T3"><text:line-break/><text:line-break/></text:span><text:span text:style-name="T1">各位知道謝長廷這個過去臥底黨外、橫行台灣數十年的舊黨國特務吧，在人渣黨的網軍頭子叫楊什麼如的 (外號卡神) 害死一位駐日外交官而躲躲藏藏之際，居然把自己一手栽培的網軍頭子給嫁禍到韓國瑜身上，睜眼說瞎話造謠說楊什麼如的，和韓國瑜的太太李佳芬「一起看球賽」，藉以抹黑韓國瑜。</text:span><text:span text:style-name="T3"><text:line-break/><text:line-break/></text:span><text:span text:style-name="T1">韓國瑜提告，這兩天判決出爐，所謂「法院」居然判決不起訴，原因是說，李佳芬確實也在球賽現場，楊什麼如的也在現場，所以她們是「一起看球賽」沒錯。</text:span><text:span text:style-name="T3"><text:line-break/><text:line-break/></text:span><text:span text:style-name="T1">它媽的那我是不是可以說「我常和史帝芬霍金一起看電影」？因為我常在劍橋藝術電影院遇到他。我是不是也可以說，「我和沈從文每天一起賞月賞了二十幾年」直到他過世？「我和阿扁及扁嫂每天一起洗澡」，因為我們住同一條街，共用同一條自來水管，他家如果停水，我們家也一定停水。它媽的可以這樣講話嗎？</text:span><text:span text:style-name="T3"><text:line-break/><text:line-break/></text:span><text:span text:style-name="T1">我常帶小孩去凹仔底捷運站外面的公園玩，那裏有一座溜滑梯。有一天，公園的雜草長出來了，我當下心裏感到一陣不祥，心想，人渣媒體與各路網軍恐怕會以此來抹黑韓國瑜，說他整天睡覺打牌玩女人，雜草長這麼高也不管，公衛好髒哦，然後人渣黨恐怕得派衛福部長率領一堆公衛專家，專程南下高雄，「保護高雄人的生命與健康」，「絕不能讓草包市長傷害高雄人」。</text:span><text:span text:style-name="T3"><text:line-break/><text:line-break/></text:span><text:span text:style-name="T1">那陣子，高雄經常出現罕見暴雨，往往一連數天。有一回，我看見翠華路和中華路附近地上出現小水窪，心想這下完蛋了，藍綠人渣們一定又要把韓國瑜抹黑得臭不可聞了。</text:span><text:span text:style-name="T3"><text:line-break/><text:line-break/></text:span><text:span text:style-name="T1">高雄兩三百萬人口，有一天，幾個網紅黑道混混打架，也沒死人，也沒怎樣，它媽的人渣黨馬上就故意抓緊機會，誇大此事，大炒新聞，由所謂內政部長帶領一堆高階警官「特地南下高雄坐鎮」，也是說要「保護高雄人的安全」，絕不允許草包市長讓高雄治安敗壞，故意把高雄在韓國瑜主政下講得好像隨時人人都會有生命危險。  </text:span><text:span text:style-name="T3"><text:line-break/><text:line-break/></text:span><text:span text:style-name="T1">可是，綠營用齷齪手段把韓國瑜趕走之後，高雄「光復」了，「自己人」終於又掌權了，高雄才真正是在治安與工安及公衛與警政等各方面市政迅速敗壞的開始；全面綠油油的主流媒體卻往往輕描淡寫，甚至根本不報導，人渣網軍與走狗文人們更是完全不當一回事。</text:span><text:span text:style-name="T3"><text:line-break/><text:line-break/></text:span><text:span text:style-name="T1">今天要是韓國瑜當家，把高雄市政弄成這樣，我看，高雄市政府恐怕早已經被人渣們給佔領了。</text:span><text:span text:style-name="T3"><text:line-break/></text:span><text:span text:style-name="T1">比方說，林園工業區這兩天爆炸大火，非常恐怖，大火延燒了一個晚上。而且，短短不到一個月之內，就已經在林園發生四次所謂「意外」。</text:span><text:span text:style-name="T3"><text:line-break/><text:line-break/></text:span><text:span text:style-name="T1">還有，比方說，就在上個月月底，高雄鳳山區甲烷外洩，影響五百多戶，現場毒氣濃度一度飆破一萬PPM，是不是又要再來一次氣爆，讓高雄真正「光復」？</text:span><text:span text:style-name="T3"><text:line-break/><text:line-break/></text:span><text:span text:style-name="T1">再比方說，兩三個月前，差不多是去年九月或十月左右，高雄前鎮區乙烯外洩，導致整條街封街。但是，高雄市政府的反應卻如兒戲，局處之間互推皮球；下午三點出事，五點多才在Line 和臉書公布封鎖道路訊息。據媒體報導，「前鎮區乙烯外洩事件，消防局即時案件系統從頭到尾沒有通報，記者是直到兩個小時後，才和民眾同步得知道路封鎖的訊息，而且媒體在得知相關資訊後詢問消防局，過了20分鐘消防局才給了一張Line截圖一張臉書截圖，半小時後告知相關訊息請詢問經發局。」     </text:span><text:span text:style-name="T3"><text:line-break/><text:line-break/></text:span><text:span text:style-name="T1">還有，就在昨天，高雄三民區沼氣外洩，死了兩人，一人昏迷。</text:span><text:span text:style-name="T3"><text:line-break/><text:line-break/></text:span><text:span text:style-name="T1">上星期，我住的鼓山區，也是沼氣外洩，四名工人昏迷急救，其中一人數天後死亡。</text:span><text:span text:style-name="T3"><text:line-break/><text:line-break/></text:span><text:span text:style-name="T1">上個月，在高雄鹽埕區大公路進行下水道工程，兩名工人死亡。</text:span><text:span text:style-name="T3"><text:line-break/><text:line-break/></text:span><text:span text:style-name="T1">我想說的是，工人的命，到底還是不是人命？</text:span><text:span text:style-name="T3"><text:line-break/><text:line-break/></text:span><text:span text:style-name="T1">高雄翠華路在鐵路地下化之後，長年一直在施工。施工沒什麼，很平常。但是，陳什麼邁的上台之後，我發現施工的整個工安品質變了，就像來到第三世界國家那種感覺，人車雜沓，亂七八糟到極點，完全不把工安當一回事，枉顧行人安全。每天騎車載小孩上幼兒園經過那裡，真的是很痛恨，真是它媽的王八蛋，有人這樣子施工的嗎？這是給人住的地方嗎？都不用管小孩子的安全問題與衛生問題嗎？特別是那一帶那麼多幼兒園與學校，它媽的可以這樣搞嗎？</text:span><text:span text:style-name="T3"><text:line-break/><text:line-break/></text:span><text:span text:style-name="T1">而且，說封路就封路，臨時愛封哪就封哪，愛怎麼封就怎麼封，非常任性。而且，那個不叫封路施工，根本毫無基本專業安全可言；那只是隨便用個什麼東西或派人臨時把街道給擋住，經常一下擋一下不擋，或是擋這車，不擋那車，不知邏輯何在，真的是非常任性且隨便。</text:span><text:span text:style-name="T3"><text:line-break/><text:line-break/></text:span><text:span text:style-name="T1">最近，翠華路似乎是施工尾聲，要不然，不信的人請自己去體驗看看，它媽的高雄是在印度嗎？有人這樣施工的嗎？都不用規畫基本安全與衛生嗎？都沒有一套標準流程嗎？高雄「光復」了，沒有人會批評，沒有人敢批評了，就可以這樣胡搞嗎？</text:span><text:span text:style-name="T3"><text:line-break/><text:line-break/></text:span><text:span text:style-name="T1">說起治安，更是恐怖，動不動就是殺人命案，前陣子還有當街隨機殺人，或是光天化日下集體犯案，當眾擄人塞入後車廂，我還以為是在拍暴力驚悚電影；也有人就在距離警察局兩百公尺處，對著民宅開槍叫囂；曾有一天，光是一個晚上，黑道就分別砸了三家酒店。另外還有毒品走私，在高雄仁武區破獲一千多公斤的製毒原料。</text:span><text:span text:style-name="T3"><text:line-break/><text:line-break/></text:span><text:span text:style-name="T1">還有，三個月前，高雄市警方在酒店竟然抓到自己人，九名高雄員警尋歡作樂；高雄市政府水利局員工居然集體翹班。你能說這只些都只是一種偶然或偶發零星事件嗎？</text:span><text:span text:style-name="T3"><text:line-break/><text:line-break/></text:span><text:span text:style-name="T1">陳什麼邁的擔任所謂高雄市長之後，僅僅一個多月，就連綠營的媒體《三立新聞》也出現這樣的報導：「高雄治安亮紅燈？暴力事件頻傳光天化日下當街擄人」；去年十月，同樣是綠營媒體《民視》也報導：「高雄治安亮紅燈？ 調動轄區6警官加強管理」。</text:span><text:span text:style-name="T3"><text:line-break/><text:line-break/></text:span><text:span text:style-name="T1">我想問的是，面對這樣的治安，人渣黨反而一點聲音也沒有，彷彿根本沒這回事，怎麼不馬上派什麼內政部長、警政署長大陣仗地「專程南下高雄坐鎮，保護高雄人的生命安全，不容陳其邁市長敗壞高雄治安」？</text:span><text:span text:style-name="T3"><text:line-break/><text:line-break/></text:span><text:span text:style-name="T1">另外，還有各種有毒廢棄物在高雄市六龜、旗山、仁武與橋頭等地，到處非法傾倒掩埋。</text:span><text:span text:style-name="T3"><text:line-break/><text:line-break/></text:span><text:span text:style-name="T1">最恐怖的是空污，它媽的真是有夠荒唐，這還像是人住的地方嗎？我已經在考慮要搬離高雄，否則我每天在街上忙進忙出東奔西跑，早晚會得肺癌。</text:span><text:span text:style-name="T3"><text:line-break/><text:line-break/></text:span><text:span text:style-name="T1">我不是說韓國瑜執政就一切美好圓滿，而是說，他總是戰戰兢兢地很拼命在做事，真正積極想要去了解民眾的生活痛苦所在，願意聆聽，極易親近，毫無身段，願意想辦法，並且儘可能把事情做到最好。這也是為什麼他始終能夠深得許多人(包括我們一家三口)的喜愛與推崇的原因。</text:span><text:span text:style-name="T3"><text:line-break/><text:line-break/></text:span><text:span text:style-name="T1">但是，人渣黨及其走狗們卻拼命抹黑他，當找不到可批評之處時，就開始拼命瘋狂造謠，無日無之，無所不用其極，連什麼抱小孩姿勢或小孩哭都能成為罪狀連和自己的太太和小孩過年一家人在外地旅館打牌，居然也要故意說成是聚賭；連韓國瑜的女兒也要傷害，造謠說不是韓國瑜太太所親生，造謠抹黑到根本是瘋狂且無法無天的地步，然後煽動一群腦殘青少年在各種公眾場合不斷當眾羞辱他，徹底毀滅一個好人、好政治家的人格。</text:span><text:span text:style-name="T3"><text:line-break/><text:line-break/></text:span><text:span text:style-name="T1">但是，人渣黨自己卻不管怎麼胡作非為或扯爛污，不管多離譜多貪婪多骯髒多無恥，統統都無所謂，腦殘們永遠無條件支持到底。</text:span><text:span text:style-name="T3"><text:line-break/><text:line-break/></text:span><text:span text:style-name="T1">我利用已經十分稀少的睡眠時間，曾寫過兩百多篇文章力挺韓國瑜，不是因為我覺得選舉很重要 (一個小島的選舉能有多重要？)，也不是因為我很在意韓國瑜是否當權(事實上，我很不忍心也不希望看他出來從政每天被藍綠人渣及郭董的無恥手下們抹黑糟蹋)，我在意的是：天底下怎麼會有這樣一個島，如此病態、瘋狂且敗德，完全顛倒是非善惡，瘋狂抹黑為大眾努力的無私良善之士，卻熱烈擁戴無惡不作無所不貪的人渣犯罪集團。</text:span><text:span text:style-name="T3"><text:line-break/><text:line-break/></text:span><text:span text:style-name="T1">人可以這樣無恥嗎？一個社會可以這樣病態嗎？可以這樣糟蹋基本良知與理性嗎？</text:span><text:span text:style-name="T3"><text:line-break/><text:line-break/></text:span><text:span text:style-name="T1">我知道任何個人都不可能和掌握權力機器與媒體者對抗，但我總該活得像個人，我不可能對於這樣一種無恥的巨大惡行與喪失基本理性的瘋狂敗德現象保持沉默。</text:span></text:p>
      <text:p text:style-name="P1"><text:span text:style-name="T1">陳真   |  2021.01.30 01:15   |   </text:span><text:a xlink:type="simple" xlink:href="http://palinfo.habago.org/Entry?Command=Information_PrintForum#FORUM40269"><text:span text:style-name="T2">#</text:span></text:a></text:p>
      <text:p text:style-name="P3"><text:span text:style-name="T1">鬼島還有人性和理性嗎？</text:span><text:span text:style-name="T3"><text:line-break/><text:line-break/></text:span><text:span text:style-name="T1">陳真</text:span><text:span text:style-name="T3"><text:line-break/><text:line-break/></text:span><text:span text:style-name="T1">2021. 01. 30.</text:span><text:span text:style-name="T3"><text:line-break/><text:line-break/><text:line-break/></text:span><text:span text:style-name="T1">請看底下這「新聞」，火勢驚人，照片請看：</text:span><text:span text:style-name="T3"><text:line-break/><text:line-break/></text:span><text:a xlink:type="simple" xlink:href="https://bit.ly/2MgUhYH"><text:span text:style-name="T4">https://bit.ly/2MgUhYH</text:span></text:a><text:span text:style-name="T3"><text:line-break/><text:line-break/></text:span><text:a xlink:type="simple" xlink:href="https://bit.ly/3cniCXG"><text:span text:style-name="T4">https://bit.ly/3cniCXG</text:span></text:a><text:span text:style-name="T3"><text:line-break/><text:line-break/></text:span><text:span text:style-name="T1">今天，如果是韓國瑜當市長，不斷發生這種事，你想，媒體和綠營人渣與腦殘們會怎麼樣？恐怕老早已經把高雄市政府砸爛了。但是，只要是綠色執政，發生再怎麼可怕、再怎麼骯髒齷齪的貪污舞弊或亂搞都沒關係，照樣會給他施政滿意度一百分！</text:span><text:span text:style-name="T3"><text:line-break/><text:line-break/></text:span><text:span text:style-name="T1">台灣各大工廠集中林園。我有很多病人就是這些工廠的員工、幹部或主管，經常聽他們談起一些令人匪夷所思的災變，比方說其中有幾次爆炸，據某些當事人告訴我，倘若當時某個作業流程沒有及時阻斷，或是剛好風向不對，萬一引爆化學槽或什麼儲存槽，一大片民宅將瞬間夷為平地。</text:span><text:span text:style-name="T3"><text:line-break/><text:line-break/></text:span><text:span text:style-name="T1">有一位意外事故的主角，甚至還透過評估我工作的建佑醫院與那些工廠的距離來估算，得出結論說：「醫院外頭的窗戶應該都會整個震碎」。</text:span><text:span text:style-name="T3"><text:line-break/><text:line-break/></text:span><text:span text:style-name="T1">我缺乏相關專業知識來判斷這些說法究竟是否合理，究竟是否真的如此「驚險」，只知道根據這些內行人第一手的說法，彷彿沒有產生重大傷亡只是一種「運氣」，而不是一種正常狀況。也就是說，根據這些當事人的看法，許多工廠往往不照規矩行事，而是官商勾結，彼此心照不宣，或是積弊已久，便宜行事，卻以眾人生存安全為睹注。</text:span><text:span text:style-name="T3"><text:line-break/><text:line-break/></text:span><text:span text:style-name="T1">我常跟他們說，「你跟我講這個沒用啊，我又不懂，我也沒證據，你們做事要憑良心，或是去跟媒體揭發！不能把眾人的安全問題當成一種可以隨便敷衍的東西」。</text:span><text:span text:style-name="T3"><text:line-break/><text:line-break/></text:span><text:span text:style-name="T1">底下報導說，這是過去一個月以來林園地區的第四次「意外」。我不知道這麼頻繁的一種事故算不算「意外」，算不算一種「新聞」？重要的是，難道要真的等到「一大半民宅瞬間夷為平地」，然後才來重視基本安全問題？或者是，就算發生像過去高雄氣爆那樣的恐怖災難，高雄人依舊無所謂，只要是綠營執政，就是自己人，自己人就怎麼幹怎麼扯爛污都行？</text:span><text:span text:style-name="T3"><text:line-break/><text:line-break/></text:span><text:span text:style-name="T1">而韓國瑜則是敵人，明明做得非常好，幾乎無懈可擊，卻每天抹黑他，媒體與網軍及綠營支持者更是每天在地上找看看有沒有紙屑，或是下大雨之後看看地上有沒有濕濕的？或是到處查看公園雜草有沒有太長？就這樣每天無所不用其極地抹黑他，把他鬥臭鬥垮，說是「光復」高雄。它媽的光個鳥復，這些無恥人渣真的是齷齪透了頂。</text:span><text:span text:style-name="T3"><text:line-break/><text:line-break/></text:span><text:span text:style-name="T1">就比方說韓國瑜執政高雄期間，防治登革熱的表現可說有史以來最好，僅有幾十例，卻被抹黑得好像全高雄人都快要死於登革熱了，把韓國瑜妖魔化成人渣廢物草包，打成全民公敵；而賴清德及陳菊過去長期執政的高雄與台南，登革熱好幾萬例，非常荒唐，綠營民代卻反而很光榮很驕傲地為之辯護說「沒得過登革熱，就不算是純正血統的高雄人」，把荒唐透頂的幾萬例登革熱反而說成是一種政績。</text:span><text:span text:style-name="T3"><text:line-break/><text:line-break/></text:span><text:span text:style-name="T1">它媽的這還有人性嗎？這樣一種完全眛著良心、完全顛倒是非黑白的政治抹黑與操弄，卻是台灣二十幾年來的常態；只要掌握媒體，輕易就能顛倒善惡黑白，把島內大部份人洗腦成腦殘。每次想到這些，我就覺得很絕望，在這島上，一切基本理性根本起不了任何作用，想抹黑誰就能抹黑誰，想把誰造神就能把誰製造成神，想怎麼歪曲事實就能怎麼歪曲事實。</text:span><text:span text:style-name="T3"><text:line-break/><text:line-break/></text:span><text:span text:style-name="T1">我常想，大陸同胞應該憐憫我們才對，你們大概很難體會生活在這樣一種善惡黑白完全顛倒、洗腦控制得滴水不漏的小島上的痛苦，每天就是看著各界貪婪人渣橫行，不擇手段，無所不用其極，看著絕大多數的腦殘民眾為之歡呼，為之「殺害」忠良，為之搖旗吶喊。</text:span><text:span text:style-name="T3"><text:line-break/><text:line-break/></text:span><text:span text:style-name="T1">當世界往前飛奔，當世人以一種大格局迎向世界的變化與發展，而我們台灣人幾十年來卻把所有的精力用在永不間斷的各種「抹黑與澄清」之中，灑口水，搞選舉，搞權力鬥爭，你不覺得很累很煩很無奈嗎？台灣人幾時討論過什麼像樣有出息的話題？被美國人叫去登基大典上拍個照，就彷彿什麼天大地大光耀宇宙的非凡大事，然後說這就是神聖偉大的民主。天底下怎麼會有這樣一個島，實在很難想像。</text:span><text:span text:style-name="T3"><text:line-break/><text:line-break/></text:span><text:span text:style-name="T1">==============================</text:span><text:span text:style-name="T3"><text:line-break/><text:line-break/></text:span><text:span text:style-name="T1">快訊／高雄林園聯成化工廠爆炸 「砰」一聲火舌直衝天際</text:span><text:span text:style-name="T3"><text:line-break/><text:line-break/></text:span><text:span text:style-name="T1">東森新聞</text:span><text:span text:style-name="T3"><text:line-break/><text:line-break/></text:span><text:span text:style-name="T1">2021年1月29日</text:span><text:span text:style-name="T3"><text:line-break/><text:line-break/></text:span><text:span text:style-name="T1">消防局長李清秀以及大隊長王國泰，率林園、大寮、大林、高桂、鳳祥、五甲、鳳山、中庄、小港、新興、前鎮、大昌、新莊、路竹分隊36車75人前往搶救。</text:span><text:span text:style-name="T3"><text:line-break/><text:line-break/></text:span><text:span text:style-name="T1">高雄林園工業區聯成化工廠，今（29）日晚間8點半時，發生重大火警，畫面中可以看到熊熊烈火照亮夜空，濃密的黑煙直竄天際，高雄市消防局也出動大批人力搶救，附近居民表示，當時聽到一聲「砰」巨響，出來一看就發現火勢相當大，一發不可收拾。</text:span><text:span text:style-name="T3"><text:line-break/><text:line-break/></text:span><text:span text:style-name="T1">聯成化工公司成立於1976年8月，隸屬於聯華神通集團旗下，公司以生產石油化學起家，為全球最大的可塑劑及苯酐（PA）供應商之一，在全球占有重要的地位。市場範圍包括台灣、東南亞、中東及紐澳等地區。公司早於1995年開始布局大中華市場，在該地區市占率已達30%，並成為大陸地區最大的供應商。</text:span><text:span text:style-name="T3"><text:line-break/><text:line-break/></text:span><text:span text:style-name="T1">這已是林園工業區2021年以來第4起意外，工業區內一處化學工廠於27日才發生意外，當時沒有起火但濃煙狂冒，許多消防員都到場戒備，如今又發生大火意外，恐怕需要好好調查。</text:span></text:p>
      <text:p text:style-name="P1"><text:span text:style-name="T1">洋洋   |  2021.01.28 06:58   |   </text:span><text:a xlink:type="simple" xlink:href="http://palinfo.habago.org/Entry?Command=Information_PrintForum#FORUM40268"><text:span text:style-name="T2">#</text:span></text:a></text:p>
      <text:p text:style-name="P2"><text:span text:style-name="T1">轉</text:span><text:span text:style-name="T3"><text:line-break/><text:line-break/></text:span><text:span text:style-name="T1">gzedifier</text:span><text:span text:style-name="T3"><text:line-break/></text:span><text:span text:style-name="T1">2021-01-27 9:57</text:span><text:span text:style-name="T3"><text:line-break/><text:line-break/></text:span><text:span text:style-name="T1">为什么要扶贫？支教的故事给大家分享一下</text:span><text:span text:style-name="T3"><text:line-break/><text:line-break/></text:span><text:span text:style-name="T1">有人问为什么都2000年后了，山海情里的学校还那么穷，有些不可思议。我完全不觉得不可思议，我可是在2013年左右去山里支教过，我当年遇到的那所学校，比山海情里那所穷得更离奇，也明显更写实——当年那一趟，几乎把刚进大学不久的我颠头洗了三观。</text:span><text:span text:style-name="T3"><text:line-break/></text:span><text:span text:style-name="T1">我世界观都崩塌了，真的。</text:span><text:span text:style-name="T3"><text:line-break/></text:span><text:span text:style-name="T1">我还记得我们当年是在某国际公益比赛上拿了奖，于是兴致勃勃地决定实干。募捐了好些钱、衣物，旧书，又自掏腰包贴了好些钱买东西。大包小包往山沟沟里去了。</text:span><text:span text:style-name="T3"><text:line-break/><text:line-break/></text:span><text:span text:style-name="T1">我万万没想到，2013年了，我竟然是到了贵阳又坐车去毕节(我之前记错市了)，又坐汽车翻山去织金县，再坐小汽车去八步镇，再在八步镇坐那种一个人2块钱的小巴，环山一路在高速公路上突然停下，自己翻过高速公路的栏杆，步行往山里走。还好我先到的队长带人来接我，他们拖着我给他们带的肉干、零食，走了快一个小时的山路，终于看到几间土坯房。</text:span><text:span text:style-name="T3"><text:line-break/></text:span><text:span text:style-name="T1">到那儿的当天，我就看见那儿的教室了。离谱的没门，没窗户，没黑板，也没有操场，连旗杆都没有。在来这儿之前，我脑子里的贫困小学就是电视里希望工程那种小学，锃光瓦亮的教学楼，土里土气的小朋友，穿的脏点儿，但绝对不是这种在泥坑里滚猴儿的样子。</text:span><text:span text:style-name="T3"><text:line-break/></text:span><text:span text:style-name="T1">我们虽然傻眼，但是也卯着傻劲儿，把捐的物资都清点了，准备给学校弄个小图书馆，买几台电脑，再周末赶集的时候去六盘水买些桌椅和黑板，也准备买旗杆。</text:span><text:span text:style-name="T3"><text:line-break/><text:line-break/></text:span><text:span text:style-name="T1">结果第一天就傻眼升级，这小学的老校长来了。还没冒头，村里的人就拎着锄头，提着镰刀，出来砍他了。在声势浩大地村民奔向村口撅老校长的过程里，我们吃了个烂瓜——这老校长，之前 “霍霍”过村里的小学女娃。我们一下听懂了，一个个吃惊不已——因为在我们的认知里，这人该在监狱里而不是还能进村。听说他是因为知道我们这些城里娃又来了，还有城里女娃，赶紧来看看——也是听村民说，早前浙江某高校也有人来支教过，就有城里女娃被这个垃圾“欺负”了，连夜整个支教队都走了再也没来过。</text:span><text:span text:style-name="T3"><text:line-break/></text:span><text:span text:style-name="T1">我们就决定首先一定是自我保护，其次再是完成我们此次的目标和安排。</text:span><text:span text:style-name="T3"><text:line-break/><text:line-break/></text:span><text:span text:style-name="T1">这个学校一共就仨老师，一位被村民们用锄头往脸上打，一位一直没见过，还有一位是位阿姨。她在我们抵达后，站在我们住的房屋门前踌躇，羞怯地说，看到捐赠的衣服里有“大人”的衣服，问能不能挑几件。</text:span><text:span text:style-name="T3"><text:line-break/></text:span><text:span text:style-name="T1">我们当时正愁这些大人衣服咋处理，她问了，我们赶紧说来啊挑啊。</text:span><text:span text:style-name="T3"><text:line-break/></text:span><text:span text:style-name="T1">她进来挑，我当时就坐在旁边，竟看到她鞋头是个窟窿，露出里面包着袜子的脚。</text:span><text:span text:style-name="T3"><text:line-break/></text:span><text:span text:style-name="T1">我很惊讶，毕竟当时2013年，我赶紧在盒子里翻看有没有鞋，有，翻出来也都堆在她旁边，她一看很喜欢，羞涩地脱了自己的鞋，穿上试。我都没敢细看——这种情况我总是不知道该怎么反应，太关注似乎不礼貌，我就站起来继续去捣鼓箱子盒子了。</text:span><text:span text:style-name="T3"><text:line-break/></text:span><text:span text:style-name="T1">后来她提着几件衣服和一双鞋要走，我说你多拿几件吧，小朋友也穿不了。她说不拿了够了。后来过了几天她让她老公来请我们去她家吃饭，给我们炒了几个菜。</text:span><text:span text:style-name="T3"><text:line-break/><text:line-break/></text:span><text:span text:style-name="T1">而孩子们每天竟然凌晨4点就会出现在我们门前玩闹。我能理解——没网也没什么电，在把电脑里下载的电影全都看了之后，只剩下看星星了。看星星也有趣，当时我们住的那地儿，旱厕，挑战人性，大家就开始往正门前的玉米地里施肥。但我们几个爱看星星的也喜欢站在正门，有次我、队长和另一个队员在正门口站了一排，盯着前方和天际，说这儿星星太密太漂亮了。玉米地里就喊出一声，“能不能别看了，还让不让人拉了！”</text:span><text:span text:style-name="T3"><text:line-break/></text:span><text:span text:style-name="T1">其实也看不见他，人就是这种擅自尴尬又害羞的动物。</text:span><text:span text:style-name="T3"><text:line-break/><text:line-break/></text:span><text:span text:style-name="T1">后来小朋友来了，我们才知道他们竟然是从对岸游过来的。</text:span><text:span text:style-name="T3"><text:line-break/></text:span><text:span text:style-name="T1">我们傻眼的一塌糊涂，观察那湍急的河水。一位热情的队员一拍脑门，说，我要去对岸家访，就叮铃咣啷收拾了东西，带着一个人，从山崖这一侧滑下去，扑通跳进河里了。</text:span><text:span text:style-name="T3"><text:line-break/></text:span><text:span text:style-name="T1">下午的时候回来了，丢了一只鞋，还是娃给他领回来的。娃认路，他不认，娃在河里比他游的快，山崖也溜的更</text:span><text:span text:style-name="T5">稳</text:span><text:span text:style-name="T1">。他鞋陷进泥地里拔不出，鞋没了。八岁的娃娃把我们的队员送回来，他就蹲在院子里哭。我说丢了只鞋，至于吗？</text:span><text:span text:style-name="T3"><text:line-break/></text:span><text:span text:style-name="T1">他说不是因为鞋。是因为八岁的娃娃是个姐姐，下面还有个五岁的弟弟，一个两岁的妹妹，家徒四壁，没有家长！八岁的娃踩着小凳子在大灶台上弄饭，一问，爸妈竟然要再过几个月才回来。这一家子里，八岁这个就是家长了。他哭不是因为鞋没了，而是因为怎么会这样啊？他给娃娃留了两百块钱，不知道该怎么办。</text:span><text:span text:style-name="T3"><text:line-break/><text:line-break/></text:span><text:span text:style-name="T1">那个从来没露过面的老师露面了，听说是学校代理校长。夜里七八点来的，问我们，你们说要给我们买电脑的，怎么到现在都没买？</text:span><text:span text:style-name="T3"><text:line-break/></text:span><text:span text:style-name="T1">当时我才知道，原来有之前给这个学校捐赠过设备的人专门联系了我们队长，说电脑不要买，你捐什么，这个平时不露面的人就会跑来抱回自己家里。</text:span><text:span text:style-name="T3"><text:line-break/></text:span><text:span text:style-name="T1">我们队长表明不会买电脑了，那个主任说我们是骗子。然后我们吵了起来。吵到大概九点，他气愤地走了。</text:span><text:span text:style-name="T3"><text:line-break/></text:span><text:span text:style-name="T1">第二天早上八点，我们发现学校被封了。那个气愤的代理，竟然昨天摸黑（也许是当早摸黑），给每个没门没窗户的教室上都贴了张封条，意思是我们不能支教了。</text:span><text:span text:style-name="T3"><text:line-break/></text:span><text:span text:style-name="T1">我们又傻眼，被离谱地头昏眼花。夜里开小会，知道这一片是有什么更大“中心校长”，再由中心校长管些小校长。这学校那个前校长是不能找了，只能想办法找找中心校长。我们停了几天课打电话给各种局，坚持不懈地缠些地方相关人员，搞得一个头几个大才总算处理这事。</text:span><text:span text:style-name="T3"><text:line-break/><text:line-break/></text:span><text:span text:style-name="T1">后来又有学生们上三天就不见了。我点名的时候问 那个谁谁谁呢？班里从6岁到16岁的全兴高采烈地嚎，说那谁谁谁的爸前天让JC抓走了，没人放牛了，他回家放牛去了。</text:span><text:span text:style-name="T3"><text:line-break/></text:span><text:span text:style-name="T1">我当时已经没那么傻眼了，毕竟这个村子里，听说穷到一半人都在违法。下课后我去家访，这孩子没找到，回来的路上看见他和一头牛站在山坡上。我说你还来上学吗？他说不来了。我说来吧，我们做饭给你吃。他说牛咋办，我说牛就放在附近吧，我让那个谁谁（我们队员）给你看着。</text:span><text:span text:style-name="T3"><text:line-break/></text:span><text:span text:style-name="T1">他说那你们走了谁给我看着？</text:span><text:span text:style-name="T3"><text:line-break/></text:span><text:span text:style-name="T1">我想了想也是，但是没话说，就重复了一句，还是来上学吧。</text:span><text:span text:style-name="T3"><text:line-break/></text:span><text:span text:style-name="T1">后来他也没来。</text:span><text:span text:style-name="T3"><text:line-break/><text:line-break/></text:span><text:span text:style-name="T1">过了几天有个女娃在教室墙背角哭，听说是被同年级里的大龄生又骂又打，我当时很生气，就找那几个大龄生质问，才知道这女娃偷他们钱了。我傻眼，又回去问女娃，才知道女娃没钱吃饭要饿死了，又傻眼，听女娃说家里都是她种地，她做家务，做不好了姥姥就让她弟打她，让她站着别动挨打。我一听，傻眼地同时气的七窍生烟，跑到二年级找她弟，她弟说她离家出走，把姥姥气的不行，她偷家里钱，偷她弟的文具，偷弟弟零花钱还陷害弟弟。我一听，又又傻眼，</text:span><text:span text:style-name="T5">迟</text:span><text:span text:style-name="T1">疑地上楼，问这女孩儿，为什么偷家里钱偷弟弟钱还陷害弟弟。她说，她没有零花钱也没有零食，啥也没有，也没文具，她弟啥都有，她也想要，只能偷。</text:span><text:span text:style-name="T3"><text:line-break/><text:line-break/></text:span><text:span text:style-name="T1">我他妈傻眼，19岁的我当时有种——这事儿我根本没法处理的感觉。</text:span><text:span text:style-name="T3"><text:line-break/><text:line-break/></text:span><text:span text:style-name="T1">我觉得这家从根儿上坏逑子了，我就问你妈妈呢？</text:span><text:span text:style-name="T3"><text:line-break/></text:span><text:span text:style-name="T1">她妈妈在她5岁的时候坐牢了。</text:span><text:span text:style-name="T3"><text:line-break/></text:span><text:span text:style-name="T1">我说你爸爸呢？</text:span><text:span text:style-name="T3"><text:line-break/></text:span><text:span text:style-name="T1">爸爸竟然在她1岁半的时候就坐牢了。</text:span><text:span text:style-name="T3"><text:line-break/><text:line-break/></text:span><text:span text:style-name="T1">我傻眼傻成个蚊香陀螺，也想回我小院子哭。我除了抱着她说外面世界很大之类的屁话，啥也讲不出。然后我送了她几本书，说你看看这几本书，你不能偷东西，你要好好学习考出这座大山。她也哭着说好。</text:span><text:span text:style-name="T3"><text:line-break/><text:line-break/></text:span><text:span text:style-name="T1">离谱的是，第二天，她姥姥来了。手里拿着我送给女娃娃的两本书，说，这是她在家发现的，肯定是女娃偷我们的，她赶紧拿来还给我们。</text:span><text:span text:style-name="T3"><text:line-break/></text:span><text:span text:style-name="T1">我说不是的，是我送给她的。</text:span><text:span text:style-name="T3"><text:line-break/></text:span><text:span text:style-name="T1">姥姥竟然拉着我的手，说这娃坏的很，啥都偷，这么好的书千万不要给她，你们留好，千万不要给这个坏娃。</text:span><text:span text:style-name="T3"><text:line-break/><text:line-break/></text:span><text:span text:style-name="T1">我当时，我的傻眼值满到溢出来。拿着两本书回我的小房子了。我跟我队员讲，我队员也有自己的傻眼事——原来他们给学校建旗杆，把外套脱在一边，好些村民孩子们都来帮忙了。</text:span><text:span text:style-name="T3"><text:line-break/></text:span><text:span text:style-name="T1">然后他们兜里的手机都让人偷走了。</text:span><text:span text:style-name="T3"><text:line-break/><text:line-break/></text:span><text:span text:style-name="T1">我们几个傻眼的青年蹲在村子的一片苞谷地前，默默享受这股傻眼的眩晕，久久没能平息。</text:span><text:span text:style-name="T3"><text:line-break/><text:line-break/></text:span><text:span text:style-name="T1">后来上课上得无比艰难，一个年级一个班，但一个年级的年龄跨度很大，那些十五岁读三年级的，你根本拿他们没办法。又因为我们的物资给的太轻易了，没几周我们就看到作业本被撕了叠飞机，自动铅笔盒被拆的零零散散满地都是。我们之前还用物资做奖励，后来他们都不想要了，还想换别的，问我们除了文具有没有别的，我们说就买了书文具和衣服书包。他们还嚷，为什么不买游戏机啊？为什么不买小赛车啊？</text:span><text:span text:style-name="T3"><text:line-break/></text:span><text:span text:style-name="T1">我当时真是，恨不得给孩子们提起来从前门踹进玉米地里去。</text:span><text:span text:style-name="T3"><text:line-break/><text:line-break/></text:span><text:span text:style-name="T1">但后来我们竟然真的立了个旗杆子。我丢了手机的队友说，偷手机不拿充电器，怎么用？就把充电器放在前门的院墙上。第二天早上就没了。他又担心说，会不会不是同一个人拿走的，万一一个拿了充电器，一个拿了手机，他俩咋碰面啊?</text:span><text:span text:style-name="T3"><text:line-break/></text:span><text:span text:style-name="T1">我紧皱眉头，经历了这么多傻眼，我还有队友是24K纯圣母。我当时想，那电视剧里的24K也不都是骗人的，我特么眼前就有个活的。</text:span><text:span text:style-name="T3"><text:line-break/><text:line-break/></text:span><text:span text:style-name="T1">后来我们快走的时候，带着孩子们做了文艺汇报晚会。连十六岁的三年级捣蛋鬼都来参加了，跟我合影的时候塞我一个棒棒糖，我藏在兜里，给一个一年级的娃了。</text:span><text:span text:style-name="T3"><text:line-break/></text:span><text:span text:style-name="T1">那个姥姥不疼弟弟不爱爸妈坐牢的女娃，抱着我哇哇大哭，我觉得她是所有学生里最乖的一个，不明白大家怎么都觉得她坏——她还画了幅画给我，画个她画个我，蜡笔写了什么 爱老师爱学习。我找了很久都不知道该送给她啥，只能塞了些钱给她，让她不能再偷了，“不能再偷”这几个字我真是想尽一切办法纹她脑仁儿上，还给她写了封信，主题就是千万不能再偷了。她拿着我的信还有字不认识，我就给她当面标拼音。</text:span><text:span text:style-name="T3"><text:line-break/><text:line-break/></text:span><text:span text:style-name="T1">而我那几个心软的队友，抱着娃们狂哭。刚来的时候我们发现娃们是自己带干粮来上学的，都是纯干粮，</text:span><text:span text:style-name="T5">杂</text:span><text:span text:style-name="T1">粮米饭，馒头，粥。我们就开大锅，我们队长四川人（我在那几天也学会炒菜了）就给学生们炒菜炒肉，我们早上把孩子们的饭盒收上来，中午给大家热热，把我们炒的菜放上去。</text:span><text:span text:style-name="T3"><text:line-break/></text:span><text:span text:style-name="T1">菜一放上去，娃们竟然就不认得了。</text:span><text:span text:style-name="T3"><text:line-break/></text:span><text:span text:style-name="T1">当时我和我的队友捧着两个碗，碗上是</text:span><text:span text:style-name="T5">杂</text:span><text:span text:style-name="T1">粮饭上盖着茄子炒肉，我印象太深刻了，小孩子不敢要，说，“这不是我的饭。”</text:span><text:span text:style-name="T3"><text:line-break/></text:span><text:span text:style-name="T1">我说“这就是你的饭。”</text:span><text:span text:style-name="T3"><text:line-break/></text:span><text:span text:style-name="T1">她说这不是。</text:span><text:span text:style-name="T3"><text:line-break/></text:span><text:span text:style-name="T1">我那几个24K圣母队友就开始眼含热泪，说，“这就是你的饭，菜是我们放的，快去吃吧。”</text:span><text:span text:style-name="T3"><text:line-break/><text:line-break/></text:span><text:span text:style-name="T1">文艺汇报结束那天，我的队友就抱着这个“这不是我的饭”的小女孩，在院子里哇哇大哭，他最开始不是还丢了双鞋吗，穿着从八步镇买的一双拖鞋，跪在地上哇哇大哭。</text:span><text:span text:style-name="T3"><text:line-break/><text:line-break/></text:span><text:span text:style-name="T1">后来我们要走了，害怕娃们伤心，没敢说。结果我们拎着行李走的时候，娃们还是知道了，好多跑在泥路上，往我们怀里扑。我是心最硬的——我特么总是心最硬的，我眼圈都没红，我拖着行李被孩子们鼻涕眼泪地抓着衣服，他们抢我们行李，让我们不得不拖着他们一起行进。我一米八五的队长默默流着眼泪，24K们更是哽咽出声，而我像个老巫婆一样企图把这场傻眼闹剧尽快收场——</text:span><text:span text:style-name="T3"><text:line-break/></text:span><text:span text:style-name="T1">——直到我听到对岸有娃娃在喊我们。</text:span><text:span text:style-name="T3"><text:line-break/><text:line-break/></text:span><text:span text:style-name="T1">我抬眼看过去，只看见对面山上，十几个 六七岁、八九岁的娃，对着我们疯狂招手和哭喊——他们不知道我们要走了，现在是看到我们了。我看到孩子们小小的脸，喊破音的声儿，突然喉头咕咚一下，有点紧。</text:span><text:span text:style-name="T3"><text:line-break/></text:span><text:span text:style-name="T1">可突然间，对面山上的孩子，就往山崖下面溜了。扑簌簌——从山坡上往河里滑。</text:span><text:span text:style-name="T3"><text:line-break/></text:span><text:span text:style-name="T1">我喊，诶不要过来！</text:span><text:span text:style-name="T3"><text:line-break/></text:span><text:span text:style-name="T1">可是根本拦不住，七八岁的娃们，扑通通——就跳进了大河里，湍急的河水从侧面拍打着他们。我的队友们一下崩溃，也从这边往山下滑，我当时眼圈就红了，我说疯啦你们也滑？！</text:span><text:span text:style-name="T3"><text:line-break/></text:span><text:span text:style-name="T1">我的队友也扑通通！跳水里去了。</text:span><text:span text:style-name="T3"><text:line-break/><text:line-break/></text:span><text:span text:style-name="T1">娃们从对面游过来，他们游过去，一把抱住孩子，再一起往回游。我下到半坡上，搭手抱住孩子，拉住他们——他们都湿透了，湿透的孩子也抱住我，上到路面上都倒在地上。他们湿透地抱着我大哭。</text:span><text:span text:style-name="T3"><text:line-break/></text:span><text:span text:style-name="T1">我也掉眼泪，觉得这真是莫名其妙、不讲道理！</text:span><text:span text:style-name="T3"><text:line-break/><text:line-break/></text:span><text:span text:style-name="T1">后来车来了，小孩子的拳头再攥不住我们，不得不放开手。那个大家都觉得坏就我觉得乖的女娃，站在高速路边又哭，我说赶紧回去，高速路，这儿车太多了赶紧回去。</text:span><text:span text:style-name="T3"><text:line-break/><text:line-break/></text:span><text:span text:style-name="T1">我们坐在车上，感觉似乎是多了些什么，又少了些什么。我们队伍里大多是南方人，上海深圳南京人，从深山里出来，出了八步镇，出了织金，出了毕节，到了贵阳，我们站在公交上，说，卧槽贵阳的路可真平啊。</text:span><text:span text:style-name="T3"><text:line-break/></text:span><text:span text:style-name="T1">我们住了宾馆，不用周末去镇上的公共浴池洗澡，也不必周六去赶集买菜。觉得神奇，神奇于我们竟然真的经历了两三个月要赶集的日子。现在回到 有网有电的地方，一下不知道该干点啥，夜里早早就睡了。</text:span><text:span text:style-name="T3"><text:line-break/><text:line-break/></text:span><text:span text:style-name="T1">第二年有人知道了我们的事，也组织了去那里支教。回来也是一脸傻眼，我们中间还经历了许多其他事，只觉得无可奈何。我年年都想回去看，可又忙又贪心，一直没安排上日程。</text:span><text:span text:style-name="T3"><text:line-break/><text:line-break/></text:span><text:span text:style-name="T1">直到前几年队长给我打电话，说土锅村小学拆了。当地的娃们能去镇上上学了，对岸的那个破村户也没了。我当时只觉得，啊，拆了啊。</text:span><text:span text:style-name="T3"><text:line-break/></text:span><text:span text:style-name="T1">最近看山海情，突然意识到，那个村没了，是迁了吧？</text:span><text:span text:style-name="T3"><text:line-break/></text:span><text:span text:style-name="T1">唉，总算啊，总算。</text:span><text:span text:style-name="T3"><text:line-break/></text:span></text:p>
      <text:p text:style-name="P1"><text:span text:style-name="T1">陳真   |  2021.01.28 03:37   |   </text:span><text:a xlink:type="simple" xlink:href="http://palinfo.habago.org/Entry?Command=Information_PrintForum#FORUM40267"><text:span text:style-name="T2">#</text:span></text:a></text:p>
      <text:p text:style-name="P3"><text:span text:style-name="T1">與前輩一席談(15)</text:span><text:span text:style-name="T3"><text:line-break/><text:line-break/></text:span><text:span text:style-name="T1">陳真</text:span><text:span text:style-name="T3"><text:line-break/><text:line-break/></text:span><text:span text:style-name="T1">2021. 01. 28.</text:span><text:span text:style-name="T3"><text:line-break/><text:line-break/><text:line-break/></text:span><text:span text:style-name="T1">政治上的事，寫來滿紙汙穢。寫這種東西，對寫的人來說，或多或少都是一種傷害，很無奈，我們居然得花時間去寫這樣一種明明白白根本無須多加說明的骯髒事與罪行。</text:span><text:span text:style-name="T3"><text:line-break/><text:line-break/></text:span><text:span text:style-name="T1">這類骯髒罪行並不是一件兩件或十件八件，不是偶發，而是無日無之，罄竹難書。最讓我感到不解的是：到底是要智能低下到何種程度的人，才會去支持這樣一個無惡不作品性卑劣的人渣黨。</text:span><text:span text:style-name="T3"><text:line-break/><text:line-break/></text:span><text:span text:style-name="T1">黨外時代，雖然資訊封鎖得很厲害，但是，關於基本價值與基本是非對錯之事，從來都不是一個問題；舊黨國總是會想要掩蓋己身醜陋之作為，哪怕十分細微之過錯，也想遮掩，為什麼呢？因為就連舊黨國本身也在乎善惡美醜。</text:span><text:span text:style-name="T3"><text:line-break/><text:line-break/></text:span><text:span text:style-name="T1">在那個所謂白色恐怖的年代或稍後的威權年代，美醜對錯與善惡本身依舊彰顯，人們在這方面的認知是完全一致的，人們對於善惡美醜與基本是非價值的熱情與義憤並沒有受到任何傷害與扭曲。</text:span><text:span text:style-name="T3"><text:line-break/><text:line-break/></text:span><text:span text:style-name="T1">因此，在那個年代，說服群眾相對來講是十分容易的，我只遇過一兩次失敗的例子。一般來講，任何人，只要他願意給我一點點時間，比方說一兩小時，我就能夠讓他從一個忠於舊黨國的支持者，變成一個反對者。</text:span><text:span text:style-name="T3"><text:line-break/><text:line-break/></text:span><text:span text:style-name="T1">這不是因為我辯才無礙，而是因為事實勝於滔滔雄辯；更重要的是，人們依舊「在乎」善惡對錯--請注意「在乎」二字之根本重要性。你只要能夠清楚指出國民黨或蔣家的邪惡作為與謊言，人們立即就會棄它而去，對它唾棄。這也是為什麼彭明敏曾經在海外揚言，只要國民黨同意讓他在島內自由演講三個月，他就能夠讓國民黨垮台的原因。</text:span><text:span text:style-name="T3"><text:line-break/><text:line-break/></text:span><text:span text:style-name="T1">大家懂這意思嗎？也就是說，舊黨國年代，雖然資訊嚴密封鎖得滴水不漏，但人們的價值體系與道德感卻依舊完整。一件事，如果它是錯的，可恥的，非法的，道德敗壞的，那麼，不管誰來做它都一樣可恥，一樣有罪，一樣道德敗壞。</text:span><text:span text:style-name="T3"><text:line-break/><text:line-break/></text:span><text:span text:style-name="T1">但是，過去這二十幾年來卻不是這樣，道德解體，價值崩盤，就連所謂法治都像兒戲一般可笑；你看看所謂高等法院對於大腸花的判決說詞，就知其荒唐可恥，存心胡扯瞎掰。整個台灣變成這樣：</text:span><text:span text:style-name="T3"><text:line-break/><text:line-break/></text:span><text:span text:style-name="T1">只要顏色對了，就什麼都對，只要能傷害異已，手段越是卑劣無恥，卻反而越是英雄；一切基本是非善惡、人品、道德與法治，徹底摧毀，完全服膺於顏色。</text:span><text:span text:style-name="T3"><text:line-break/><text:line-break/></text:span><text:span text:style-name="T1">就算是黑幫，也依舊保有基本的、且具有內在一致性的善惡標準，但是人渣黨沒有，它的惟一標準就是顏色，而顏色則僅僅意味著個人私利與權位的掠奪與相互利益結盟。</text:span><text:span text:style-name="T3"><text:line-break/><text:line-break/></text:span><text:span text:style-name="T1">如果這只是一個黨的問題，那我們就想辦法把這個黨給消滅就好了，但是問題顯然不僅僅是一個黨，而是一整個台灣社會基本上已經不再把是非善惡當一回事；只要顏色不對，只要非綠，只要非我族類，就是敵人，而任何「殺敵」的手段都會被視為合理、正當且神聖。</text:span><text:span text:style-name="T3"><text:line-break/><text:line-break/></text:span><text:span text:style-name="T1">反之，只要綠油油，只要是「自己人」，不管怎麼扯爛污都沒關係，不管怎麼造謠抹黑，不管如何滿口謊言 (綠營講的話，幾乎沒有一句可信)，統統都無所謂，照樣熱烈擁戴。你指出人渣黨的再多惡行也不會有用，因為它的支持者根本不在乎，甚至還會以之為榮，爭相參與在惡行之中。這恐怕才是台灣最大的一個問題。</text:span><text:span text:style-name="T3"><text:line-break/><text:line-break/></text:span><text:span text:style-name="T1">以人民辛苦血汗錢及大小權位所豢養的網軍、主流媒體以及數不清的文人走狗與御用學者，更是成為這個邪惡犯罪集團無惡不作的最得力打手。你能說這是一種政治問題嗎？當然不是。這根本不是任何政治立場或政治主張的問題，而是已經偏離所有的常識與基本是非，是一種病態，一種道德與價值體系的崩盤解體以及喪失基本理性的瘋狂。</text:span><text:span text:style-name="T3"><text:line-break/><text:line-break/></text:span><text:span text:style-name="T1">我表達能力不好，希望大家能聽懂我在說的那個微妙的意思；恰恰是在這樣一個意義上，我們的一切言詞與作為才具有它應有的深度與內涵。我們終究不是在談政治，至少我不是，而是在談價值，談基本理性，談事物理當如何的一種無可爭議的本質。</text:span><text:span text:style-name="T3"><text:line-break/><text:line-break/></text:span><text:span text:style-name="T1">長年以來，我始終不太願意受訪，原因之一就是我知道人們只是想聽他們想聽的那些廉價譴責與修辭，而不是真的想理解我在說些什麼。人們只是想聽一些簡短的立場表白或謾罵修辭。痛罵人渣惡行當然是好事，但你總該弄清楚我到底是在罵些什麼。</text:span><text:span text:style-name="T3"><text:line-break/><text:line-break/></text:span><text:span text:style-name="T1">不管你是紅藍綠，我都很可能根本不是你的同志，因為我在意的終究不是某種顏色「本身」。我之所以支持又紅又統，並不是因為紅或統的立場本身，而是因為它充份代表了某種善。哪一天，當它在大方向上偏離了善，我會毫不猶豫站在它的對立面。</text:span><text:span text:style-name="T3"><text:line-break/><text:line-break/></text:span><text:span text:style-name="T1">島內或兩岸事務如此，即便是國際政治也一樣，政治事務本身並非重點，事物之所應然的本質才是問題的核心；你要採取何種主張或立場，我沒意見，但你不能睜眼說瞎話，不能滿口謊言，不能每天造謠抹黑，不能顛倒是非黑白，不能摧毀價值的基本一致性；總不能壞事做絕者變成救世主，而良善正直者卻反而被說成魔鬼。</text:span><text:span text:style-name="T3"><text:line-break/><text:line-break/></text:span><text:span text:style-name="T1">身為早期公開掛牌運作的黨外人士，身為民進黨建黨黨員，我的年少時光與青年時代的所有好朋友，幾乎全是所謂同志，許多更是情同手足，如同家人。你要知道，與「家人、手足」反目、割袍斷義，是一種什麼樣的心情，得承受什麼樣的失落與痛苦。</text:span><text:span text:style-name="T3"><text:line-break/><text:line-break/></text:span><text:span text:style-name="T1">我從1998-1999年開始反對民進黨，與所有同志、好友們開始站在對立面，原因總結來說只有一個，與其說是因為這個黨透過所謂「愛台灣」的政治操弄及炒作族群仇恨，開始走向極右法西斯，不如說是因為我發現它企圖摧毀一整個基本價值體系，炒作仇中反華，並且塑造一種「不問是非只問敵我、以顏色為最高判準」的病態文化，藉此為個人謀取權位私利，並且持續洗腦、荼毒下一代。這也就是我早在20多年前，決定公開與這個黨及同志好友們決裂的惟一原因。</text:span><text:span text:style-name="T3"><text:line-break/><text:line-break/></text:span><text:span text:style-name="T1">為何這原因如此重要？因為基本是非善惡的內在一致性，毫無疑問是任何一個社會之所以能夠永續存在與發展、並且適合人類生存的一個基礎；摧毀這樣一個基礎，它將會成為一個瘋狂的叢林社會，人渣將會是這個病態社會的主宰。</text:span><text:span text:style-name="T3"><text:line-break/><text:line-break/></text:span><text:span text:style-name="T1">維根斯坦說過一句話我很能認同，他說「誰能知道社會據以發展的法則？」意思是說，社會是個生命體，而生命各有其生存形式與發展方式，你很難說某一種社會發展理論必然是最好的，更不用說什麼惟一了。因此，我從不為理念而來，我也不打算依附任何既有的路線與派別，左也好，右也罷，我對這些概念或意識形態本身並無必然依附。</text:span><text:span text:style-name="T3"><text:line-break/><text:line-break/></text:span><text:span text:style-name="T1">我所在意的，不是概念，不是理論，甚至不是任何議題，而是人事物之所應然與必然。我能夠想像一個具有不同自然法則的世界，我能想像不同的數學體系，我甚至能想像不同的道德世界，但我沒法想像內在完全不一致的美學與價值體系，我不知道一個人得讓自己的心智與人格扭曲到何種地步，然後才能適應這樣一種「去道德」、「去美學」的病態世界。</text:span><text:span text:style-name="T3"><text:line-break/><text:line-break/></text:span><text:span text:style-name="T1">就算飛禽走獸也有一致性的「眼光」，一致性的作為，一致性的生存判準，但是，人渣當道的瘋狂社會，卻連這樣一個生存基礎也要摧毀。</text:span><text:span text:style-name="T3"><text:line-break/><text:line-break/></text:span><text:span text:style-name="T1">我們之所以認為這樣一個人渣黨應該繩之以法，應該用理性與道德的力量讓它從地球上消失(我不相信武力本身可以帶來理性與反省)，跟它主張台獨與否一點點關係都沒有。這個黨之所以應該被「消滅」，純粹就是因為這是一個犯罪集團，無惡不作，品性卑劣敗壞到極點，更因為它摧毀了一整個價值體系，摧毀了一個社會賴以建立、人與人之間的互動藉以取得意義的基礎。</text:span><text:span text:style-name="T3"><text:line-break/><text:line-break/></text:span><text:span text:style-name="T1">這裏頭也許有兩個問題需要澄清，一是行為主義，一是正面 (positive) 陳述。簡單說，我並不是在提倡一種頭腦單純的「道德行為主義」，我並不是說每個行為本身具有同等內涵。相反地，每一個行為當然得放在它所屬的「意義範疇」底下來理解。</text:span><text:span text:style-name="T3"><text:line-break/><text:line-break/></text:span><text:span text:style-name="T1">其次，我也不是在鼓吹任何一種正面陳述，我不認為我們能夠知道「什麼才是對的」，但我們卻能夠清楚知道「什麼一定是錯的」，就如同我不知道什麼是健康，但我知道什麼是病。</text:span><text:span text:style-name="T3"><text:line-break/><text:line-break/></text:span><text:span text:style-name="T1">也就是說，我並不是要建立起任何一種道德指南或正面陳述之價值體系，我甚至不在意這樣一個價值與美學體系該具有什麼樣的「內容」，我只在意它「必須存在」，因為它是一種「大寫的基礎」；套用維根斯坦的術語來說，它是一切善惡是非取得意義並得以運作的一種「基石」(bedrock) 或「軸承」(hinge)，就如同我們必須在各種數學公設與定理下才有可能建立起一套數學體系一般。如果「一加一不一定等於二」，如果「『若p則q』不一定等同於『非q則非p』」，那麼，一切數學與邏輯都得崩盤。</text:span><text:span text:style-name="T3"><text:line-break/><text:line-break/></text:span><text:span text:style-name="T1">前輩事實上比我還更清楚人渣黨之邪惡及其「黨國餘孽與特務」之基因成份，他告訴我很多我過去不知道的恐怖事實。島嶼雖小，島內政治之陰暗與邪惡卻無比巨大，遠超乎正常人性的想像。因此，前輩在過去十幾年來不斷呼喚諸多藍綠當權者必須「認罪」，必須「戴罪立功」，而非「懷罪施政」，繼續維持「黨國餘孽與特務」之身份，繼續危害島嶼。</text:span><text:span text:style-name="T3"><text:line-break/><text:line-break/></text:span><text:span text:style-name="T1">前輩並努力想要促成舊黨國政治檔案之公佈，並非為了究責，而是為了讓公義得以彰顯。他並以俄國領導人普丁為例，希望當權者能夠勇於承認一己之「黨國餘孽與特務」身份，揭露背後真正操盤手的權力結構，台灣才有可能走出一條康莊大道，而不要連學歷資料都要透過列為三十年機密來硬拗到底。</text:span><text:span text:style-name="T3"><text:line-break/><text:line-break/></text:span><text:span text:style-name="T1">在這一點上，我並沒有什麼特別的異議，但有一點我是完全不認同的，那就是：普丁過去是KGB的特務，這並不是一個污點。為什麼呢？因為不管普丁過去是特務也好，現在是總統也罷，他之所作所為，不論行為本身是否對錯或有所爭議，基本上他都是為了俄國的利益。</text:span><text:span text:style-name="T3"><text:line-break/><text:line-break/></text:span><text:span text:style-name="T1">但是，人渣黨卻不然。他們的一切惡行，完全就是為了私利與個人權位，貪婪無度，吃相極其難看，毫無善念，怎能拿來和普丁相比？普丁即便有功有過，但他仍是俄國的英雄，但是人渣黨卻是一群貪婪猥瑣的政治寄生蟲，拼命吸食島嶼的最後一點血液以滿足權位私慾，摧毀島嶼藉以發展的最後一線生機。</text:span></text:p>
      <text:p text:style-name="P1"><text:span text:style-name="T1">張萬康   |  2021.01.26 06:45   |   </text:span><text:a xlink:type="simple" xlink:href="http://palinfo.habago.org/Entry?Command=Information_PrintForum#FORUM40266"><text:span text:style-name="T2">#</text:span></text:a></text:p>
      <text:p text:style-name="P2"><text:span text:style-name="T1">Yu-Li Chang好：</text:span><text:span text:style-name="T3"><text:line-break/></text:span><text:span text:style-name="T1">謝謝你介紹！因為我也想。這部戲各方面都太好了。特別一提的是，本劇講到福建一個單位被派命支援西北發展，所以福建口音的普通話、福建方言也登場（好像在第五集開始），這在中華史地的基本組成概念也是充分顯示出了，但不洗腦，做得很自然！因為是真情，也是實事。</text:span><text:span text:style-name="T3"><text:line-break/><text:line-break/></text:span><text:span text:style-name="T1">昨天清早我在大陸的豆瓣網站發短評如下：</text:span><text:span text:style-name="T3"><text:line-break/><text:line-break/></text:span><text:span text:style-name="T1">2021-01-25 06:27:53</text:span><text:span text:style-name="T3"><text:line-break/><text:line-break/></text:span><text:span text:style-name="T1">★★★★★</text:span><text:span text:style-name="T3"><text:line-break/><text:line-break/></text:span><text:span text:style-name="T1">這部戲劇的第一集讓我想到80年代電影「老井」。本劇中，吊庄造鎮的偉大，不下於深圳。還可以聽到西北方言和福建方言，而且不是當作嘻皮笑臉的花絮來呈現，沒有貶低感、搭配感、刻意感，只是真實。編、導、演員們都那麼優秀。改天我再多寫一點。感慨啊。感慨啊。</text:span><text:span text:style-name="T3"><text:line-break/><text:line-break/></text:span><text:span text:style-name="T1">◎</text:span><text:span text:style-name="T3"><text:line-break/><text:line-break/></text:span><text:span text:style-name="T1">在大陸上有些人不自覺地把中原、京腔抬得很高，據說有些內地人在北京談生意，普通話不夠好是會被看不起的。所以山海情透過「語言」傳遞出正向的觀念是好事。</text:span><text:span text:style-name="T3"><text:line-break/><text:line-break/></text:span><text:span text:style-name="T1">陳映真在1978年一篇文章的最後幾句是：「讓我們在海內外愛國的中國人所一致關切和喜愛的，在台灣成長起來的民族文學上，共同克服中原沙文主義和地方分離主義，團結起來！」</text:span><text:span text:style-name="T3"><text:line-break/><text:line-break/></text:span><text:span text:style-name="T1">（建議先把「民族文學」四字拋開，改成「任何事情」或「重要事情」來看比較好理解，這段也是成立的。）</text:span><text:span text:style-name="T3"><text:line-break/><text:line-break/></text:span><text:span text:style-name="T1">他之所以這樣說，因為他認為台灣有些人認為中國邊陲地區的人沒文化、不愛中國是錯的，文化絕不比中原差。而對此不平的情緒，也提供了台獨養分，有些是本就歧視中國的皇民派，有些則是受了外省人的氣的人（有的人是真的被氣到，有些可能是階級問題但他歸咎到外省），我想他早已看見有這樣的思想病苗，所以他這句「共同克服中原沙文主義和地方分離主義，團結起來」至關重要。問題是對中原、中州正韻、大中華意識懷以自大心態的國民黨大官，不懂去採納陳映真及其同志的看法（因為他們左）。所以在我來看，藍營先沒把台灣在文化基本認知這塊的觀念搞好，也才造成後來的台獨、今日台灣南波萬的一種囂狂低智。台獨當成一種主張並沒什麼，但仇中、優越感很強，這就很腦殘和低格了。也所以藍綠也一起講反共，看不起大陸人。我不是說綠營如此糟糕全是因為藍營害的，或可以用「這只是對藍營的一種正常反撲」來開脫，只是說老年代的國民黨也有責任。用大白話說，以前國民黨混球或無知，也不表示之後和今日之民進黨可以更下作。</text:span><text:span text:style-name="T3"><text:line-break/><text:line-break/></text:span><text:span text:style-name="T1">藍營從來不曾提出過啥文化論述，只能喊口號講復興中華文化、反共抗俄、台灣是民主燈塔、台灣是不沉的航空母艦。現在的藍營還是沒論述，連自己是中國人都不敢講。做兩岸遠景的制度設計者是張亞中，但這不是文化面，何況張亞中一直是邊緣人，藍營的反共派根本不聽他講。藍營想起死回生，必須在平時和選舉時都敢直接且主動講自己是台灣人也是中國人，不然滅得更快。</text:span><text:span text:style-name="T3"><text:line-break/><text:line-break/></text:span><text:span text:style-name="T1">台灣很好笑，愛講自己是多元民族啥的，其實大陸、中華人民共和國也是啊，全世界哪個國家不是呢？這也是《山海情》大量使用西北方言和加入福建方言之可愛。</text:span><text:span text:style-name="T3"><text:line-break/><text:line-break/></text:span><text:span text:style-name="T1">藍綠白都該看山海情。以前李登輝還敢講自己愛看《雍正王朝》，台灣現在更是無知且可鄙。我很討厭李登輝的嘴臉，絕非捧他之意。</text:span><text:span text:style-name="T3"><text:line-break/><text:line-break/></text:span><text:span text:style-name="T1">◎</text:span><text:span text:style-name="T3"><text:line-break/><text:line-break/></text:span><text:span text:style-name="T1">如果台灣內部都能有一個「中國是大家的、中國（華人世界）本就有各種地域風格」觀念認知，情感無形中就拉近了，至於談哪一種民主才該在大陸或台灣搞起來反倒是其次，彼此尊重對方當前的體制，彼此學習。很多台灣人認為不必跟大陸學習是錯的，該看看山海情。容隔再說一次，該看看山海情。（「隔」是西北話「我」的發音。）</text:span><text:span text:style-name="T3"><text:line-break/><text:line-break/></text:span><text:span text:style-name="T1">大陸今天能發展出這樣好的規模，也是從西方和台灣來學習的，甚至我還認為學得太多，不然可以狀況更好。因為高度的資本主義化（自由經濟市場那套）讓小市民和勞工成為受害者。或許說「受害」太重了，這得看是誰，不必總結歸納類型，但大陸北上廣深不少「勞碌命」的人是事實，和台灣、東亞一樣是一天除了睡覺都得工作。偏鄉的扶貧很有起色，有明確政策，但都會生態似乎更複雜，更難。</text:span><text:span text:style-name="T3"><text:line-break/><text:line-break/></text:span><text:span text:style-name="T1">可是大陸當局有學習民主嗎？當然有，意識形態上的共產主義本就重視民主，這部分許多台灣人可能聽不懂，先不談（建議反中者先從「為人民服務」這句來想即可），從近的來說，大陸當局在聆聽民意方面，在民主風格上其實都跟西方學習了不少。他們在往一個較好的方面去提昇，反倒西方、台灣下去了，因為迷戀唱自己的這套民主自由。是中國體制好，還是西方多黨制和民選制好，這其實很難討論，主要的問題是出在西方有優越感，很煩人，還熱烈造謠抹黑見不得人好。其實中國除了中共好像還有七個政黨，他們在人大都有提案，共產黨會重視和執行（當然也不是百分百照單全收），我講這些，西方和台灣也不知道。所以台灣不要一直自己體制當機了還要講中國體制不好，不是體制的問題而是要看做得好不好。而是要看一國一地如何在現有體制下做善妥的修正。</text:span><text:span text:style-name="T3"><text:line-break/><text:line-break/></text:span><text:span text:style-name="T1">「為人民服務」爛起來只是口號，但要真的來，那股勁兒和用心用情，能量何其大。台灣或西方的多黨兩黨制和民選制一爛起來也是永不見天日。它如果好起來，那是兩黨彼此監督且合作但不是光只鬥爭，問題是能嗎？這種民主設計起先說是因為預設人性本惡，所以要監督與協商，搞半天其實太理想化，這是我們通過經驗後更清楚發現的。彼此監督是不讓執政黨惡質，但搞成朝野一窩子爛。不能談兩岸一家親，但可以藍綠和各黨各派一起爛，兩岸一家仇掛帥優先。不能學馬英九印消費券的方式哦，要創造一張換三張的怪券。不能學大陸普篩、快篩哦，為何自費篩檢要很貴但原因不敢說。根本沒自信。氣虛。可明明氣虛又要買武器。我家附近的一家烤肉飯本來70元的便當漲了5元，老闆娘答覆我因為豬肉漲了，換言之萊豬來了。政府和覺青挺川普的理由是川普會保衛台灣，奇怪那你自己少挑釁中國不就成了，搞成自己急壞了，滿腔的失落感。</text:span><text:span text:style-name="T3"><text:line-break/><text:line-break/></text:span><text:span text:style-name="T1">據悉，一般來講，在大陸上人民受欺凌或弱勢挨餓了，申訴之後會得到幫忙，但台灣很難，官僚系統和黨派利益盤根錯節。大陸很多不OK的地方但大方向在提昇，日前「墨茶死亡事件」是一種比較新出現的問題，因為他的父母不是窮人家但這個青年人陷入某種遠離家庭、抽離人間的局面，心靈出現問題，不巧又生了大病（鼻腔的瘤）、或苦惱的病症（糖尿病）。很多青年對父母反感，茫然，這也涉及老社會和現代社會相溶的問題（譬如幾歲就要嫁娶！賺多少！大陸父母這方面比較思想老，台灣以前也是，如今給孩子放飛的比較多，覺孩子單身也好。這只是相對來說，其實台灣人也重視「男大當婚、女大當嫁」以及用各種物質條件去打量交友與婚姻）。如何幫助這種邊緣青年，當局要想點法子。想必大陸在社會各面向上還有很多不OK的地方，試問台灣是不是也有很多不OK的地方？美國法國日本是不是也社會狀況千頭萬緒？</text:span><text:span text:style-name="T3"><text:line-break/><text:line-break/></text:span><text:span text:style-name="T1">◎</text:span><text:span text:style-name="T3"><text:line-break/><text:line-break/></text:span><text:span text:style-name="T1">《山海情》比管虎在《八佰》、《金剛川》做的方言呈現更自然。前者是電視劇集，後二者是電影，但至少都是影視，讓我不由得想到這個。當然抗戰、朝鮮戰爭都有各路方言口音的中國人參與是沒錯的，管虎要加入方言是沒錯的，但……這導演在這兩片中很煽情又自認很懂藝術又想說教又自居叛逆，整個人不大誠懇，我覺是個狹隘且反共崇美的人。我不是扣帽子，我相信他也很愛中國但大概他平時自認更愛真理，問題他的「真理」在心態上挺扭曲的。而他的扭曲和大陸搞創作和出版的人受到限制，也不是全沒關聯，所以公開上我也不想太鄙視他。</text:span><text:span text:style-name="T3"><text:line-break/><text:line-break/></text:span><text:span text:style-name="T1">◎</text:span><text:span text:style-name="T3"><text:line-break/><text:line-break/></text:span><text:span text:style-name="T1">「讓我們在海內外愛國的中國人所一致關切和喜愛的，在台灣成長起來的民族文學上，共同克服中原沙文主義和地方分離主義，團結起來！」</text:span><text:span text:style-name="T3"><text:line-break/><text:line-break/></text:span><text:span text:style-name="T1">這段鄙人前面提及「民族文學」四字可拋開，其實「愛國」二字也可拋開。因為許多人不懂陳映真等老一輩為何那麼愛國，或為何要提到愛國。大陸自由派的覺青、文青也是聽到愛國會怕。我說，其實「愛國」只是羅大佑唱「將進酒」的心情。完了！裡面歌詞唱到黃河，台灣從90年代就開始談濁水溪比黃河重要！所以我越描越黑了。在此我只能用大白話來闡述愛國。什麼是愛國？它只是一種「社會這樣下去是不行噠」的心情。只是陳映真用愛國一詞來濃縮了（誠然他的時代背景直扣戰爭的摧殘威脅和民族浩劫所以自然而然脫口就是愛國）。它當然不是小粉紅、藍綠憤青、美國兩黨在狂呼的那種愛國，或啥愛中國愛華夏愛台灣愛美國。他們只是想幹倒對立面，哪是愛國。從運動、鬥爭來說幹倒對立面或許是天經地義，但他們更煩人的是不擇手段。好比愛打牌又沒牌品，好比套句流行語：不講武德。</text:span><text:span text:style-name="T3"><text:line-break/><text:line-break/></text:span><text:span text:style-name="T1">◎</text:span><text:span text:style-name="T3"><text:line-break/><text:line-break/></text:span><text:span text:style-name="T1">這部電影也很值得看：《冰雪11天》</text:span><text:span text:style-name="T3"><text:line-break/><text:line-break/></text:span><text:span text:style-name="T1">我不知道2008年廣州春運的事居然2012年早已搬上螢幕。搜到很有點激動。好看啊本片。愛屎馮遠征、劉樺等三個主角。點線面各路人馬的編導設計太棒了。缺點是有些地方可以更粗暴，更真實，更暗黑一點，不過也意思到了真的。</text:span><text:span text:style-name="T3"><text:line-break/><text:line-break/></text:span><text:span text:style-name="T1">跌跌撞撞奮勇前行的坎坷路。</text:span><text:span text:style-name="T3"><text:line-break/><text:line-break/></text:span><text:span text:style-name="T1">要加油，以中國人為榮。但必須切實牢記，不光中國偉大，全世界人民都很偉大，都很英勇睿智，也都很瞎。必須平常心，以中國為榮但不要把中國看太高。人都是一樣的，不分膚色地域。要用愛滋潤全中國全世界。從自己做起，但求心安理得。</text:span><text:span text:style-name="T3"><text:line-break/><text:line-break/></text:span><text:span text:style-name="T1">十分了不起的主旋律片，比美國片那套家庭倫理核心還生活化，很不容易，處處都到位。</text:span><text:span text:style-name="T3"><text:line-break/><text:line-break/></text:span><text:span text:style-name="T1">（以上摘自我發在大陸豆瓣的日記）</text:span><text:span text:style-name="T3"><text:line-break/><text:line-break/></text:span><text:span text:style-name="T1">◎</text:span><text:span text:style-name="T3"><text:line-break/><text:line-break/></text:span><text:span text:style-name="T1">《冰雪11天》的載點我不方便講，但有個7分鐘的視頻值得看！這段從電影中剪出不少畫面，連結：</text:span><text:span text:style-name="T3"><text:line-break/><text:line-break/></text:span><text:span text:style-name="T1">「冰雪11天：中国为什么成为基建狂魔？2008年广州火车站发生了什么」</text:span><text:span text:style-name="T3"><text:line-break/><text:line-break/></text:span><text:a xlink:type="simple" xlink:href="https://www.youtube.com/watch?v=JREGSMao5oY"><text:span text:style-name="T4">https://www.youtube.com/watch?v=JREGSMao5oY</text:span></text:a><text:span text:style-name="T3"><text:line-break/><text:line-break/></text:span><text:span text:style-name="T1">這部電影實在好看啊。這個視頻也很棒！沒時間看電影請一定要看這個7分鐘視頻，二者都可以看到中國的歷程。男主角馮遠征，最初我是看《非誠勿擾1》他客串演一個老Gay，我超喜歡他。</text:span><text:span text:style-name="T3"><text:line-break/></text:span></text:p>
      <text:p text:style-name="P1"><text:span text:style-name="T1">Yu-Li Chang   |  2021.01.26 00:41   |   </text:span><text:a xlink:type="simple" xlink:href="http://palinfo.habago.org/Entry?Command=Information_PrintForum#FORUM40265"><text:span text:style-name="T2">#</text:span></text:a></text:p>
      <text:p text:style-name="P3"><text:span text:style-name="T1">推薦大家看看這部影片。它講述了中國持續了超過20年的扶貧政策，是如何的從無到有地把一片在賀蘭山東麓的戈壁灘，經由跨省合作的方式，在一代人吃了兩代人的苦之後，變成新的塞上江南的經過。如果用“閔寧村”為keyword在網上找，很容易找到這個影片的原型，而這只是中國扶貧成果眾多成果中的一個而已。這是中國解決問題的辦法，扶貧先扶志，而不是僅僅發救濟金，更不是 把自己的問題向外輸出變成別人的問題。想想看如果中國向外輸出貧困人口，不用多，就以1981年統計數字（8。35億）的百分之一好了，有哪個國家或地區能夠處理？中國把問題限制並解決於國境之內，這是不僅是為了那些貧困人口，為中國自己，更是為全世界人類做出的極大貢獻。沒有特效藥，沒有萬靈丹，而是先有了一個願景，再有政策的製定與長時間一貫的執行，行政體系的配合，加以資源技術的注入和人民的勤奮，解決了一個一個的問題，一步一步的走到今天的局面。想想看如果換成了每四年選舉一次兩黨競爭的製度，凡不是本黨的就要反對，以黨的勝選而非以國家人民的利益為優先的政治體系下，能有這樣的從根本上解決問題的成果嗎？</text:span><text:span text:style-name="T3"><text:line-break/></text:span><text:a xlink:type="simple" xlink:href="https://youtube.com/playlist?list=PLUg6CGAXr7pktTjLdLYzBtgpjUMgUfkaZ"><text:span text:style-name="T4">https://youtube.com/playlist?list=PLUg6CGAXr7pktTjLdLYzBtgpjUMgUfkaZ</text:span></text:a><text:span text:style-name="T3"><text:line-break/></text:span></text:p>
      <text:p text:style-name="P1"><text:span text:style-name="T1">怡靜   |  2021.01.25 23:39   |   </text:span><text:a xlink:type="simple" xlink:href="http://palinfo.habago.org/Entry?Command=Information_PrintForum#FORUM40264"><text:span text:style-name="T2">#</text:span></text:a></text:p>
      <text:p text:style-name="P2"><text:span text:style-name="T1">陳真說台灣人之所以如此仇中反華是洗腦所致，但我在網路曾看過一些網友對這類說法</text:span><text:span text:style-name="T3"><text:line-break/></text:span><text:span text:style-name="T1">不以為然，他們的想法是，哪有那麼容易被洗腦。</text:span><text:span text:style-name="T3"><text:line-break/><text:line-break/></text:span><text:span text:style-name="T1">說到這，我妹妹才跟我說，她今天去便利超商繳錢，剛好聽到超商的老闆跟員工開玩笑說，如果你敢講阿共的壞話，就會像新疆的人一樣被抓走....，我妹說她當場很想翻白眼。</text:span><text:span text:style-name="T3"><text:line-break/><text:line-break/></text:span><text:span text:style-name="T1">在台灣即便是討厭人渣黨的人都可能在某種程度上輕(視)中，以我自身的經驗來說，</text:span><text:span text:style-name="T3"><text:line-break/></text:span><text:span text:style-name="T1">我有兩位朋友，不算仇中，討厭人渣黨，我常對之"反洗腦"，會跟他們講一些有關大陸的事情，大抵上他們都挺認同的，然而在幾次言語中我還是嗅到了，他們其實還是對大陸有一定程度的"排斥"，譬如有一天我提到最近空氣不太好，朋友A 馬上張口一來，</text:span><text:span text:style-name="T3"><text:line-break/></text:span><text:span text:style-name="T1">都是大陸的空汙飄過來，我當時很想脫口而出，你說甚麼鬼啊。但我不訝異他會有這種想法，因為幾年前台灣的媒體曾經大肆報導有關大陸空污的問題，然後說那些都會隨著氣流甚麼的飄過來台灣。(是不是真的這樣，沒有人在乎吧，反正人們輕易的相信了)</text:span><text:span text:style-name="T3"><text:line-break/><text:line-break/></text:span><text:span text:style-name="T1">另外有一天，我跟朋友B討論到大陸抗擊新冠疫情，我說大陸是全世界做得最好的國家，沒有之一，人民也很配合政府的政策，皆下來他說一句，因為他們是極權國家，我想他口中的極權應該是個負面的用語，他大概想表達，因為是極權國家，所以才這麼聽政府的話，好在他沒有接著跟我說民主自由，否則我會跟他說，不好意思，那些越民主越自由的國家，確診人數和死亡人數也是成正比。</text:span><text:span text:style-name="T3"><text:line-break/><text:line-break/></text:span><text:span text:style-name="T1">1/23是武漢封城一周年，西方媒體當然不會放過這個機會大做文章。微博的網友常說西方媒體</text:span><text:span text:style-name="T3"><text:line-break/></text:span><text:span text:style-name="T1">在報導有關中國的影片總是喜歡用"陰間濾鏡"來拍攝，影片裡的中國永遠是灰灰濛濛的陰暗色調，報導其他國家就不會這樣，昨天在微博上一位網友C因為這事和其他人筆戰起來了，一些網友認為網友C太敏感了，人家要怎麼拍你管得著嗎? 網友C說，難道媒體一點責任都沒有嗎?</text:span><text:span text:style-name="T3"><text:line-break/><text:line-break/></text:span><text:span text:style-name="T1">我想起阿桑奇說過的 " I've discovered is that nearly every war that has started in the past 50 years has been a result of media lies.</text:span><text:span text:style-name="T3"><text:line-break/></text:span><text:span text:style-name="T1">The media could've stopped it if they had searched deep enough;</text:span><text:span text:style-name="T3"><text:line-break/></text:span><text:span text:style-name="T1">if they hadn't reprinted government propaganda they could've stopped it."</text:span><text:span text:style-name="T3"><text:line-break/><text:line-break/></text:span><text:span text:style-name="T1">剛剛讀完底下這篇文章，文章很長，很普通的常識，但是主流媒體不會出現這種文章</text:span><text:span text:style-name="T3"><text:line-break/><text:line-break/></text:span><text:span text:style-name="T1">The War on China by Izak Novák</text:span><text:span text:style-name="T3"><text:line-break/></text:span><text:a xlink:type="simple" xlink:href="https://izaknovak.wordpress.com/2020/04/17/62/"><text:span text:style-name="T4">https://izaknovak.wordpress.com/2020/04/17/62/</text:span></text:a><text:span text:style-name="T3"><text:line-break/><text:line-break/></text:span><text:span text:style-name="T1">我認同作者的結論</text:span><text:span text:style-name="T3"><text:line-break/></text:span><text:span text:style-name="T1">China is the future, and the sooner we all educate ourselves on it the better we will be able to interact with China and its millions of communists.</text:span><text:span text:style-name="T3"><text:line-break/><text:line-break/></text:span><text:span text:style-name="T1">看到這後一句，有點熱淚盈眶呢</text:span><text:span text:style-name="T3"><text:line-break/></text:span><text:span text:style-name="T1">Finally of course I can only say thank you to all of the Chinese people and</text:span><text:span text:style-name="T3"><text:line-break/></text:span><text:span text:style-name="T1">their comrades who have given the rest of the world hope for a better future.</text:span></text:p>
      <text:p text:style-name="P1"><text:span text:style-name="T1">李念淨   |  2021.01.25 16:02   |   </text:span><text:a xlink:type="simple" xlink:href="http://palinfo.habago.org/Entry?Command=Information_PrintForum#FORUM40263"><text:span text:style-name="T2">#</text:span></text:a></text:p>
      <text:p text:style-name="P2"><text:span text:style-name="T1">外行人隨便說說<text:line-break/>說到保存巴勒網<text:line-break/>我想到以前有一個叫做時間膠囊的東西<text:line-break/><text:line-break/>1930年代的美國博覽會跟1970年的大阪萬博都有這種東西<text:line-break/>物理上把象徵20世紀的幾樣東西放進特製的盒子中埋起來，可以保證裡面的東西萬年不腐<text:line-break/><text:line-break/>又或者打上太空之類...不過如果是網路上要做成時間膠囊的話反而不是那麼容易，webarchive之類的網路快照也有限制</text:span></text:p>
      <text:p text:style-name="P1"><text:span text:style-name="T1">鄭豐遠   |  2021.01.25 08:30   |   </text:span><text:a xlink:type="simple" xlink:href="http://palinfo.habago.org/Entry?Command=Information_PrintForum#FORUM40262"><text:span text:style-name="T2">#</text:span></text:a></text:p>
      <text:p text:style-name="P3"><text:span text:style-name="T1">之前提到移民，有個網路節目我覺得挺好看，輕鬆而不沉重，如果有空不妨看看。<text:line-break/><text:line-break/>過去在台灣，電視上經常播放各種日本節目，小時候挺喜歡看，但大概從十幾年前開始，我就不再看電視了，特別對日本節目不再感興趣。其中一個原因就是當我更瞭解日本和日本人，知道日本是怎麼看待中國人和台灣人後，心裡生出一種反感。<text:line-break/><text:line-break/>去年，我看了那兩部由日本導演竹內亮拍攝的有關武漢抗疫的紀錄片 (鈺錠告訴我的，不然我根本不會去注意)，看完心裡特別感動，也因此對這個導演心生好感。後來知道他早在 2010 年開始，就逐步拍攝了一系列有關中國及中國人的紀錄片，而且一直定居南京，妻子也是中國人 (是節目製作人)。<text:line-break/><text:line-break/>這陣子我們有空時就會看他的《我住在這裡的理由》系列紀錄片，主要講移民海外的中國人身上的故事。下面這集 (分上/下) 是我們特別喜歡的。像裡頭的這個主角女生，是千千萬萬普通中國人的寫照。面對生活表現得如此淡然、堅毅、勇敢、善良、平實。我能理解那些聰慧者比如羅素，為什麼能夠一百年前中國如此破敗近乎分崩瓦解的狀態下，還能看到中國和中國人不凡的一面。<text:line-break/><text:line-break/>我特別喜歡最後一幕，母子相處時的那幾秒，看著心中有著說不出的感動。<text:line-break/></text:span><text:a xlink:type="simple" xlink:href="https://youtu.be/IEHpnjG8ZEw"><text:span text:style-name="T4">https://youtu.be/IEHpnjG8ZEw</text:span></text:a><text:span text:style-name="T1"><text:line-break/></text:span><text:a xlink:type="simple" xlink:href="https://youtu.be/7ZYAooMtVqI"><text:span text:style-name="T4">https://youtu.be/7ZYAooMtVqI</text:span></text:a></text:p>
      <text:p text:style-name="P1"><text:span text:style-name="T1">鄭豐遠   |  2021.01.25 08:29   |   </text:span><text:a xlink:type="simple" xlink:href="http://palinfo.habago.org/Entry?Command=Information_PrintForum#FORUM40261"><text:span text:style-name="T2">#</text:span></text:a></text:p>
      <text:p text:style-name="P2"><text:span text:style-name="T1">陳真說的，我也有類似感覺。在國外認識的大陸朋友，當知道我們是台灣來的，卻以中國人的身份自居時，往往會表現出驚訝和欣喜，但是我發現他們並不是真的明白一件事，那就是這樣一種理當天經地義的想法，在這個島上卻是多麼稀缺和孤獨的一種存在。朋友說希望以後有機會和我們一起去台灣玩，我說好，但其實我不敢帶朋友去，因為我知道台灣人是什麼德性。台灣對任何外國人都極度友善，唯獨對自己的對岸的骨肉同胞充滿歧視和敵意。<text:line-break/><text:line-break/>我經常在想一件事，那就是有沒有辦法讓巴勒網的這些內容能夠保存百年、千年甚至是永遠，給後世留個見證。網路並非一片祥和草原，而是充滿毒蛇猛獸的叢林，任何美好事物都可能被隨時被吞噬而消失殆盡。我是巴勒網的網管，但個人能力不足，不知道技術上要怎麼實現這樣一個願望。如果有高手願意賜教，請告訴我。我的電郵是 </text:span><text:a xlink:type="simple" xlink:href="http://aconcheng@gmail.com"><text:span text:style-name="T4">aconcheng@gmail.com</text:span></text:a><text:span text:style-name="T1">。</text:span></text:p>
      <text:p text:style-name="P1"><text:span text:style-name="T1">陳真   |  2021.01.25 02:43   |   </text:span><text:a xlink:type="simple" xlink:href="http://palinfo.habago.org/Entry?Command=Information_PrintForum#FORUM40260"><text:span text:style-name="T2">#</text:span></text:a></text:p>
      <text:p text:style-name="P3"><text:span text:style-name="T1">與前輩一席談(14)<text:line-break/><text:line-break/>陳真<text:line-break/><text:line-break/>2021. 01. 25.<text:line-break/><text:line-break/><text:line-break/><text:line-break/>劉旭你好，<text:line-break/><text:line-break/>應該不是從小教育的差異，而是洗腦所致。<text:line-break/><text:line-break/>台灣人不會管你影片中人是否違法，而是會說，中共對「每個人」就是如此「殘暴」。可是，若是在美國，即便當場射殺，台灣人則會稱讚說美國就是有法治，美國警察就是有執法的魄力。<text:line-break/><text:line-break/>台灣人從小到大，不管是在學校或透過電視、報紙與網路，每天被洗腦大陸人就是髒就是亂就是沒水準甚至有毒，而中共就是恐怖惡魔，每天抓人關人殺人虐待人把人當狗當垃圾，危害全世界，毫無人權，是人類的公敵，全世界的人都瞧不起。<text:line-break/><text:line-break/>而我們台灣人，則是全世界都佩服的民主典範，不管什麼都是全世界第一名，全世界的人都好崇拜、好羨慕好佩服我們。但我們台灣人卻受到萬惡共匪的打壓以及大陸人的低級形象所牽累，於是我們台灣人的偉大，我們的好，我們的全世界第一名，並沒有充份讓全世界的人都知道。<text:line-break/><text:line-break/>每天大概就是不斷鼓吹這一套鬼話。一個人從小到大被這樣洗腦與教育，你想，他會變成什麼德性？你說中共好，是個一流良善的黨與政府，他會說你瘋了，叫你滾回中國去；你說大陸社會很多元很有文化很進步，大陸人很好相處很聰明很勤奮很豪爽，他會說你為什麼要睜眼說瞎話，為什麼不愛台灣，為什麼要眛著良心舔中；你說「我愛中國」，他會直接叫你去死一死，中國那麼邪惡，中共那麼腐敗，你還愛它。<text:line-break/><text:line-break/>在台灣，做為一個心智健全的正常人，只能像個異類怪物那樣生活，你根本不可能跟一般人用正常的理性講正常內容的普通常識。<text:line-break/><text:line-break/>當一個人從小到大被洗腦，認定中共、中國或大陸人就是那麼骯髒低級落後邪惡的一種國度與生物時，在他眼裏，他將不可能看到任何真相。只要是正面的，他會說那都是假新聞，全是中共的宣傳。<text:line-break/><text:line-break/>可是，只要是跟中共、中國或大陸人有關的所有抹黑新聞，他都會一概認為必然為真，因為空穴不來風。就算明明知道是假新聞，他也會認為這不影響他既有的判斷。他會說，就算是假新聞，真相還是遠比這個假新聞還更恐怖更惡劣，中共就是把人民當狗那樣虐待與屠殺，根本不把人當人看。<text:line-break/><text:line-break/>反之，當他認定美國或西方就是人類真善美的化身時，你不管告訴他多少血腥侵略的事實，哪怕是上億條人命的屠殺與傷亡，他也會認為那一定是因為背後有更偉大更美好更神聖的目標，不得不然。當然，通常是直接就不相信。他會說，如果侵略屠殺數千萬人是真的，為什麼報紙都沒有報？為什麼都沒聽過有人這樣說。<text:line-break/><text:line-break/>其實，島內藍綠支持者，雖然表面上有某種政治傾向上的區別，但在親美反中這一點上，幾乎沒有什麼不一樣，全是被洗腦的一群，以為美國與西方是良善的，而中共或中國則很糟糕很負面。差別也許只是在於：綠營支持者仇中，而藍營厭中、懼中、輕中；厭惡的厭，畏懼的畏，輕視的輕；厭惡其邪惡，畏懼其殘暴獨裁，輕視其文化落後不文明。<text:line-break/><text:line-break/>你若跟他說，中共是一個正直良善造福全世界人類的偉大政黨與政府，維護世界和平與發展，而大陸社會文化多元且內涵豐富，大陸人民更是善良和平大度包容不卑不亢，台灣99.999%的人會說你舔中，說你眛著良心胡說八道神經病。<text:line-break/><text:line-break/>再說一遍：在台灣，做為一個心智健全的正常人，只能像個異類怪物那樣生活，你根本不可能跟一般人用正常的理性講正常內容的普通常識。<text:line-break/><text:line-break/>前輩夫人收到我的回信之後，又寫信來說我講什麼其實沒用，因為「每個人內心的那份信仰不是任何東西可以撼動」。但我覺得，這句話應該改成：「被洗腦的人們，他們從小到大被灌輸的那些根深柢固的想法，事實上很難透過個人言論來改變。」<text:line-break/><text:line-break/>你頂多只能改變其中極少數人。但我並不輕忽極少數，因為任何事物的改變，幾乎都只是由極少數人所開始，星星之火可以燎原。一大片黑暗，一點燈光就足以照亮。<text:line-break/><text:line-break/>當然，這可能不是一個好例子。或者說，在這麼一點「燈光」的背後，終究還是得控制整個電源開關才行。我基本上還是相信掌握媒體控制媒體的根本重要性。我從未見過一個國家或政權不是拼盡全力在控制媒體，特別是西方國家，掌握整個世界的宣傳機器，控制得滴水不漏。而且，假新聞正是西方除了軍事力量和美元霸權下的金融侵略之外，最強大的武器之一。<text:line-break/><text:line-break/>相反地，中國媒體是我見過全世界最誠實最理性溫和與良善且深具文化內涵的媒體，從來不會用任何假新聞去抹黑西方。這一點當然是好事，但也讓中國吃了大虧，因為西方的作風剛好完全相反，他們則是傾盡全力以假新聞統治世界。<text:line-break/><text:line-break/>我知道我講這些話，在這島上，大約只會有幾個人認同，應該是一個巴掌就能數完，周遭很難有知音。可是，我所言理當只是一個明明白白的普通常識。也許長遠的若干年後，人們倘若看到我這些文字，恐怕會很訝異，人類歷史居然曾經有那樣一段漫長的黑暗時光，黑白善惡完全顛倒。這就好像曾經有一長段黑暗時代，教會統治了一切真理，在那個時代裏，地球不會轉動，而且是宇宙的中心。<text:line-break/><text:line-break/>我很小時候，大約剛上小學時，有個啟蒙者，那就是被刑求認罪的伽利略；「認罪悔改」之餘，他還是很不甘心地冒出一句話說：「可是，地球明明就是會動。」<text:line-break/><text:line-break/>同樣地，你要我說假話我說不來，因為中國和中共明明就是良善和平與正直，而西方則是血腥殘暴邪惡腐敗反文明到極點。你如果刑求我，我不知道我會不會「認罪悔改」，但是，「認罪悔改」之餘，我還是得說，我只是說出一個基本事實。</text:span></text:p>
      <text:p text:style-name="P1"><text:span text:style-name="T1">刘旭   |  2021.01.24 21:31   |   </text:span><text:a xlink:type="simple" xlink:href="http://palinfo.habago.org/Entry?Command=Information_PrintForum#FORUM40259"><text:span text:style-name="T2">#</text:span></text:a></text:p>
      <text:p text:style-name="P2"><text:span text:style-name="T1">可能是从小教育的思维差异，就算这是真实发生的事情，对于出于个人私利，危害公共安全，人采取一些强制手段并没有什么不可以吧。<text:line-break/>我比较好奇的是，为什么那位夫人，觉得一个不遵守规则，给社会和他人带来危害的人动用一些强制手段是个问题？</text:span></text:p>
      <text:p text:style-name="P1"><text:span text:style-name="T1">洋洋   |  2021.01.24 13:01   |   </text:span><text:a xlink:type="simple" xlink:href="http://palinfo.habago.org/Entry?Command=Information_PrintForum#FORUM40258"><text:span text:style-name="T2">#</text:span></text:a></text:p>
      <text:p text:style-name="P3"><text:span text:style-name="T1">道不行，乘桴浮于海的李鴻源。<text:line-break/><text:line-break/>「全世界只有台灣我幫不上忙」<text:line-break/></text:span><text:a xlink:type="simple" xlink:href="https://youtu.be/4kVG3Tp4C0g"><text:span text:style-name="T4">https://youtu.be/4kVG3Tp4C0g</text:span></text:a></text:p>
      <text:p text:style-name="P1"><text:span text:style-name="T1">蔡亦鸣   |  2021.01.24 12:34   |   </text:span><text:a xlink:type="simple" xlink:href="http://palinfo.habago.org/Entry?Command=Information_PrintForum#FORUM40257"><text:span text:style-name="T2">#</text:span></text:a></text:p>
      <text:p text:style-name="P2"><text:span text:style-name="T1">即便那个假到不行的影片是真的，从旁人的不幸来获取幸福感乃至幸灾乐祸本事就挺敗徳，就好像我被陈真“洗脑”之前，通过网络观看到印度的一些悲惨事时，我的第一反应不是替他们难过，而是庆幸自己没有遇到进而嘲笑印度制度败坏。和台湾当前那些绿油油一样的。</text:span></text:p>
      <text:p text:style-name="P1"><text:span text:style-name="T1">蔡亦鸣   |  2021.01.24 12:16   |   </text:span><text:a xlink:type="simple" xlink:href="http://palinfo.habago.org/Entry?Command=Information_PrintForum#FORUM40256"><text:span text:style-name="T2">#</text:span></text:a></text:p>
      <text:p text:style-name="P3"><text:span text:style-name="T1">其实大陆的黑暗之处颇多，但是这位前辈夫人令人无语，就像一个根本不了解大陆的人在指手画脚，和台湾名嘴一般。<text:line-break/><text:line-break/></text:span><text:a xlink:type="simple" xlink:href="https://mp.weixin.qq.com/s/WMu9_7KNO2NsBSttRuA3Pg"><text:span text:style-name="T4">https://mp.weixin.qq.com/s/WMu9_7KNO2NsBSttRuA3Pg</text:span></text:a><text:span text:style-name="T1"><text:line-break/><text:line-break/>这是这两日大陆的一个热点新闻，顺便一提，我对这篇文章不太满意，像是蹭热点的泛泛而谈，回避了黑工问题，扶贫户籍捆绑问题（大陆的扶贫是家庭为单位，而不是个人，当事人尝试过申请贫困认定，只是被拒绝后没有尝试反复申请），期望后续有严肃媒体的深入报道。</text:span></text:p>
      <text:p text:style-name="P1"><text:span text:style-name="T1">孫從輔   |  2021.01.24 04:03   |   </text:span><text:a xlink:type="simple" xlink:href="http://palinfo.habago.org/Entry?Command=Information_PrintForum#FORUM40255"><text:span text:style-name="T2">#</text:span></text:a></text:p>
      <text:p text:style-name="P2"><text:span text:style-name="T1">如果台灣人民的幸福感要靠這種「轉傳沒有查證，文責自負」的影片來提升，那是一種悲哀，不是幸福。</text:span></text:p>
      <text:p text:style-name="P1"><text:span text:style-name="T1">陳真   |  2021.01.24 01:37   |   </text:span><text:a xlink:type="simple" xlink:href="http://palinfo.habago.org/Entry?Command=Information_PrintForum#FORUM40254"><text:span text:style-name="T2">#</text:span></text:a></text:p>
      <text:p text:style-name="P3"><text:span text:style-name="T1">與前輩一席談(13)<text:line-break/><text:line-break/>陳真<text:line-break/><text:line-break/>2021. 01. 24.<text:line-break/><text:line-break/><text:line-break/>前輩夫人剛剛傳了一段影片給我，如下：<text:line-break/><text:line-break/></text:span><text:a xlink:type="simple" xlink:href="https://bit.ly/3pdAyHR"><text:span text:style-name="T4">https://bit.ly/3pdAyHR</text:span></text:a><text:span text:style-name="T1"><text:line-break/><text:line-break/>前輩夫人在影片底下寫說：<text:line-break/><text:line-break/>「這樣對待人民的國家，你感覺如何？河北石家莊防疫，民眾發燒不聽指揮，特警抓捕民眾過程，有點像抓流浪犬一樣⋯轉傳沒有查証，文責自負。台灣人民真幸福⋯⋯！」<text:line-break/><text:line-break/>我馬上給她回了信，如下：<text:line-break/><text:line-break/>「嗨，這也太不逼真了吧，像中學生在拍電影，要不就是不太合格的什麼反恐演習，你看，他還拿個防暴盾牌。而且，『歹徒』都已經抗命，開車往前衝撞了，現場卻一點緊張氣氛也沒有。更好笑的是，衝撞一下下之後，居然還自己煞車，等著鎮暴車慢慢喔伊喔伊開來把自己擋下，真是太搞笑，太不敬業了。<text:line-break/><text:line-break/>比較詭異的是拿個捕蟲網，又不是在抓蝴蝶。我小時候也自己做了一支，比這個要大一些，經常用來抓蜻蜓，抓金龜子。我真納悶，這麼小一支捕蟲網，到底有何用途？妳看那個演『歹徒』的，居然被這麼一小支捕蟲網給嚇呆了，頭被一套住，立即一動也不動，連轉頭看一下的反射動作也沒有，居然就乖乖束手就擒。我來演都能演得比他好。<text:line-break/><text:line-break/>電影要是這樣隨便亂拍，觀眾肯定會不高興的；不但缺乏緊張氣氛，而且演技太差了。還有，旁邊一些跑龍套的，個個呆若木雞，擺明就是沒他的事。很難想像這會是真的，太搞笑了，會不會是周星馳的新片？我看幾秒鐘就笑了。<text:line-break/><text:line-break/>倘若這是真實的，那麼，若在美國或一些歐洲國家，膽敢抗命衝撞，絕對馬上就開槍擊斃，哪會拿支捕蟲網來套頭？」</text:span></text:p>
      <text:p text:style-name="P1"><text:span text:style-name="T1">陳真   |  2021.01.23 22:16   |   </text:span><text:a xlink:type="simple" xlink:href="http://palinfo.habago.org/Entry?Command=Information_PrintForum#FORUM40253"><text:span text:style-name="T2">#</text:span></text:a></text:p>
      <text:p text:style-name="P2"><text:span text:style-name="T1">今天是武漢封城一周年，實在很巧，去年此時，我們帶著小可愛出國，這是她第一次踏上祖國大陸，來到廣東珠海「長隆海洋公園」與「企鵝酒店」，真沒想到剛好遇到封城，所有公共場所各項營運頓時全數停頓，連旅館餐廳都停止營業，對外交通亦中斷。好不容易叫來一輛出租車，以三倍價格請他帶我們去海邊。<text:line-break/><text:line-break/>出發前並無疫情，只有零星一兩個個案。但我危機意識高，早在一個月前就儲備了幾盒口罩，這回全派上用場。在某個街口看到一群人靜靜地排隊，逐一向前，原來是領取官方免費口罩。 <text:line-break/>  <text:line-break/>昨日還車水馬龍的繁華街道，瞬間人去樓空，一連幾公里路程，幾乎看不到人、車。靠海的車站附近，依稀還有些落單的行人與商店。這麼大的事兒，一路所見之人卻沒什麼特別反應，彷彿諸事如常。<text:line-break/><text:line-break/>旅遊計畫泡湯，卻意外展開一段奇特旅程。小孩並不知道自己失去一些什麼海洋公園，似乎只要有伴，隨地都能玩，到處是樂園。<text:line-break/><text:line-break/>那是個美麗海灘，海岸線長，看不到盡頭，天空顯得特別高。一家三口躺在岸邊草皮上，大年初一，理當愉悅的日子，我望著湛藍天空，心裏卻起了惆悵。祖國山河，如此親近，如此遙遠；也許此生無緣了，來世讓我再好好活一回吧。</text:span></text:p>
      <text:p text:style-name="P1"><text:span text:style-name="T1">陳真   |  2021.01.23 03:10   |   </text:span><text:a xlink:type="simple" xlink:href="http://palinfo.habago.org/Entry?Command=Information_PrintForum&amp;iPage=2#FORUM40252"><text:span text:style-name="T2">#</text:span></text:a></text:p>
      <text:p text:style-name="P2"><text:span text:style-name="T1">從輔提到的文章中講到唐湘龍。我雖然不太想要批評表面上立場似乎相近的人，但我有一種想法就是：一個人，如果他曾出賣自己一次，就有可能會有第二次、第三次...因此，一個人只要曾經出賣自己一次，會刻意操弄或撒謊，那我往後就不會再想聽他說些什麼了。唐湘龍就是一例。<text:line-break/><text:line-break/>郭台銘出來選總統時，收買了很多公關與政客，於是，幾乎所有親藍的媒體人以及一大堆國民黨人，居然一夕之間全成為他的員工，每天睜眼說瞎話，每天忙著抹黑、羞辱與嘲諷韓國瑜，為郭效命，比民進黨還狠。所有這些人，在那之後，我幾乎統統從我的視野中刪除。<text:line-break/><text:line-break/>建立信用很難，但要毀壞它卻十分容易。<text:line-break/><text:line-break/>我相信自己的文字能夠保有一點基本價值就是：我是 "非賣品"。人們不一定要同意我說的每個想法，我也沒法保證自己所言所思所想全是正確，但我能保證自己買不動；就算給我全世界的利益和權力，我也不會講出一句違背良心的言論；就算上斷頭台，我也不會出賣自己的良知。</text:span></text:p>
      <text:p text:style-name="P1"><text:span text:style-name="T1">陳真   |  2021.01.22 17:40   |   </text:span><text:a xlink:type="simple" xlink:href="http://palinfo.habago.org/Entry?Command=Information_PrintForum&amp;iPage=2#FORUM40251"><text:span text:style-name="T2">#</text:span></text:a></text:p>
      <text:p text:style-name="P3"><text:span text:style-name="T1">毒豬啟示錄 (二十三)：吃一點點沒關係？<text:line-break/><text:line-break/>陳真<text:line-break/><text:line-break/>2021. 01. 22.<text:line-break/><text:line-break/><text:line-break/>美國毒豬進口的事，講到我都不想講了，因為它對健康危害之風險，特別是小孩、孕婦及三高與心臟病患者，危害疑慮更大。這有什麼好反駁的？<text:line-break/><text:line-break/>很多事也許你可以胡扯瞎掰，或是見仁見智，很多事你也許可以訴諸權威，依靠權勢地位或學經歷來壓人唬人；更多時候，拳頭與人頭造勢決定了結果；但在知識的世界裏頭，這一切因素統統不管用、不相干；一加一等於二就是等於二，不會因為你是諾貝爾獎得主而等於三；地球會動就是會動，不會因為你教會勢力龐大或酷刑而使地球停止轉動。<text:line-break/><text:line-break/>殷海光寫過一些關於邏輯的哲普文章，還出過幾本相關書籍，例如《邏輯究竟是什麼？》，我記得裏頭就講到這個。他說，對就是對，錯就是錯，訴諸「權威」(例如學經歷)，或訴諸「巨棒」(就是拳頭啦)，是毫無意義的。簡單說就是，有些人，他不跟你講道理，而是直接拿槍炮黑牢或權勢地位學經歷等等這些東西來壓你。在我看來，這只是一種缺乏自信的無能特徵。<text:line-break/><text:line-break/>你看市面上那些護航萊豬的所謂學者專家或政客們，哪一個不是這樣？他們根本無話可說，於是就透過恐嚇、威脅、人格毀滅或是訴諸自以為高人一等的所謂學經歷來壓人、羞辱人，真的是有夠幼稚低能，要不就是講些什麼「水也是毒」、「糖也是毒」、既然都是毒，「吃一點點萊毒也沒關係」的低能傻話，例如李遠哲。<text:line-break/><text:line-break/>李遠哲說，萊克多巴胺吃一點點沒關係。他還說，人們關心萊豬這種小事讓他「很驚訝」，「空污那麼嚴重，大家卻只關心萊豬」。講這些鳥話不知道有何意義。有人規定關心了萊豬之後就不能關心空污嗎？<text:line-break/><text:line-break/>民進黨在南部長期執政，空污問題卻從不當一回事。我在高雄林園區工作，那是全台灣空氣污染最嚴重的地區之一，說不定連「之一」也沒有。林園既沒有林，也沒有園，有的就是高污染工廠，很多上市公司就集中在林園。我有很多病人來自各大工廠，經常聽他們講起如何官商勾結的內幕以及如何非法排放毒氣、毒水。它媽的真是太可惡了，簡直草菅人命。<text:line-break/><text:line-break/>我常跟病人說，你們如果不敢出面作證，那你給我文件資料與書面證據，我來揭發。但是，沒有一個病人敢答應我的要求。他們說，從證據本身很可能就會被查到是哪個單位洩露出去。<text:line-break/><text:line-break/>全台空污問題又以高雄最為嚴重。今天帶小孩出門，十分猶豫要不要讓她上學，因為空污太嚴重了，你根本不需要查閱數據，任何人只要會呼吸，一定都受不了，簡直跟毒氣室沒兩樣，整個空氣非常污濁、「沉重」，我彷彿都能觸摸到它極其厚重濃稠的污染顆粒。<text:line-break/><text:line-break/>可是，李遠哲人呢？他是不是又要說，萊毒吃一點點沒關係，髒空氣毒空氣每天吸一點點也沒關係，吸一輩子也沒事？<text:line-break/><text:line-break/>你翻開報紙，看看人渣黨每天在幹些什麼？所謂總統每天在幹些什麼？這兩天，人渣黨召開會議，討論如何搶救黃捷大作戰。黃捷就是那個非常擅於作秀的屎袋力量市議員。真的很不可思議，一個總統應該去管這種事嗎？她是很閒、吃飽飯沒事幹嗎？納稅人花錢養這樣一個所謂總統，她居然在民不聊生之際去忙這樣一些她依法根本不該過問的事。這就是你要的所謂民主？<text:line-break/><text:line-break/>人渣黨為了吹噓防疫，製造假象，一直規避快篩或普篩，反正就是不篩就不會有染疫記錄，帳面成績就很好看。事實上，台灣的防疫成效，主要還是得歸功於絕大多數人習慣戴口罩並勤於洗手，而不是說有什麼偉大不凡的防疫政策或能力。全世界防疫工作做得最好的，毫無疑問就是中國大陸，做得最差的就是美國和印度這兩個全世界最大的所謂民主國家。<text:line-break/><text:line-break/>至於台灣的防疫成效能撐到幾時，我不敢說，我只能說四個字：「民不聊生」。疫情肆虐之餘，美國無上限狂印鈔票，美元熱錢襲台的瘋狂炒匯下，台幣每天瘋狂暴漲長達至少半年多，創下幾十年來的新高，得有多少公司因此倒閉？還有，薪水二十幾年不漲，物價卻漲不停；再加上空污以及日趨混亂的交通和與治安，在台灣生活，光是想活著，對許多人來說，並不是一件簡單的事。<text:line-break/><text:line-break/>最近在忙一個因為車禍而失去行動能力的中老年低收入戶病患。他一人在外租屋獨居，沒有親友，只能撐著輔助工具走上幾步路，根本出不了大門採購。最近卻因為被衛生所認定「可以走路」，而被取消某種關於「長照」的送餐服務。這項服務不過是一周五天，一天兩餐，一餐要價70元。<text:line-break/><text:line-break/>當這項微薄的送餐服務被取消之後，他的生活即將於這個月月底陷入困境，於是他選擇了自殺。自殺獲救之後，我便開始忙著替他想辦法，讓他可以維持基本生活。後來，終於幫他爭取到恢復一餐，一周五天；並且因為是低收入戶，餐費從70元降為30元。可是，這樣還是不行啊，你總不能要病人一周七天一共只能吃五個便當吧？讓他吃個兩餐，每餐成本才30元，有那麼難嗎？<text:line-break/><text:line-break/>我想說的是，台灣花費數兆數千億的錢長年跟美國買武器，任其剝削，大量貪污回扣，以及各式各樣的荒唐施政，例如跟前瞻一點關係也沒有的什麼「前瞻計畫」，經費數以兆元計；另外還有比方說荒腔走板的核四廠，一下要蓋，一下不蓋，一下說要加快速度蓋好，一下又說要全面封存，完全就是當做政治炒作與鬥爭的工具，至今已經浪費數千億。<text:line-break/><text:line-break/>另外還有一大堆亂七八糟的無恥扯爛污，例如以公帑養網軍，無數標案巧立名目圖利自己人或自肥；種種作為，無法無天，就像開怪手在吃喝那樣荒唐，吃相非常難看，不斷掏空台灣。<text:line-break/><text:line-break/>但是，一個中老年人，因為車禍，頓時喪失行動能力與工作能力，面臨截肢，面臨斷炊，卻非得剝奪他一餐僅僅30元的便當不可，台灣有這麼窮嗎？台灣不是窮，而是錢亂花，貪污橫行，該花的不花，根本不該花一毛錢的，卻幾兆幾千億地大撒幣，大貪特貪，它媽的這就是你引以為傲的民主？<text:line-break/><text:line-break/>剛剛騎車經過劉世芳服務處。劉世芳我過去認識，認識她時是澎湖縣長高植彭的祕書或助理之類，她就是原本要接班陳菊的高雄市長人選。還記得她當立委時的提案嗎？她說扯鈴是中國的技藝，我們不應該補助這項活動，以免中了中國的文化統戰毒計。<text:line-break/><text:line-break/>類似例子罄竹難書，前一陣子查禁童書，就只因為書裏頭講到中國大陸面對疫情所表現的親情與努力，這也是有毒，不可以說中國人的好話，也不可以稱讚中國大陸。再比方說這兩天，人渣黨立委指控什麼雲端伴唱機，說裏頭曲目收錄哪兩首中國愛國歌曲，必須圍堵查禁云云。<text:line-break/><text:line-break/>它媽的這就是你引以為榮的民主政治？政治就是每天搞這些仇中反華的東西、充當美國反中的馬前卒？政治或政府之所以值得存在，難道不是應該要讓大家有健康繁榮的好日子過？我講得這麼白話，這樣大家能聽懂吧？理解這樣一些道理有那麼難嗎？</text:span></text:p>
      <text:p text:style-name="P1"><text:span text:style-name="T1">孫從輔   |  2021.01.22 10:48   |   </text:span><text:a xlink:type="simple" xlink:href="http://palinfo.habago.org/Entry?Command=Information_PrintForum&amp;iPage=2#FORUM40250"><text:span text:style-name="T2">#</text:span></text:a></text:p>
      <text:p text:style-name="P2"><text:span text:style-name="T1">新加坡聯合早報有篇評論(見下方)說台灣的選舉充滿謠言，民選政府無視民意，不希望新加坡的政治變成另一個台灣或美國。我如果是新加坡人，大概也會有同樣的想法吧。充滿謠言的一人一票選舉，殘害人民的一人一票政府，台灣人仍要引以為豪嗎？對那些認為兩岸必須要統一在一人一票的民主之下的人來說，如果大陸的選舉充滿謠言，選出的政府殘害人民，你仍願意統一嗎？如果誠實、守信、追求人民福祉才是政府是否良善的主要因素，那麼非得堅持一人一票的選舉有什麼意義？<text:line-break/><text:line-break/>//<text:line-break/><text:line-break/>新加坡是民主國家<text:line-break/></text:span><text:a xlink:type="simple" xlink:href="https://www.zaobao.com.sg/forum/views/talk/story20210121-1118018"><text:span text:style-name="T4">https://www.zaobao.com.sg/forum/views/talk/story20210121-1118018</text:span></text:a><text:span text:style-name="T1"><text:line-break/><text:line-break/>最近台灣資深媒體人、政治評論員唐湘龍在政論節目中，暗示新加坡不是民主國家。<text:line-break/><text:line-break/>在剛過去的2020年，筆者十分注意台灣總統選舉、新加坡大選和美國總統選舉。在這三場大選中，最無趣的是新加坡大選，它不像台灣和美國的選舉那麽激烈，也沒有針對反對黨刻意制造並散布大量流言、謠言。例如台灣選前有謠言指國民黨若勝選，解放軍就會進駐台灣；美國總統特朗普選舉前說若民主黨勝選，美國人都須學習中文等等。<text:line-break/><text:line-break/>在2020年的台灣選舉中，蔡英文以前所未有的得票數勝出。在不到一年內，蔡英文政府便無視民意，關了監督政府的中天新聞台，強行入口被大多數國家禁止的美國含萊克多巴胺(Ractopamine)殘留的豬肉及豬內臟，在政府機關中任用不適任的自家人等等，蔡英文因此被《亞洲周刊》評為民選獨裁、新威權主義的領導人。<text:line-break/><text:line-break/>新加坡有一個獲得國民信任的有為政府，新加坡不需要充滿流言、謠言的選舉活動，更不需要一個因政治立場不同而對立、分裂的國家。政府的工作在於團結每一個國民、提升國民的生活質量和生活水準，真正為人民服務。<text:line-break/><text:line-break/>有人認為新加坡沒有自由民主和言論自由，如果自由民主和言論自由僅指針對政府的批評，新加坡的確沒有對政府做隨意和不實批評的自由。在新加坡，若有人持不同意見，有多個渠道可以提出，政府也在收集民意後修正政策。因此，政府可以為國家制定穩定的長期計劃，而國民可以在不對立、不杯葛政策的同時，提出不同的意見。<text:line-break/><text:line-break/>新加坡政府重視民意，但對於一些重大的議題，筆者認為政府要更多地與國民溝通，例如說明簽署《區域全面經濟夥伴關系協定》(RCEP)對新加坡經濟的影響等等，讓國民更了解這些重大的議題。<text:line-break/><text:line-break/>最後，筆者要告訴唐湘龍，新加坡是民主國家。筆者不希望新加坡變成另一個台灣或美國。<text:line-break/></text:span></text:p>
      <text:p text:style-name="P4">陳真   |  2021.01.21 10:43   |   <text:a xlink:type="simple" xlink:href="http://palinfo.habago.org/Entry?Command=Information_PrintForum#FORUM40249"><text:span text:style-name="T6">#</text:span></text:a></text:p>
      <text:p text:style-name="P5">與前輩一席談(12) <text:line-break/><text:line-break/>陳真 <text:line-break/><text:line-break/>2021. 01. 21. <text:line-break/><text:line-break/><text:line-break/>20. 一人聖經 <text:line-break/><text:line-break/>同學，我不承認也不否認哦，畢竟這樣子一直猜，很快就能猜出誰來。 <text:line-break/><text:line-break/>不過，「應美國國務院之邀」的人，早年很多，不只張俊宏(https://bit.ly/3sGEVND)；被邀者往往頗感榮耀。吾友柏楊先生因此常拿「應美國國務院之邀」這句話來搞笑、諷刺。 <text:line-break/><text:line-break/>講半天，好像我都是對的，其實不然。概念力求純粹，但實務卻力求擴大灰色模糊地帶。思想概念也許起了某種澄清作用、防腐作用，但是一盤食物如果灑了一堆防腐劑也是不行的。我能理解這個區別，因此，我是這麼想、同時也是這麼做的： <text:line-break/><text:line-break/>一方面，我是某種絕對主義者(absolutist)，例如道德，我相信它有著某種「絕對真理」的存在 (moral absolutism)。但是另一方面，我卻又是個熱烈的「有限主義者」(finitism)。簡單這麼說，我所相信的絕對真理，僅僅存乎一心，在於方寸之間，就像一種「一人聖經」，我一個人信，至於旁人信不信，我不強求，也不期待。 <text:line-break/><text:line-break/>所謂「如是我聞」，我所見所聞就是這樣，如花一般，山頂或路邊綻放，過路人愛看不看，花兒沒意見；我不求諸位眼球，也不寄望它必須造成什麼影響。美就是美本身，美就是美自身最大的回報，無須外求。 <text:line-break/><text:line-break/>這一點理解對我很重要，很根本，生命之所繫。 <text:line-break/><text:line-break/>21. 反原則 <text:line-break/><text:line-break/>可是，為何非得搞成「一人聖經」不可呢？擴大所謂影響力不是很好嗎？當然不好。為什麼呢？因為存乎一心的東西很難原則化，也不應該原則化。十多年前，我曾準備一系列關於維根斯坦的教材，原本是要在高醫拿來講課用的，課程之一的名稱就叫做「反原則主義」(anti-principlism)。美也好，道德也罷，虛無縹緲曖曖昧昧的很好，可當它一旦原則化，或進行正面表述，瞬間就崩盤而失去價值。 <text:line-break/><text:line-break/>換句話說，美美的存在，美得不可方物是一回事，該怎麼幹活卻又是另一回事。我還不至於天真到拿著美的標竿來生活、來辦事，要不然我也不可能做出一些所謂貢獻來了。美這東西，就像北斗七星，高掛夜空，做為一種方向指引，但是腳底下的路該怎麼走，卻是塵土飛揚，不一定美不勝收。我只求別太難看，別太離譜。 <text:line-break/><text:line-break/>星星指引了方向，但我們不可能每一個腳步都向著星子邁進；即便大江東流，也是曲折前進。我們應該搞清楚概念與實務這兩者的區別，兩者之間有著一種無可跨越、「範疇式的」(categorical) 鴻溝。在這個意義上，前輩之思想與作為，當然遠遠超越我們，不是我們做為晚輩所能輕易批評指教。種種批評，事實上也僅僅適用於某個很狹隘且極其有限的意義上。</text:p>
      <text:p text:style-name="P4">人民   |  2021.01.21 09:19   |   <text:a xlink:type="simple" xlink:href="http://palinfo.habago.org/Entry?Command=Information_PrintForum#FORUM40248"><text:span text:style-name="T6">#</text:span></text:a></text:p>
      <text:p text:style-name="P6">張俊宏 <text:line-break/><text:line-break/><text:a xlink:type="simple" xlink:href="https://bit.ly/3sGEVND"><text:span text:style-name="T7">https://bit.ly/3sGEVND</text:span></text:a><text:s/><text:line-break/><text:line-break/>1972年：應美國國務院一邀請，考察歐美制度。</text:p>
      <text:p text:style-name="P4">鄭豐遠   |  2021.01.21 07:56   |   <text:a xlink:type="simple" xlink:href="http://palinfo.habago.org/Entry?Command=Information_PrintForum#FORUM40247"><text:span text:style-name="T6">#</text:span></text:a></text:p>
      <text:p text:style-name="P5">在澳洲住了五年，看過不少形形色色人，包括華人。台灣人就不說了，我發現，中國人裡頭只要是有點錢的，幾乎都對中國採取負面態度，負面程度與其有錢程度呈正比。那些富豪級或地主級的人，對中國簡直是恨之入骨。 <text:line-break/><text:line-break/>至於你我多數一般人，說什麼移民西方是因為對中國制度反感，崇拜西方制度，那真是活見鬼了。台灣人經常有一個毛病，以為自己怎麼看世界，別人也理所當然一定這麼看世界。我敢說，你如果一人一票做個普查，問問近二十年移民海外的中國人到底是認同中國還是西方的制度，結果將會是一面倒，中國制度將會碾壓式勝利。 <text:line-break/><text:line-break/>我有個朋友，初中時從中國隻身來澳洲念書，畢業後一直在這裡工作生活，這麼多年下來不但沒有變得比較民主自由，講起美國和澳洲就是一頓臭罵，對袓國制度則是熱烈擁戴。我們幾個聚在一起時，只要聊起澳洲的種種敗行劣跡都是咬牙切齒，知道中國對澳洲經濟制裁時則都歡呼慶祝。 <text:line-break/><text:line-break/>台灣人不但傻，還以為別人都和自己一樣傻，看到和自己截然不同的人，往往以為是個例外，不值一哂。台灣人該醒醒了，你才是例外中的例外。所謂一人一票背後的邏輯如果是少數服從多數，那身為華人中的極少數例外，台灣人應該全體自動放棄現行"民主"制度，乖乖和大陸統一，服從共產黨的領導才對。 <text:line-break/><text:line-break/>而且說什麼中國大陸沒有選舉和投票，別傻了，人家不但有，而且設計得比你什麼傻B的一人一票來得高明得多了。所謂一人一票不過就是個騙局，一個西方列強設下的巨大陷井，讓列強們可以長驅直入，直接接管控制你整個國家，讓你淪為它的殖民地，任其魚肉。 <text:line-break/><text:line-break/>沒有哪個真正的大國會採用什麼一人一票的傻B制度，包括美國也不是。</text:p>
      <text:p text:style-name="P4">掷弹兵   |  2021.01.21 06:48   |   <text:a xlink:type="simple" xlink:href="http://palinfo.habago.org/Entry?Command=Information_PrintForum#FORUM40246"><text:span text:style-name="T6">#</text:span></text:a></text:p>
      <text:p text:style-name="P6">陈先生，您难道还看不出来，您的这位前辈谈及中国大陆时，第一反应就是为什么有钱人要跑，您可以参考一下他的身价，就该明白他的立场和动机了，我一直很相信共产党把阶级属性摆在国家属性之前的理论，因为多年的实践证明，这能解释很多事情。</text:p>
      <text:p text:style-name="P4">陳真   |  2021.01.21 02:55   |   <text:a xlink:type="simple" xlink:href="http://palinfo.habago.org/Entry?Command=Information_PrintForum#FORUM40245"><text:span text:style-name="T6">#</text:span></text:a></text:p>
      <text:p text:style-name="P5">與前輩一席談(11) <text:line-break/><text:line-break/>陳真 <text:line-break/><text:line-break/>2021. 01. 21. <text:line-break/><text:line-break/><text:line-break/>前輩說，他年輕時應美國國務院之邀，前往美國訪問兩個月，想法就變了，開始嚮往民主自由。 <text:line-break/><text:line-break/>我跟他說，我恰恰相反，我和我太太 (學姐) 原本對西方並無惡感，雖談不上嚮往，但也不認為西式或美式民主有何不好。可是，來到所謂「老牌子民主國家」--英國之後，近距離看見西方的真實樣貌，看他們泯滅人性的血腥作為，以及控制媒體散播大量謊言藉以發動侵略戰爭、藉以妖魔化其它族群的種種無恥惡行，我們的想法也就變了，原來這一切所謂民主自由與人權攏係假，於是開始反美。 <text:line-break/><text:line-break/>17.  美國打擊中國是為了民主？ <text:line-break/><text:line-break/>前輩似乎認為，美國之所以打擊中國，是因為中國不民主。我聽了，覺得很無言。它媽的美國人還真善良，每天擔心其他國家的人有沒有享受民主。 <text:line-break/><text:line-break/>一人一票的所謂民主如果那麼好，那麼，美國或西方國家第一個應該用武力對付的對象就是達賴喇嘛的政權，它連什麼選舉也不用，直接欽定，而且還是從出生到死，終生當領導，死後還能繼續尋找所謂投胎轉世的靈童來當。如果這不是專制獨裁，什麼是專制獨裁？ <text:line-break/><text:line-break/>我講這些很無奈，因為所謂民主，實在太幼稚。這麼可笑的東西還需要反駁嗎？過往年代根本沒有任何資訊，但在網路年代，如果還被洗腦，其實也只能怪自己。老一輩的人觀念不太可能改變，但是年輕一代只要你願意，馬上就能發現事實與真相。 <text:line-break/><text:line-break/>18. 去國外住是因為認同國外體制？ <text:line-break/><text:line-break/>當然不是。不過，前輩顯然認為是。他說，中國就是因為制度不好，所以有錢人才會拼命想移民到西方國家。我跟他說，連我自己都曾考慮留在劍橋，後來因為父親多次中風而返台定居。我說，很多人之所以會移民西方，只不過是因為那裏花園洋房住得好，環境好，空氣好，圖書館藏書多，學術環境好，如此而已，而不是因為認同其所謂民主。 <text:line-break/><text:line-break/>前輩說，中國很多大富豪都想跑到國外，就是因為中國制度差，不跑不行。我說，大富豪想跑，恰恰證明中國的優點，證明大富豪例如馬雲，在中國不能為所欲為，不能呼風喚雨；資本家再怎麼有錢，仍然還是得服膺國家政策。反倒是那些「洗錢天堂」或是資本主義氾濫成災的國度，例如美國，大富豪特別喜歡去，因為在那樣的國家，有錢就是大爺，可以擁有非常多一般人所無的「自由」。 <text:line-break/><text:line-break/>19. 整個朝廷盡是舊黨國特務 <text:line-break/><text:line-break/>真是很尷尬，前輩原先也許以為發現志同道合者，見了面才知道我跟他幾乎每個想法都不同。不過，還好在某個大概只有相當圈內的人才會知道的事情上，我們總算有了一致的共識，那就是我們都知道：國、民兩黨其實是一家人，系出同源，而且當前掌權者那一大票頭頭，幾乎都是舊黨國的特務出身。 <text:line-break/><text:line-break/>前輩在這一點上的了解，遠比我多。透過他，我也才證實自己原先的一些猜疑。我每說出一個當前綠營大老的名字，說可能是舊黨國特務，他就說「對！」、「沒錯！」、「很內行！」。沒有證據的，我不敢公開說，至於有證據的，我原本就知道了，很多人應該也都知道，例如謝長廷和民進黨創黨黨主席江鵬堅，都是調查局特務派來黨外臥底。 <text:line-break/><text:line-break/>你看，連一個剛成立的反對黨黨主席，居然也是特務，由此可見政治之實情真相，根本不是一般人所以為的那樣；市面上所說的那一套，全是騙小孩。 <text:line-break/><text:line-break/>前輩在這方面的內幕消息，老實說讓我有點吃驚，因為他幾乎一竿子打翻綠色陣營一整船人。但是，若無鐵證之事，我沒法公開說。前輩指證歷歷，我亦不便轉述。前輩在政壇六十年，所知內幕極多，非常可怕與齷齪。他說，這也就是為什麼不管政黨如何輪替，政治檔案都不可能公開的原因，因為一旦公開，人民將會發現，整個朝廷居然全是舊黨國成員，全是特務。前輩說，這些當權者所挑選之政治接棒人，亦都有著同樣的「特務DNA」。 <text:line-break/><text:line-break/>更可怕的是，他說，背後有一股真正的惡勢力，透過這些AB檔案，牢牢控制著表面上掌握權力的這群人；背後的主子，只要下個條子，就能讓政客們嚇得屁滾尿流，俯首聽命。 <text:line-break/><text:line-break/>關於這部份，我覺得也許有點誇大其神祕成份。但是，倘若背後惡勢力指的是美國 CIA，那我就不會感到意外了。還會有什麼事情是CIA不知道的？CIA 透過掌握黑資料，就能控制任何一個政客或文人。 <text:line-break/><text:line-break/>阿扁之所以會乖乖自己事先召開記者會承認洗錢罪行，不是因為他很老實，不是因為他突然良心發現，自行認罪，而是因為他知道他不想這麼做也不行；美國要他認罪，他就得認罪；美國要他坐牢，他就得坐牢，做為一種當年抗拒美國命令的懲罰。 <text:line-break/><text:line-break/>你看，阿扁提出訴狀要求釋放的請願對象，居然是美國法院，並以「美國駐台軍政府」的執行者自居。阿扁公開講得很清楚，所謂台灣總統的職責，就是執行「美國駐台軍政府」的命令，因此他說，台灣的法院無權審判他，他求饒的對象是美國；他認為自己無罪是因為，他說，自己只是執行美國的指令。 <text:line-break/><text:line-break/>我不能理解的是，前輩既然比我還清楚整個朝廷全是舊黨國特務，並且指證歷歷說背後有著真正具有決策權的藏鏡人，為何卻又如此誇讚台灣之所謂「民主」？這樣一種自欺欺人、一窩全是賊的殖民地「民主」是華人之光？台灣不流一滴血的「政黨輪替」，是華人世界五千年來的偉大民主盛事？我真是無法理解這樣一種思考邏輯。</text:p>
      <text:p text:style-name="P4">蔡亦鸣   |  2021.01.21 00:43   |   <text:a xlink:type="simple" xlink:href="http://palinfo.habago.org/Entry?Command=Information_PrintForum#FORUM40243"><text:span text:style-name="T6">#</text:span></text:a></text:p>
      <text:p text:style-name="P6">插播一条广告，推荐一本大陆“洗脑”读物《抽签与民主、共和》，当然这是个基础读物，适合我这种外行人涨知识。 <text:line-break/><text:line-break/>但是涨知识的同时，这本书的作者王昭光教授带给我一个困惑，他推荐一种”民主原教旨”的抽签改良论，一边说近两百年来民主被票选这个寡头给篡夺了名字，所以现在的民主不是真民主，一边说两千多年来思想家们都反民主。 <text:line-break/><text:line-break/>这对我就有矛盾了，王教授在推荐一个千百年来被思想家反对的东西么。</text:p>
      <text:p text:style-name="P4">陳真   |  2021.01.20 20:16   |   <text:a xlink:type="simple" xlink:href="http://palinfo.habago.org/Entry?Command=Information_PrintForum#FORUM40242"><text:span text:style-name="T6">#</text:span></text:a></text:p>
      <text:p text:style-name="P5">與前輩一席談(10) <text:line-break/><text:line-break/>陳真 <text:line-break/><text:line-break/>2021. 01. 20. <text:line-break/><text:line-break/><text:line-break/>15. 政黨輪替很重要嗎？ <text:line-break/><text:line-break/>前輩大力稱讚台灣的「政黨輪替」，但我不知道這事本身有何意義可言？怎麼會是一種目標？一家公司或任何一個機構，為什麼非得兩派人馬鬥來鬥去、輪替掌權？這事本身有何意義？有何值得誇耀？ <text:line-break/><text:line-break/>你去一家公司上班，難道不是考量薪資與工作環境及休假、昇遷與育嬰政策，而是在乎公司高層是否能夠經常互鬥？在乎公司派與市場派是否常常火拼，定期拼出個高下，輪流掌權，才是公司長治久安的基礎？ <text:line-break/><text:line-break/>如果小至一家公司都不需要這樣幹，為何大至一個政府或國家卻必須兩黨或多黨互相爭權奪利才叫做民主？憑什麼同一套領導機制或同一個黨就不能長治久安？道理安在？ <text:line-break/><text:line-break/>16. 人類社會最龐大的民主典範？ <text:line-break/><text:line-break/>前輩很推崇「一人一票」的所謂「民主」。全世界最大的所謂「民主國家」，就是印度。每次大選，大約有九億選民，差不多等於六個美國在選舉，光是選舉開支就得耗費一千五百億；「民主」幾十年，整個國家卻貪婪腐敗到不行，貪官污吏及權貴，相較於九成以上的一般人民，完完全全生活在兩個不同世界，一個極度豪奢，一個卻一貧如洗。 <text:line-break/><text:line-break/>亞洲裏頭，我稍微比較了解的是印度。我喜歡印度社會的豐富精神內涵，但是對其政治之極端腐敗卻完全不敢領教，太可怕。 <text:line-break/><text:line-break/>你去印度這個國家，得小心至少三件事：一是治安，特別是女性，毫無人身安全保障可言。一是飲水。你只能買瓶裝水喝，否則保證送急診搶救。一是交通。我至今無法理解到底是要經過什麼樣的特技訓練，才有可能在印度安全過馬路？ <text:line-break/><text:line-break/>整個國家之內政，真的是腐敗到無法想像的地步，連基本的飲水設施都做不到，為什麼呢？因為讓你沒有乾淨的水可喝，你只好買瓶裝水，而這些瓶裝水公司就掌控在財團和政客手中，賺取天文數字般的暴利；水越髒，公衛設施越差，他賺越多。 <text:line-break/><text:line-break/>這時候，歌頌一人一票有意義嗎？一般人只是更慘而已不是嗎？特別是在印度那樣一種極其不均質的社會組成中，所謂一人一票，根本就是自欺欺人。況且，大多數人貧窮到那麼可怕的地步，街頭住著無數孩童，逢人乞食，撿垃圾吃，個個骨瘦如柴。你不去改善這些問題，卻強調一人一票的「偉大民主」，豈不荒唐？ <text:line-break/><text:line-break/>更可怕的是選出一大堆人渣，甚至是殺人魔，例如再度連任的莫迪，它媽的那還是個人嗎？還有人性嗎？我有一篇文章，叫做《卡韓政變(89)：印度大選啟示錄》，將近一萬字，拜託你仔細讀一遍，如下： <text:line-break/><text:line-break/><text:a xlink:type="simple" xlink:href="https://bit.ly/2Y01j6k"><text:span text:style-name="T7">https://bit.ly/2Y01j6k</text:span></text:a><text:s/><text:line-break/><text:line-break/>把這文章好好讀一遍，也許你會改變一些想法也說不定。   <text:line-break/><text:line-break/>現代人很可悲，意見很多，偏見無數，整天在網上好發議論，卻又不肯深入理解問題，只喜歡嗆聲，喜歡酸言酸語，凡事以偏見為依據，不學無術，信口開河，看東西只願看圖看短短影片，文字只看兩三行，多幾個字就不想看，每天寧可浸泡在無窮無盡的簡短修辭與資訊垃圾之中。奇怪的是，對於自己一無所知的人事物，卻又意見一堆，口水一堆。 <text:line-break/><text:line-break/>一個人恐怕得先自救，自我改造，再來說什麼改造社會也不遲；別讓自己成為腦殘，成為邪惡勢力的鐵桿部隊，就是對社會對世界最大的貢獻了。</text:p>
      <text:p text:style-name="P4">陳真   |  2021.01.20 17:16   |   <text:a xlink:type="simple" xlink:href="http://palinfo.habago.org/Entry?Command=Information_PrintForum#FORUM40241"><text:span text:style-name="T6">#</text:span></text:a></text:p>
      <text:p text:style-name="P6">與前輩一席談(9) <text:line-break/><text:line-break/>陳真 <text:line-break/><text:line-break/>2021. 01. 20. <text:line-break/><text:line-break/><text:line-break/>14. 概念與實際 <text:line-break/><text:line-break/>跟前輩談了四、五小時，我想，他的想法應該跟許信良類似，不像獨，但也不是很統，至於「一人一票」式的「民主」，聽起來好像是一切的前提。 <text:line-break/><text:line-break/>前輩跟許信良應該是熟到爆。前輩說，許信良是統派。我有點訝異，並非訝異於許信良是統派，而是訝異於他們如此定位自己。他們的概念宏大，大到可以說是超歐趕美一統世界那樣一種雄心壯志，開啟華人新一輪的千年盛世。 <text:line-break/><text:line-break/>相較於宏大的政治理想，我只著眼於現實，重視眾人紮紮實實的各項生活細節，生病有醫生看，有飯吃，有錢花，有書讀，空氣乾淨，河川海洋沒有污染，政治別太髒，不扯爛污，不操弄族群對立，生活沒有太大的煩惱，這樣就夠了。至於達成這些目標的理論，我倒是不相信有一套「先驗」準則；任何概念與理論終究得回到現實中來檢驗。 <text:line-break/><text:line-break/>我這樣一種想法，可以給它一個名稱叫做PRAGMATISM (實用主義)，管它黑貓白貓，能抓老鼠的就是好貓。 <text:line-break/><text:line-break/>前輩們的目標理想十分宏大，但是，理論是理論，概念是概念，至於實際操作如何，卻又是另一回事。在這麼宏大的目標底下，如果連什麼3Q哥什麼雞雞黨都能支持，那我真是無言以對；現實與理想的落差未免太大。 <text:line-break/><text:line-break/>我寧可投票給一群蟋蟀，也不會投給什麼雞雞黨或屎袋力量這樣一些無德無能惟利是圖的小癟三。人渣黨已經夠沒出息了，難道還支持它更加不堪聞問的一堆圍事小弟。</text:p>
      <text:p text:style-name="P4">陳真   |  2021.01.20 09:51   |   <text:a xlink:type="simple" xlink:href="http://palinfo.habago.org/Entry?Command=Information_PrintForum#FORUM40240"><text:span text:style-name="T6">#</text:span></text:a></text:p>
      <text:p text:style-name="P5">川普不是害群之馬，而是照妖鏡 <text:line-break/><text:line-break/>陳真 <text:line-break/><text:line-break/>2021. 01. 19. <text:line-break/><text:line-break/><text:line-break/>市面上流行一種說法，甚至不僅僅是一種說法，而幾乎變成一種人人朗朗上口的「常識」了，連醫院負責清潔工作的歐巴桑都能罵上兩句，那就是把川普妖魔化，把各種關乎所謂「基本價值」的罪名給套在他頭上，例如說他煽動什麼「仇恨政治」，說他「破壞民主」、「傷害法治」，說他「惡劣對待外來移民」，說他「阻絕難民的生存之路」等等等。 <text:line-break/><text:line-break/>川普之所作所為，當然可以套上這一切罪名。重點是：那些指控他這一切罪名的政治勢力及主流媒體，長年以來，在這一切罪名上所犯下的罪惡，卻是川普的千百倍以上；這群理當槍斃一萬次的所謂建制派血腥人渣，卻居然變成正義的化身，把川普打成妖魔。這不會太荒唐嗎？這就好像人渣黨這群理當被所謂「轉型正義」給繩之以法的黨國餘孽和黨國特務，如今卻變成抹黑特定政治異己的正義使者。 <text:line-break/><text:line-break/>事實上，就相對意義來講，就如川普自己所說，他毫無疑問是美國數十年來最和平、對待其它族群或國家最友善的一位總統，如果歐巴馬那個喪心病狂的血腥人渣都可以拿到諾貝爾和平獎，那麼，川普應該拿一百個和平獎才對。 <text:line-break/><text:line-break/>政客們習於栽贓抹黑，我能理解，但是一般人怎麼會這麼傻？你們是從來都不了解美國不了解西方主流媒體嗎？如果川普應該被繩之以法，那麼，就如 Noam Chomsky 所說，依照紐倫堡大審的戰爭罪犯審判標準，歷年來所有美國總統全部都得處死，一個也逃不掉。 <text:line-break/><text:line-break/>川普絕不是什麼害群之馬，相反地，他是一個照妖鏡，對照出美國既有政治勢力之血腥、仇恨與貪婪，完全就是泯滅人性。 <text:line-break/><text:line-break/>川普不但是照妖鏡，同時也給美國長久以來的軍事侵略政策踩了煞車。 <text:line-break/><text:line-break/>當然不是說川普是個偉人，但他毫無疑問是美國歷年來最好、對世人傷害最小的一個總統。這並不是因為他很善良或很有理念，而是因為他不是「圈內人」，不是美國政治世襲制度的接班人，而是大鬧天宮的美猴王，半路殺出的程咬金，他有自己的一套玩法而不玩天庭那一套泯滅人性的血腥侵略擴張政策。 <text:line-break/><text:line-break/>平常生活中或工作上，常聽到一些人在罵川普，我都很想撞牆，只能無言以對。人們從來根本不在乎政治，更不用說國際方面的知識，卻個個表現得好像他很懂、很義憤填膺似的；人們要是真懂的話，那他毫無疑問應該長年以來便與美國為敵才對。 <text:line-break/><text:line-break/>我覺得，對於公義及是非善惡這類東西，你要嘛，當個真小人，視之如無物，棄之如敝屣，要不就是根本不鳥它，保持沉默，當做沒這回事。可是，如果你要說它，那就應該認真面對它應有的內涵與價值，而不是信口開河，人云亦云。 <text:line-break/><text:line-break/>====================== <text:line-break/><text:line-break/>川普發表20分鐘告別演說 自豪是數十年來首位沒有發動新戰爭的美國總統 <text:line-break/><text:line-break/>2021年1月20日 <text:line-break/><text:line-break/>川普今天（週二，當地時間）發表長約20分鐘的告別演說。即將在明天（週三）卸下總統職務的美國總統川普今天發表告別演說時，強調了任期內完成經濟成就、快速研發疫苗、興建邊境等。在外交方面，除了提及促成中東和平，自豪是數十年來，首位沒有發動新戰爭的美國總統外，將聯合全球共同對抗中國大陸列為過去4年政績之一。</text:p>
      <text:p text:style-name="P4">許世勤   |  2021.01.20 09:15   |   <text:a xlink:type="simple" xlink:href="http://palinfo.habago.org/Entry?Command=Information_PrintForum#FORUM40239"><text:span text:style-name="T6">#</text:span></text:a></text:p>
      <text:p text:style-name="P6">過去一次從法國飛回台灣的時候，旁邊坐了一位大陸民眾還有一位台灣商界人士。 <text:line-break/>閒聊過程中，大陸民眾總說「寶島」台灣哪裡好哪裡棒，但是那位商界人士說了一句： <text:line-break/>「台灣人普遍存在種族歧視」而這句話，我的指導教授也曾說過。 <text:line-break/><text:line-break/>多數台灣人在面對中國大陸或東南亞移民的時候，會有一種優越意識。 <text:line-break/>所有社會議題，只要採用二元對立的方式:反中 vs. 親中 <text:line-break/>自然可以得出「反中」是社會整體「共識」的結論。 <text:line-break/>選舉上只要這麼操作自然無往不利，即便現在因為萊克多巴胺議題的當下， <text:line-break/>幾個「反中」議員可能遭到罷免，但是當大型選舉再次來到的時候， <text:line-break/>手上搖著「反中(共)」旗幟的候選人仍然可以得到選票。 <text:line-break/>選民看似有許多選項，但是選來選去還是只有反中反華這個選項可選。 <text:line-break/><text:line-break/>台灣的政治命運要改變，先要打破這種面對大陸或東南亞時的優越意識， <text:line-break/>還有在面對歐美與日本時的自卑意識。</text:p>
      <text:p text:style-name="P4">陳真   |  2021.01.20 01:06   |   <text:a xlink:type="simple" xlink:href="http://palinfo.habago.org/Entry?Command=Information_PrintForum#FORUM40238"><text:span text:style-name="T6">#</text:span></text:a></text:p>
      <text:p text:style-name="P5">長年以來，我心目中最適合當台灣領導人的人--高金素梅。 <text:line-break/><text:line-break/>底下是她關於萊豬的一些很平常的談話內容。台灣媒體喜歡在標題上盡量聳動，其實一點意義都沒有，反而令人反感，自我貶低公信力。 <text:line-break/><text:line-break/><text:a xlink:type="simple" xlink:href="https://bit.ly/3sGyGcA"><text:span text:style-name="T7">https://bit.ly/3sGyGcA</text:span></text:a><text:s/><text:line-break/><text:line-break/>還沒聯署反萊豬公投的，趕快去聯署。</text:p>
      <text:p text:style-name="P4">洋洋   |  2021.01.19 20:06   |   <text:a xlink:type="simple" xlink:href="http://palinfo.habago.org/Entry?Command=Information_PrintForum&amp;iPage=2#FORUM40237"><text:span text:style-name="T6">#</text:span></text:a></text:p>
      <text:p text:style-name="P5">插播 <text:line-break/>1 <text:line-break/>張榮恭談兩岸密信及密使往來 <text:line-break/><text:a xlink:type="simple" xlink:href="https://youtu.be/5j1Oz3aF6_o"><text:span text:style-name="T7">https://youtu.be/5j1Oz3aF6_o</text:span></text:a><text:s/><text:line-break/><text:line-break/>2 <text:line-break/>理工男媽咪說 <text:line-break/>投票公平合理吗？为什么没有绝对的公平？阿罗不可能定理 <text:line-break/><text:a xlink:type="simple" xlink:href="https://youtu.be/9Oisrp99L14"><text:span text:style-name="T7">https://youtu.be/9Oisrp99L14</text:span></text:a><text:s/><text:line-break/><text:line-break/><text:line-break/></text:p>
      <text:p text:style-name="P4">陳真   |  2021.01.19 18:59   |   <text:a xlink:type="simple" xlink:href="http://palinfo.habago.org/Entry?Command=Information_PrintForum&amp;iPage=2#FORUM40236"><text:span text:style-name="T6">#</text:span></text:a></text:p>
      <text:p text:style-name="P6">與前輩一席談(8) <text:line-break/><text:line-break/>陳真 <text:line-break/><text:line-break/>2021. 01. 19. <text:line-break/><text:line-break/><text:line-break/>Lucy 同學，前輩不是來「熄滅」我，而是要我發光發熱，叫我不要只會寫字，也要有行動。雖然我自認為行動已經夠多，但是前輩指的行動是「奪天下」那類行動。所謂「奪天下」，指的就是奪島內政權。他說，至少也要「三分天下」，奪取其中一份。奪權方式當然不是揭竿起義，而是參與選舉。 <text:line-break/><text:line-break/>13. 權力不是目的 <text:line-break/><text:line-break/>我說，奪取權力不應該是一種目的，它頂多只是一種手段，而且不是惟一手段。 <text:line-break/><text:line-break/>前輩伉儷認為，沒有權力，理想怎麼實踐？我舉Noam Chomsky 為例，他並無一官半職，而且被主流媒體長年封殺，卻影響了許多人。 <text:line-break/><text:line-break/>再比方說墨西哥的蒙面俠，游擊隊長，外號叫做 Subcomandante Marcos (副司令馬可士)；永遠蒙著面。他說，「蒙面是為了讓你看見」。但是，根本沒有人知道他是誰，據說是一名哲學家，同時也是詩人；赤子情懷，言語如詩，翻轉概念，極能打動人心，世人稱他是「後現代的切·格瓦拉」。 <text:line-break/><text:line-break/>蒙面俠在墨西哥民間擁有極高聲望，如果他願意參與選舉「奪天下」，權力應是囊中物。但他說，他的理想無須透過權力來實踐。 <text:line-break/><text:line-break/>前輩夫人似乎帶點諷刺地說，「對啊，文字也可以千秋萬世」。我說我從來沒有那樣想，但我能做的也就只是這些了；過去沒做過什麼，就已經搞得家破人亡，身敗名裂；要不是還有醫師身份，早已走投無路。 <text:line-break/><text:line-break/>我說，上個世紀八零年代，「新潮流」至少有兩次想推我參選立委。一次是1986年龍山寺「519反戒嚴綠色行動」之後；我應該是行動中唯一一位大學生，以死相博、抗蔣家，表現英勇；一次是在1989年，我仍是個醫學生，卻被高檢署以企圖「分裂國土」及煽動群眾「推翻政府」的叛亂罪名移送法辦。 <text:line-break/><text:line-break/>在那個黨外群眾激情狂飆的年代，黨外在該選區至少有一席立委的實力，只要我點個頭，肯定就能當選，四方勸進之聲不斷，但我依然拒絕。 <text:line-break/><text:line-break/>很多同志跟我說，當立委有什麼不好？大權在握，「國民黨以後就不敢再動你了」；而且，「光是選舉時的群眾捐款，就會多到讓你花不完」，勸我要懂得「利用身上這些選舉資源」。 <text:line-break/><text:line-break/>所謂「選舉資源」，指的是我的醫學生身份及叛亂案。在那個噤若寒蟬的恐怖年代，同志們說，我若以醫學生身份挺身參選，號召反國民黨，將會激發群眾熱情；再加上被國民黨以叛亂罪迫害，將會捲起一股風潮。 <text:line-break/><text:line-break/>聽了同志們這些勸進說法，其實很反感，同時也更加讓我明白，所謂同志們的所思所想，與我相去甚遠，甚且背道而馳。 <text:line-break/><text:line-break/>當時，我也因此和許多同志翻臉，因為他們不斷透過親黨外的媒體放話造勢，想要藉著我營造一股反國民黨的聲勢，故意說什麼我要步上鄭南榕和詹益樺的腳步，決定以自焚抗拒拘提云云，並且發起各種「聲援」活動。 <text:line-break/><text:line-break/>我跟同志們說，你們不要再造謠了，我根本沒有要自焚，你們這樣故意胡扯，會讓人們以為我陳真敢說不敢做，而且會害死我爸媽，他們會每天擔驚受怕；因為我爸媽了解我的個性，他們會認為我既然這樣講了，就一定會自焚。 <text:line-break/><text:line-break/>而且，我很反感同志們那樣一種所謂「政治迫害」的聲援，我請他們不要再貶低我的人格了。為什麼說是貶低人格呢？因為我既然公開發表聲明說「叛亂，是一個正直公民對不義政權應盡的義務」，何來聲援？何須聲援？就像當兵繳稅是一種義務，當兵繳稅者需要旁人聲援嗎？ <text:line-break/><text:line-break/>大家懂這意思嗎？既然我認為坐叛亂黑牢只是一種針對不義政權的「公民義務」，為何你們還要聲援我什麼「被迫害」？我理當為我的「反抗」與「不服從」付出代價不是嗎？我怎麼會是什麼「受害者」？ <text:line-break/><text:line-break/>我不可能出庭受審，不可能陪國民黨玩自欺欺人的法律遊戲，但我也絕不會抗拒坐牢，他們來抓我，我就跟他們走，我不會抗拒，更不會自焚。 <text:line-break/><text:line-break/>同志們應該都聽不懂我到底是在堅持什麼，到底對他們是在生什麼氣，但我也沒法講得更清楚了。就比方說蘇格拉底面對死刑，他可以逃走，但他不肯，他很樂意為自己的言行思想喝下毒酒。你若去聲援他，把他說成一個「被迫害者」，那不是很奇怪，很窩囊嗎？蘇格拉底怎麼會是一個「受害者」那麼沒出息？ <text:line-break/><text:line-break/>我沒機會跟前輩講這麼多「細節」，因為平常跟人講話，我往往沒有講話的機會，大多時候只能聽。 <text:line-break/><text:line-break/>總之，面對權力，我並非自命清高，而是我不認為透過一己權力的掠奪可以實踐所謂理想，我恐怕反而會被龐雜的立法事務及「選民服務」等技術性問題給淹沒。當然，如果別人志在透過權力實踐其理想，我自然也樂觀其成，沒什麼好反對。 <text:line-break/><text:line-break/>但是，前輩夫人說他們上一次選舉，推舉了四名隸屬小黨的「素人」當選。我不知道這四位是哪四位，只知道其中一位很有名，跟小丑沒兩樣，叫什麼 3Q 哥。我能理解，在這個「民主」年代，越低能越無恥越荒唐的，反而越容易當上政治明星；或是靠賣相也行，例如諸女神男神，能力與人品根本不是所謂「神聖民意」所在乎。 <text:line-break/><text:line-break/>我說，奪權或利益結合不應該是一種政治目標。但是前輩伉儷顯然不認同。他們說，權力就是利益，當然就是要利益結合，才會有力量。但我認為，如果奪權的方式就是投低能選民之所好，迎合台灣日趨下流的政治風氣，不惜選出一些下三濫的低能無良政客，我不知道這種「奪天下」究竟有何意義？ <text:line-break/><text:line-break/>事實上，我也很鼓勵好人出來參選，像巴勒網有一些人我覺得不妨考慮從政，大大方方打出「反美」與主張「兩岸統一」的旗幟，我會很樂意助選。當然，在這樣一種政治極其敗壞醜惡的綠色鬼島上，好人從政，無異跳火坑，看看韓國瑜的遭遇就知道了。   <text:line-break/><text:line-break/>結論是，奪天下也好，奪手上一隻小滑鼠也罷，怎麼做都行，但不要把手段當成目的，不要出賣初衷。為了權力而犧牲價值犧牲公義，畢竟是荒唐的。</text:p>
      <text:p text:style-name="P4">Lucy   |  2021.01.19 11:42   |   <text:a xlink:type="simple" xlink:href="http://palinfo.habago.org/Entry?Command=Information_PrintForum&amp;iPage=2#FORUM40235"><text:span text:style-name="T6">#</text:span></text:a></text:p>
      <text:p text:style-name="P5">先生，這位＂前輩＂心中的民主，是＂神主牌＂，是不可捍動的信念，是他一生追求＂？＂（我想，他連自己一生在追求什麼都不知曉）之最後的自尊和最後的防線，即使他心知肚明民主制度有很多可議性和矛盾，甚至也理解到當＂民主制度＂失去公平正義和良知時就脆弱得不堪一擊而公平正義和良知是如此難以堅守.....他也不會改變他對民主的崇高敬意和深深愛慕。是以，他不會被您所說服。 <text:line-break/><text:line-break/>他來看您的目的，只想試著說服您，貼近您然後試圖翻轉您。他的眼光很好，您是不可多得的天才，您的＂影像記憶＂，足以讓很多民進黨徒回首自己變態的人生而無地自容。您是一盞明燈，不只能照亮人，還能指引人－－－但他想熄滅您。 <text:line-break/><text:line-break/>我知道，不可以＂否定歷史由來的一切正當性＂，您且放心。只希望，您平安。</text:p>
      <text:p text:style-name="P4">陳真   |  2021.01.19 03:04   |   <text:a xlink:type="simple" xlink:href="http://palinfo.habago.org/Entry?Command=Information_PrintForum#FORUM40234"><text:span text:style-name="T6">#</text:span></text:a></text:p>
      <text:p text:style-name="P5">與前輩一席談(7) <text:line-break/><text:line-break/>陳真 <text:line-break/><text:line-break/>2021. 01. 19. <text:line-break/><text:line-break/><text:line-break/>7. 先驗 (a priori) vs. 後驗 (a posteriori) <text:line-break/><text:line-break/>前輩其實不是那麼獨。他說，在一些人眼裏，他是統派。 <text:line-break/><text:line-break/>他說，中國大陸有大好河山，有豐富文明及燦爛輝煌的五千年歷史，為什麼我們台灣人要放棄？為什麼我們只要四百年、不要五千年？為什麼我們要割捨這一切美好的人事物？為什麼我們不去統一大陸、不去主導大陸政局？ <text:line-break/><text:line-break/>當我聽到最後一句，立即給他按讚，並且附和說，「今天我若只有四十多歲，我不會坐在這裡，我會去大陸。」 <text:line-break/><text:line-break/>但是前輩說：「台灣人一聽到中共要來統治我們就嚇死了。」前輩夫人在一旁幫腔，問我說：「陳真，難道你願意讓中共來統治我們？」我說：「我不會使用這樣一種帶有負面意涵而且區分你我的方式來陳述。統一對我來講，就是我們兩岸三地所有人共同經營一個中國，沒有所謂誰來統治誰的問題。而且，對於統一，我也沒有任何『忍受』中共來統治的意思，反倒是『積極熱烈地渴望』以大陸現有的權力結構方式與制度進行統一。」 <text:line-break/><text:line-break/>前輩夫人似乎不太相信她所聽到的，於是又確認了一次，似乎對我的想法頗感無奈與訝異。 <text:line-break/><text:line-break/>前輩說，「兩岸當然可以統一，但是必須要統一在民主之下」。前輩之所謂「民主」，就是「一人一票」選出領導人。他認為這是統一的前提。我說，「那你可以先統一之後再來慢慢努力你的民主目標啊。」前輩顯然不以為然，他認為要先讓大陸達成「民主」，然後才能統一。 <text:line-break/><text:line-break/>我說，「不管什麼樣的制度，一定都是在經驗之後 (a posteriori)，而非先於經驗 (a priori)」，畢竟我們不是在談論像邏輯那樣一種東西。但是，前輩給兩岸統一設下的「一人一票」之所謂「民主前提」，聽起來已經不是一種政治理念，而是一種宗教信仰了。 <text:line-break/><text:line-break/>宗教信仰往往先於經驗，比方說上帝並不是某種經驗世界的產物，不是特定時空下的有限現象。問題是，任何政治信念，怎麼可能會是一種先驗之物呢？怎麼可能「不證自明」(self-evident) ？怎麼可能不考慮時空條件與各種現實因素呢？政治信念理當就跟藥物處方一樣，不同體質，不同症狀，就需要不同的處方，而且有效沒效得依據實際狀況而定，不可能先驗存在。 <text:line-break/><text:line-break/>8. language game (語言遊戲) 與 form of life (生命形式) <text:line-break/><text:line-break/>這兩個詞是維根斯坦的術語，簡單說就是某種東西之所以具有意義，是因為它屬於某個體系。好比說 A 之所以有意義，是因為它屬於比方說一套語言，例如英文；而英文則是一種活動，它並非獨立存在，而是連結著某種生活方式或說生命形式。簡單說就是物有所屬。 <text:line-break/><text:line-break/>我跟前輩說，就算要進行器官移植，也得先分析各項生物體質與組織抗原是否相容，而不是想移植就移植。你覺得某人的某個器官很好，想把它移植到自己身上，也總得看那個器官跟你的這個「生命形式」相不相容吧？！ <text:line-break/><text:line-break/>9. 非惟一 <text:line-break/><text:line-break/>一方面，你不能粗暴地橫向移植某一種所謂「民主」，一方面你也得承認某個政治信念好不好並非先驗，而是得經過現實檢驗。再者，就算某個東西真的超棒der，那它也不一定是唯一真理。 <text:line-break/><text:line-break/>10. 必要性 <text:line-break/><text:line-break/>更重要的是：當中共現有的體制與權力結構運作非常良好時，為什麼非得把它全盤換掉不可？你身上某個器官運作健全，活力十足，讓你健康美麗，為什麼非得冒著生命危險去移植一個未經檢驗的外來器官呢？ <text:line-break/><text:line-break/>11.  時間 <text:line-break/><text:line-break/>好吧，退一千萬步說，假設「一人一票」的所謂「民主」真的如此美不勝收，那麼，你要全盤更換體制，也得需要漫長時間去更換不是嗎？而非斷然處置，不是把現有的器官挖出來，再換新的上去。換電池可以這樣換，更換政權體制怎麼可能如此粗暴呢？那是政變，是革命，不是改革。 <text:line-break/><text:line-break/>問題是，好好一個欣欣向榮的中國，為什麼需要搞一個脫離現實的無厘頭革命，只為了「一人一票」？「一人一票，票票等值」有這麼神聖且重要？既先於經驗，而且不容質疑，而且是唯一真理，而且必須是一切作為的前提要件？ <text:line-break/><text:line-break/>12. 民主輸出 <text:line-break/><text:line-break/>假設哪天我突然心血來潮，認為西方人應該實施酋長制，那才是真正的民主自由，於是我千方百計動用各種恐怖手段，就是要輸出民主自由到西方國家，不惜殺他個血流成河，老幼婦孺殺無赦，數千萬顆人頭落地，也要幫助西方人享受真正的酋長制民主。各位覺得這樣合理嗎？這就是以美國為首的西方國家對外「輸出民主」的方式，以民主自由之名，行侵略殖民之實。</text:p>
      <text:p text:style-name="P4">陳真   |  2021.01.18 20:15   |   <text:a xlink:type="simple" xlink:href="http://palinfo.habago.org/Entry?Command=Information_PrintForum#FORUM40233"><text:span text:style-name="T6">#</text:span></text:a></text:p>
      <text:p text:style-name="P6">與前輩一席談(6) <text:line-break/><text:line-break/>陳真 <text:line-break/><text:line-break/>2021. 01. 18. <text:line-break/><text:line-break/><text:line-break/>Lucy 同學，不能這樣講啊，因為： <text:line-break/><text:line-break/>一，一個行為不會只有一種意義 <text:line-break/><text:line-break/>比方說，如果時光倒流，我還是一樣會反戒嚴，不惜以命相博。但是，若以現在的眼光來看，反對長達38 年的戒嚴固然是對的，但把此一反抗行為給放在西方所謂民主自由的概念架構底下來理解，卻大有問題。 <text:line-break/><text:line-break/>也就是說，光是行為本身就有多種意涵與效果，功過往往是一種百分比，隨其所屬概念而異，而不是一種一成不變的東西。概念不是一種自然物 (natural kind)，不是香蕉蘋果那樣一種自然存在、意義固定的東西。 <text:line-break/><text:line-break/>特別是在六、七零年代那樣一種隨便講一句所謂不敬的話，很可能馬上就得抄家滅族人頭落地的黑暗年代，前輩們的思維與行為當然貢獻巨大，無可否認。千萬人之中，才有一兩個這樣的英才志士。 <text:line-break/><text:line-break/>二，行為的意義得放在所屬時空底下來理解 <text:line-break/><text:line-break/>此時輕鬆寫意的行為，在彼時卻很可能難如登天，痛苦不堪。我常舉一些自身的例子，比方說，關心空污，關心水源污染，誰不敢？大家都敢，而且還很政治正確不是嗎？但是，八零年代初期，我們僅僅只是批評河川或空氣被財團或國營企業所任意污染，卻會引來軍警大軍壓境。 <text:line-break/><text:line-break/>再比方說，關心雛妓，關心流浪兒童，關心無錢就醫而病死的兒童，不是天經地義嗎？但是，八零年代，我提倡兒童人權，要求重症兒童免費醫療，要求提高中央兒福預算，指出各種兒童人權問題，這麼合情合理的訴求，卻成為我的叛亂罪證，搞得家破人亡。 <text:line-break/><text:line-break/>八零年代尚且如此恐怖，更何況老前輩們所處的七零年代或六零年代。你看，我的忘年之交柏楊先生，只不過翻譯一篇漫畫，內文是一座孤島上的父子對話，套用了蔣介石的一句「慣用詞」，後果卻是綠島9年又26天的黑牢以及殘酷的刑求。 <text:line-break/><text:line-break/>總之，前輩們的勇氣與貢獻是絲毫無可懷疑的，否定這一點，等於是否定了歷史由來的一切正當性。我與老前輩想法不同，但對他依然由衷景仰。  <text:line-break/><text:line-break/>當然，一個人不會因為某種偉大貢獻而成為真理專賣戶。事物的道理仍然還是得回到概念本身來理解。</text:p>
      <text:p text:style-name="P4">Lucy   |  2021.01.18 17:02   |   <text:a xlink:type="simple" xlink:href="http://palinfo.habago.org/Entry?Command=Information_PrintForum#FORUM40232"><text:span text:style-name="T6">#</text:span></text:a></text:p>
      <text:p text:style-name="P5">這麼老的黨外前輩，說出＂一人一票，票票等值＂的神話，又把西方扭屈的民主、人權以＂美妙＂形容，還殷殷切切想為邪魔當道的時局盡一己之力以圖謀改變什麼，會不會太天真浪漫了一點？ <text:line-break/><text:line-break/>聽到黨外前輩，就令人毛骨悚然。今日之果皆由他們過去種種因而來，若完全沒有省思，＂前輩＂之謂只是浪得虛名。</text:p>
      <text:p text:style-name="P4">陳真   |  2021.01.18 00:43   |   <text:a xlink:type="simple" xlink:href="http://palinfo.habago.org/Entry?Command=Information_PrintForum#FORUM40231"><text:span text:style-name="T6">#</text:span></text:a></text:p>
      <text:p text:style-name="P5">與前輩一席談(5) <text:line-break/><text:line-break/>陳真 <text:line-break/><text:line-break/>2021. 01. 18. <text:line-break/><text:line-break/><text:line-break/>亦鳴你好，我沒法替這位前輩回答，但從談話中，我感覺他認為即使是他口中所謂台灣「破碎的民主」，都還是非常值得驕傲，是華人幾千年來的光榮。他說，美國Freedom House(「自由之家」)把台灣列為十大民主國家(佔第十位)，比美國(排名第十一)還民主。 <text:line-break/><text:line-break/>我猜，中國大陸應該排名倒數一、二名才對。其實，別說台灣排第十，就算排世界第一或宇宙第一也是可以的；如果美國認為有此政治需要的話，愛給誰排第幾就排第幾。 <text:line-break/><text:line-break/>6.「自由之家」是NGO嗎？ <text:line-break/><text:line-break/>當然不是。它是一個惡名昭彰的CIA附隨組織。表面上是民間NGO，實際上，它一年十幾億台幣的預算，八成五以上直接來自美國官方。比方說，2016年「自由之家」的總預算是兩千九百七十萬美元，其中兩千四百八十多萬美元來自美國政府。 <text:line-break/><text:line-break/>也就是說，它不是什麼NGO（非政府組織），它不折不扣就是一個帶有強烈情治色彩的政府機構，一方面從事宣傳戰，醜化敵對國家，一方面在海外敵對國家資助恐怖主義活動，顛覆合法政權，製造動亂。 <text:line-break/><text:line-break/>2001年5月，聯合國舉行一項聽證會，「自由之家」拒絕出席。古巴政府於會中出示多項證據，指控「自由之家」針對古巴從事各項非法政治活動。古巴駐聯合國大使說：「自由之家」長年資助反古巴政府的多個恐怖組織，執行顛覆任務，其作為美國政府之特殊任務的政治工具，此一事實，世人皆知，從來都不是什麼祕密。」 <text:line-break/><text:line-break/>古巴舉出多項證據，證明「自由之家」為 CIA 在海外執行顛覆它國政權、製造動亂之祕密任務，並進一步點名指出：跟「自由之家」關係十分密切的 Frank Garcon，正是CIA 之古巴計劃的主任；透過他，CIA 下達祕密指令給「自由之家」，針對古巴執行非法任務。 <text:line-break/><text:line-break/>聯合國聽證會後，「自由之家」發表聲明否認一切指控，並表明自身為一「人權組織」，並誓言將不計毀譽，繼續捍衛人權，繼續為受害者發聲。 <text:line-break/><text:line-break/>古巴駐聯合國大使隨後反駁說，為何「自由之家」所「捍衛人權與自由」的對象從來都不包括美國及其盟友？為何那些被「自由之家」所妖魔化或製造動亂的國家，恰恰也都一一符合了美國當下的政治利益？ <text:line-break/><text:line-break/>2012年8月25號辛巴威《Sunday Mail》發表一篇專論，標題是《CIA's Freedom House: A House of Destruction》(《自由之家？CIA 的破壞之家！》)，指控「自由之家」透過操弄假民調等手段，抹黑它國政府。 <text:line-break/><text:line-break/>「自由之家」的惡名昭彰，從來都不是什麼新聞。早在三十幾年前，比方說1988年，Noam Chomsky 和 Edward Herman 合寫的《Manufacturing Consent: The Political Economy of the Mass Media》(《製造共識︰大眾傳播的政治經濟學》)裏頭(第28頁)，就曾如此寫道： <text:line-break/><text:line-break/>「自由之家」長久以來便「做為美國政府及世界右翼國家的一個主要宣傳機器」，「其影響力與日俱增的原因之一是：『新自由主義』的興起 ，『自由』的概念因而也遭到重新定義。」 <text:line-break/><text:line-break/>當前輩提起「自由之家」之抬舉台灣的所謂「民主自由」，因此感到這是一項華人數千年來不得了的「民主成就」時，我很驚訝，因為我以為大家理應都知道這些什麼「自由之家」或「民主基金會」是什麼樣的一種「掛羊頭賣狗肉」組織。 <text:line-break/><text:line-break/>但我不是想談「自由之家」本身，只是以之為例，希望人們不妨重新檢視自己究竟如何思索？相關例子千千萬萬，多如海裏的魚，根本不可能寫得完；只能藉由有限的事實，做為一個個例子，希望人們能夠意識到自己的思想裏頭，到底有哪些是外來植入的荒謬信念？更根本的是，人們到底有沒有可能避免洗腦，從而讓基本理性發揮一點作用。</text:p>
      <text:p text:style-name="P4">蔡亦鸣   |  2021.01.17 21:33   |   <text:a xlink:type="simple" xlink:href="http://palinfo.habago.org/Entry?Command=Information_PrintForum#FORUM40230"><text:span text:style-name="T6">#</text:span></text:a></text:p>
      <text:p text:style-name="P6">陈真医师，您的这位老前辈他是否相信民主的问题要通过更加民主来解决？</text:p>
      <text:p text:style-name="P4">陳真   |  2021.01.17 18:28   |   <text:a xlink:type="simple" xlink:href="http://palinfo.habago.org/Entry?Command=Information_PrintForum#FORUM40229"><text:span text:style-name="T6">#</text:span></text:a></text:p>
      <text:p text:style-name="P5">與前輩一席談(4) <text:line-break/><text:line-break/>陳真 <text:line-break/><text:line-break/>2021. 01. 17. <text:line-break/><text:line-break/><text:line-break/>世主阿姨帶小可愛出去玩了，讓我偷得浮生半日閒，安靜地吃碗麵。 <text:line-break/><text:line-break/>4, 意義(meaning) <text:line-break/><text:line-break/>續前提要：當你訴說一種概念(concept) 時，是不是應該先搞清楚自己透過此一概念，究竟是在說些什麼；而不是把理應具有一定認知內涵的概念當成修辭 (rhetoric) 來使用，卻把絲毫不具概念內涵的「獨斷宣稱」(dogmatic claim) 給當成一種「命題」(proposition) 來講得振振有詞，自欺欺人，不知所云。 <text:line-break/><text:line-break/>西方哲學數千年，從最古老的蘇格拉底，到最先進的「AI與認知科學哲學」，包括西方哲學的第一課--知識論(epistemology)、邏輯、語言哲學、數學哲學、各種形上學與道德哲學等等等，體系龐大，難以言盡。但你如果只能用一個關鍵字來涵蓋這一切，也許那個字就是meaning (意義)。 <text:line-break/><text:line-break/>簡單說就是：當你透過命題，透過隱喻，透過類比，透過修辭，透過宣稱，透過各種wishful thinking來表述這樣或那樣時，到底你是想要說什麼？究竟What do you mean by that？到底你是在陳述一種願望或表達一種好惡，抑或是在指出某個命題？ <text:line-break/><text:line-break/>你的願望我只能聽聽，你的好惡，我只能點頭，你的幻想，我也只能笑笑，但你若是在訴說一種命題，那你就得賦予它應有的認知內涵，你得說清楚自己究竟是在說些什麼，是否合理，是否合乎基本事實，是否具有概念應有的內在一致性。你不能說A國殺死五千萬人、製造一億難民、到處姦殺擄掠是在捍衛民主自由保障人權，而 B 國四處鋪橋造路、濟弱扶傾，卻反而是個惡魔。這樣子講話，不是發神經嗎？<text:line-break/><text:line-break/>5. 命題(proposition) <text:line-break/><text:line-break/>我很少訴說願望，因為我的願望勢必也會是幾乎每個人的願望，畢竟誰會不想要一個更美好的世界？我也很少陳述一己之見。對我來說，提出意見縱然不是可恥的，卻讓我感到羞愧，若為之爭辯，更讓我有一種理性低下的窩囊感，因為我不覺得意見之為物值得一提，更不用說為它爭辯了。因為既然是意見，意味著你可以這樣想，也能那樣想，見仁見智，沒個準兒，因此也沒啥好說。 <text:line-break/><text:line-break/>我也不以正面 (positive) 方式主張任何派別或意識形態，因為它既然是各種理論與主張「之一」，理論架上既然有那麼多種思想產品，那就不值得我特別為它充當一名推銷員，除非我不認為它是「之一」，而是惟一；倘若如此，那就不能說是一種意見，而是一種應然了。 <text:line-break/><text:line-break/>在公眾世界裏，我說得比較多的是命題，也就是一種你能驗證、查證、修正與反駁、從而取得「真假值」的東西，它不光只是言之成理 (make sense)，而且有其對錯內涵，足以驗證或否證。 <text:line-break/><text:line-break/>當我說出命題，而你卻對之以好惡，那是很奇怪的事。同理，當你只是陳述好惡、表達情緒，你卻以為自己是在表達命題，那也是很可笑不是嗎？更荒唐的是，主張某種概念，卻絲毫不具任何內在一致性，那就不僅僅可笑，而是發神經了。 <text:line-break/><text:line-break/>比方說，為非作歹喪盡天良者，說成民主自由與人權的救世主，反倒是行事正直良善者，卻被說成反民主反人類的惡魔，這不是發神經，什麼是發神經？這樣一些概念，純粹就是胡言亂語，毫無認知意義。 <text:line-break/><text:line-break/>講話很容易，只要不是啞巴都會說話，但mean what you mean 卻很難，知道自己在說什麼，並不是一件簡單的事。或者應該說，它可能是太簡單了，簡單到以致於讓人忽略了它的存在與價值，從而顯得似乎如此艱難。 <text:line-break/><text:line-break/>我的麵來了，待續。</text:p>
      <text:p text:style-name="P4">孫從輔   |  2021.01.17 13:26   |   <text:a xlink:type="simple" xlink:href="http://palinfo.habago.org/Entry?Command=Information_PrintForum#FORUM40228"><text:span text:style-name="T6">#</text:span></text:a></text:p>
      <text:p text:style-name="P6">「將願望當作事實」和「將基於前提的結果當作普遍規律」，是我容易犯的錯誤。我有了相當的人生經歷後才發覺這件事，此後每當我自認為明白了某些道理時，都會再反覆思考，看看自己有沒有犯這兩個錯誤。 <text:line-break/><text:line-break/>我曾經相信一人一票的手段，可以產生有正當性的結果，這個結果能解決問題，問題解決後，會帶來整體福祉的提升。但這很顯然是我犯了把願望當事實的錯誤了。實際上，一人一票需要有許多的前提條件才能帶來好處，因此考察這些前提條件才是最重要的，而不是僅憑推崇什麼價值就非得採用這種手段不可，更不能將此當成普遍規律。 <text:line-break/><text:line-break/>我自己思考的結果，一人一票的前提有四個：(1)每一個投票人有基本理性，能接觸到事實，有充分時間獨立思考，有充分機會與他人交流；(2)每一個投票人要為整體福祉考慮，尤其是可能因投票結果而受害的人；(3)每一個投票人把投票當作認真嚴肅的事，在投票前就同意接受任何可能的結果(意味著投票的任何選項不會對某人造成無法接受的損害，並在某種意義上，所有人有產生結果比結果是什麼更重要的共識)；(4)有一個機制使得破壞規矩的人受損，而非受益。如果以上四個前提中的任何一個不成立，就應該先想辦法建立這些前提，而非為了實現什麼價值就非得一人一票不可，不然投票的結果反而容易帶來壞處。 <text:line-break/><text:line-break/>比如說，辦公室的同事們中午一起點外賣披薩，用一人一票的手段決定口味就可行，因為 (1)有關披薩的客觀事實很清楚，每個人在幾分鐘內就可交流與思考完畢；(2)每個人有共識為整體考慮，點一個所有人都能吃的口味 (舉例來說，如果有一個人不吃牛肉，所有人就同意排除牛肉披薩，而不光機械地多數決)；(3)投票結果即使不是自己最想要的也樂意接受(吃披薩比點什麼口味更重要)；(4)如果有人自私、搗亂，就會受到懲罰成為辦公室裡不受歡迎同事。 <text:line-break/><text:line-break/>然而，一人一票並不是普遍適用的，對於大一點的、需要解決更專業問題的團體，如公司、學校、醫院或軍隊，它的前提就很難成立了，更不用說由各式各樣的人與各種利益關係組成，還要面對各類外部險惡勢力的國家，甚至是全地球上的人類了。同樣的，一個國家求繁榮發展的手段不只一種，但每一種也都需要在一系列的前提條件下才能發揮效果，因此考察並塑造這些前提條件才是最重要的。如果有人還堅持某種方式神聖不可動搖，不妨問問他們開頭的兩個問題吧。 </text:p>
      <text:p text:style-name="P4">陳真   |  2021.01.17 00:48   |   <text:a xlink:type="simple" xlink:href="http://palinfo.habago.org/Entry?Command=Information_PrintForum#FORUM40227"><text:span text:style-name="T6">#</text:span></text:a></text:p>
      <text:p text:style-name="P5">與前輩一席談(3) <text:line-break/><text:line-break/>陳真 <text:line-break/><text:line-break/>2021. 01. 17. <text:line-break/><text:line-break/><text:line-break/>如前所述，你去國外讀書，申請學校，你是在乎學校的學術與研究環境、師資、設備與藏書等等，還是在乎它是否能夠全校師生一人一票選出校長？ <text:line-break/><text:line-break/>如果小小一所學校，尚且需要講究權力結構的封閉性、穩定性與專業性，為何大至一整個國家的權力結構卻非得完全開放解體至原子層次不可？就算是一個生物體，比方說人體，腦細胞和口腔細胞或肝細胞就不可能打散成粒粒細胞同質且均等的狀態。 <text:line-break/><text:line-break/>想像一家公司，如果董事長必須由一人一票選出，那麼，這家公司將很快就會被它的競爭對手給滲透解體，進而顛覆與併吞；除非，除非公司裏頭有一小撮人，透過掌握各種核心手段、資源與行政設計，牢牢掌控所謂選舉的整個過程與結果，使得非權力核心階級幾乎不可能透過這樣一套自欺欺人的民主遊戲取得權力。 <text:line-break/><text:line-break/>就算在極端例外狀況下，不小心讓「局外人」闖入權力核心，依然會有層層密不通風的壟斷與掌控機制(例如軍事力量，例如足以製造輿論的媒體以及擁有每個人私密檔案的情治系統等等)，使得它事實上難以改變既得利益結構。美國或西方國家就是如此。 <text:line-break/><text:line-break/>如果這就是所謂民主，那麼，民主其實就只是另一種形式的集權或極權，不但更為隱諱封閉與穩定，而且深具欺瞞性質。這時候。所謂選舉，不過就像選左手或選右手那樣，選來選去都是選出同一個權力集團的代表人。 <text:line-break/><text:line-break/>3. 罵領導很重要嗎？ <text:line-break/><text:line-break/>前輩顯然認為可以罵領導罵政府很重要。但是，你去找工作或申請學校，你會把「是否能夠罵老闆或罵校長罵老師」當成一種重要指標嗎？ <text:line-break/><text:line-break/>我不是說不應該罵，而是說，這怎麼會是一種評價指標？不管是學校或醫院，每隔幾年都得接受評鑑，厚厚一大本評鑑指標中，應該不會有「能否罵校長或罵院長」這項「民主」指標。 <text:line-break/><text:line-break/>台灣每天自我陶醉什麼「民主」，事實上，不管是兩岸或東西方，在這一點上都差不多；平常隨你罵，一旦罵多了，就可能會有各種不良後果。台灣在九零年代中期之前，別說罵領導，光是「人權」二字或以西元紀年都會犯大忌。我連念高醫一年級時的考卷，都能成為我的叛亂罪證，因為我把考卷作答日期上的「民國」給塗掉，改成西元，情治與檢調單位據此認為「足資證明」我的台獨思想由來已久。 <text:line-break/><text:line-break/>過去這幾年也一樣，而且逐漸變本加厲。你看，數百個案子，不過只是批評金援外交或是質疑為何要合法化萊克多巴胺在島內的使用，或是質疑是否隱匿疫情，許多人紛紛遭到司法整肅。蘇偉碩被告，只是成百上千的類似案子的其中之一而已；一般平民百姓，往往就在無人關注的情況下任憑當權者宰割。 <text:line-break/><text:line-break/>你看，七成的民意反毒豬，但是幼兒園的家長們，或是醫界，儘管幾乎所有人都反對毒豬進口，但在人渣黨執政下，根本沒有幾個人敢公開出聲，個個噤若寒蟬。台灣人老是要自我吹捧什麼民主，其實只是自欺欺人。 <text:line-break/><text:line-break/>學界更是如此，每個校園一片極端的綠油油，請問有幾個人膽敢「不綠」？更不用說「反綠」了，難道你不想升等了嗎？不想謀職或續聘了嗎？不想申請研究經費了嗎？台灣人老喜歡向對岸自吹自擂什麼言論自由，其實只是自欺欺人。 <text:line-break/><text:line-break/>在人渣黨的統治下，不管黨內或一般民眾，大家心裏都有個戒嚴時期的「小警總」，大多數人乖得跟龜孫子似的，頂多在網路上匿名酸兩句；你要他具名挺身而出，幾個人敢？特別是所謂菁英階層，例如學界醫界或文化界，特別乖巧順從，半個多世紀來，始終如此，從未有一絲改變。 <text:line-break/><text:line-break/>人渣黨還有一系列管制言論的花樣，有些還沒端上來，比方說，連書裏頭只是寫上一句「武漢加油」的童書，居然就被查禁；凡與大陸有關的出版品必須送審，管制程度已與戒嚴時期無異，甚至研擬連簡體字都要課以鉅額罰款。 <text:line-break/><text:line-break/>我並不是要主張市面上那種所謂「言論自由」，我只是說，即便採用同一個標準，台灣並沒有更好。 <text:line-break/><text:line-break/>台灣如此，大陸想必也一樣，西方社會更是如此，更是擅於透過法律綿綿密密的無數條文來整肅異議或限制各種言行，管制監控得完全滴水不漏。你看，川普的臉書與推特帳號，居然說停就停。台灣對一般人的言論管制也一樣。我沒有臉書，但常聽到韓粉團體被查封或反綠聲音被消音的事。 <text:line-break/><text:line-break/>在過去，動輒打入黑牢，現在其實也一樣，只是罪名改了，不再是什麼「叛亂」或「顛覆政權」，雖然刑度較輕，但卻化整為零，打擊面變得更廣，人人都可能「中獎」。過去只有極少數人會遭到司法整肅，現在被整肅的人及整肅理由與花樣卻更多且更不可測了，隨時都有可能踩到地雷，連批評金援外交，不過簡單一兩句話，居然也會被告，被抓去訊問。人渣黨就是要讓你心有疑懼，擔心「隨時都有可能踩到地雷」，從而噤若寒蟬，任其胡作非為，大貪特貪。 <text:line-break/><text:line-break/>再次聲明，我一點都不認同市面上極其簡化與腦殘的所謂「言論自由」，我只是說，倘若依照西方抹黑中國的同一標準來看，那麼，西方在海內外之管控言行之司法整肅與政治迫害，絕對是中國的千百萬倍以上的嚴重，甚至大搞暗殺與屠殺異己。暗殺，基本上就是美國政府的一項例行作業。你拿這樣一個國家長年不斷的恐怖行徑來當成一種言論自由與人權的標竿，來指責比它好上千萬倍的中國，不會太荒唐嗎？ <text:line-break/><text:line-break/>總之，當你訴說一種概念(concept) 時，是不是應該先搞清楚自己透過此一概念，究竟是在說些什麼；而不是把理應具有一定認知內涵的概念當成修辭 (rhetoric)來使用，卻把絲毫不具概念內涵的「獨斷宣稱」(dogmatic claim) 給當成一種「命題」(proposition) 來講得振振有詞，自欺欺人，不知所云。</text:p>
      <text:p text:style-name="P4">陳真   |  2021.01.16 04:17   |   <text:a xlink:type="simple" xlink:href="http://palinfo.habago.org/Entry?Command=Information_PrintForum#FORUM40226"><text:span text:style-name="T6">#</text:span></text:a></text:p>
      <text:p text:style-name="P6">與前輩一席談(2) <text:line-break/><text:line-break/>陳真 <text:line-break/><text:line-break/>2021. 01. 16. <text:line-break/><text:line-break/><text:line-break/>這位前輩怎麼會是翁金珠？我跟翁老師認識三十多年，不會出現這麼「初級」的對話。 <text:line-break/><text:line-break/>這位前輩在我還沒出生時就已嶄露頭角，比黨外還更早，可說是黨外人士的前輩。在啟蒙上，貢獻極大；在政治上，海納百川，曾打開一片新局，定義了一個時代。如今八十多歲，但他希望還可以再為兩岸及世界，做出更大貢獻。 <text:line-break/><text:line-break/>我對他這份心意抱持崇高敬意，但對其基本思維並不認同。前輩說，他很高興我反駁他，最好能駁倒他。我說，駁倒他沒問題，但這可能得花上幾天時間，畢竟成見太深；倘若是一般人，給我半小時，我就能讓你啞口無言。當然，前提是：你必須真的願意服從真理與事實。 <text:line-break/><text:line-break/>曾聽我老師Martin Kusch說，Karl Popper 聲名如日中天之際，有一天，來到某個學校演講，眾人點頭稱道之餘，一個大學生卻舉手反駁他的想法。Popper沉默一會兒後，當場承認錯誤，修正自己某個根深柢固的想法。 <text:line-break/><text:line-break/>這說起來容易，做起來難。事實上，很少人會真的願意臣服在真理與事實面前。但我比較沒有這個毛病，因為許多真理就像數學一樣，硬凹或硬要胡扯瞎掰其實只是羞辱了自己，透露自身理性能力的薄弱。 <text:line-break/><text:line-break/>我從大約1998-1999年就開始反民進黨，與之敵對。這等於是說，做為一個老黨外，做為一個建黨黨員，我必須和過去幾乎所有朋友與同志翻臉，跟他們站在對立面；我原本交遊廣闊，瞬間「舉目無親」，得罪所有朋友。 <text:line-break/><text:line-break/>那時候(1998-1999年)的民進黨之邪惡與墮落，跟現在這個人渣黨根本不能比。但是，當黨從那時候突然吹起「愛台灣」的鬥爭號角時，我就知道台灣藍綠權力結構將重組，這個黨將走向法西斯。我怎麼可能跟法西斯為伍？ <text:line-break/><text:line-break/>記得那時候，我還跑去郵局，寄了一張聖誕卡片去民進黨中央黨部。那時候的黨主席就是我的留學推薦人之一--林義雄。我在卡片中寫道：貴黨如此胡作非為，簡直是青出於藍，而且顯然有恃無恐，看來，貴黨應該很快就能執政。 <text:line-break/><text:line-break/>我的預言，一兩年後就實現了，民進黨成為執政黨，開啟台灣沉淪的新紀元。 <text:line-break/><text:line-break/>前輩問我，還跟林義雄碰面嗎？我搖搖頭。我早已「舉目無親」二十多年，過去的所有朋友與同志關係，幾乎徹底斷絕。 <text:line-break/><text:line-break/>很多人藍綠通吃，對此我常感不解。我沒有那麼好的「社交能力」，我不知道如何一方面痛恨人渣黨的邪惡作為，一方面卻又跟他們稱兄道弟。 <text:line-break/><text:line-break/>斷絕了綠的，至於藍的，跟我八字亦不合，他們當然也不會鳥我。幾年前，因為王炳忠等人的共諜案，我申請加入新黨以示聲援，黨費一千元也繳了，結果人家並不歡迎我入黨。不歡迎就算了，到現在一千元黨費也還沒還我。 <text:line-break/><text:line-break/>這些都是細節，我只是想說：我們應該讓理性起作用，當你發現錯誤時，就應承認錯誤，而不是堅持己見，瞎掰到底。 <text:line-break/><text:line-break/>我跟前輩說，我在1989年因為主張台獨，被以叛亂罪論處，限制出境，無法依照原計畫出國讀書，只好留下來當醫生，卻差點連醫生也沒法當 (叛亂犯定讞是不能當醫師的)，到處「被辭職」。 <text:line-break/><text:line-break/>政治給我及家人帶來極大的痛苦與傷害。但我跟前輩說，1997年出國之後，短短一兩年內，我的整個想法就變了，旋即由獨轉統，而且開始反美，因為近距離目睹西方社會之種種醜陋至極的血腥惡行，並且因為有了網路及各種媒體 (包括《鳳凰衛視》)，比較容易取得關於中國的真實資訊，我很快就發現我過去的一些想法錯了。 <text:line-break/><text:line-break/>前輩提到關於西方社會美妙的民主自由與人權，我說，在我1997年出國之前，我跟前輩一樣，相信西方社會重視人權，崇尚公義與平等，愛好民主與自由。我說，在我出國的行囊當中，甚至還帶著一張剪報文章，標題是《美國是個偉大的國家》，裏頭就寫著美國是個什麼「種族的大熔爐」，寬容，開放，和平，重視生命與人權等等等。 <text:line-break/><text:line-break/>這些鬼話，在我出國一兩年內，全數拆穿，煙消雲散。事實剛好相反。西方媒體每天造謠抹黑，然後藉以發動一次又一次的血腥侵略與屠殺，甚至殺害上百萬伊拉克的兒童，一連串的恐怖戰爭，從南斯拉夫到阿富汗到伊拉克，四處姦殺擄掠，無惡不作，簡直就是惡魔，納粹也不至於如此血腥與齷齪。 <text:line-break/><text:line-break/>前輩顯然不信，那我該怎麼讓他信呢？也許關鍵是在他自己身上，而非我所能著墨。因為，當明明白白清清楚楚的巨大事實就擺在眼前時，如果你仍然拒絕相信，拒絕服從真理與事實，旁人其實也沒法多說什麼了。 <text:line-break/><text:line-break/>前輩的夫人幫腔說：「中國有什麼好？」我說：「應該問說，中國到底有哪裡不好？」仇視中國或反中者，得說說看，到底你是在反對中國的什麼？你們每天把中國講得那麼恐怖，到底中國是哪一點作法比不上西方的文明？ <text:line-break/><text:line-break/>在我看來，相較於西方的邪惡與血腥，中國意味著一種至善的力量，意味著人類發展的一種嶄新而和平、信奉誠信互助互惠原則、共存共榮的可能性，相較於西方行之多年、光是美國就打了兩百多場戰爭、信奉暴力與謊言、四處侵略與殺戮的帝國主義路線。</text:p>
      <text:p text:style-name="P7"><text:span text:style-name="T8">嗯呵</text:span><text:span text:style-name="T1"><text:s/>  |  2021.01.15 09:33   |   </text:span><text:a xlink:type="simple" xlink:href="http://palinfo.habago.org/Entry?Command=Information_PrintForum#FORUM40225"><text:span text:style-name="T2">#</text:span></text:a></text:p>
      <text:p text:style-name="P8"><text:span text:style-name="T1">翁金珠？</text:span><text:span text:style-name="T9"><text:line-break/><text:line-break/></text:span><text:span text:style-name="T1">另。第二點，忍不住要留言按讚。第一點空氣到教育那串，是個無比長期潛水讀者不願吱聲的由頭。</text:span><text:span text:style-name="T9"><text:line-break/><text:line-break/></text:span><text:span text:style-name="T1">興正老師對於世事的理解，腦子很妙。</text:span><text:span text:style-name="T9"><text:line-break/><text:line-break/><text:line-break/></text:span><text:span text:style-name="T1">ＰＳ：居喪期間，不便多言。頭一回也是最後一回冒個泡最好。</text:span></text:p>
      <text:p text:style-name="P7"><text:span text:style-name="T8">陳真</text:span><text:span text:style-name="T1"><text:s/>  |  2021.01.15 02:55   |   </text:span><text:a xlink:type="simple" xlink:href="http://palinfo.habago.org/Entry?Command=Information_PrintForum#FORUM40224"><text:span text:style-name="T2">#</text:span></text:a></text:p>
      <text:p text:style-name="P9"><text:span text:style-name="T1">與前輩一席談</text:span><text:span text:style-name="T9">(1)<text:line-break/><text:line-break/></text:span><text:span text:style-name="T1">陳真</text:span><text:span text:style-name="T9"><text:line-break/><text:line-break/>2021. 01. 15.<text:line-break/><text:line-break/><text:line-break/></text:span><text:span text:style-name="T1">今天</text:span><text:span text:style-name="T9">(</text:span><text:span text:style-name="T1">其實應該算是昨天了</text:span><text:span text:style-name="T9">)</text:span><text:span text:style-name="T1">，有位非常資深的黨外前輩及其夫人特地南下來找我。老驥伏櫪，志在千里。前輩說，看過我的文章，所以想來找我談談，看能不能一起做些什麼。我原本以為只是寒喧兩句，沒想到一談就是五個鐘頭。</text:span><text:span text:style-name="T9"><text:line-break/><text:line-break/></text:span><text:span text:style-name="T1">每當有人說他讀過我的文章，我就有一種萬箭穿心、無言以對的尷尬。我有自知之明，我知道人們怎麼看待人事物。這世上，恐怕只有一個人看過我的文章，那就是我自己。不論是褒或貶，都只能由我自己動手，旁人的評價往往離事實太遠。更何況流傳在外的，通常經過高度選擇，都是一些跟藍綠有關的時事文字，彷彿我是個什麼政治評論者似的。</text:span><text:span text:style-name="T9"><text:line-break/><text:line-break/></text:span><text:span text:style-name="T1">四十年來，我寫了一兩千萬字，我不相信有人會仔細去讀它，更不用說統統讀過一遍。況且，另外還有至少兩、三千頁的哲學筆記是從未見天日的，也許得把這兩個完全不同屬性的東西給湊合在一起讀，才有可能理解抽象概念的背後是何等血肉。反之亦然，血肉之事並不庸俗，它預設了某種抽象的可能性，而這個可能性本身，就像鬼魂一樣，唯有這樣才抓得出來。倘若不是如此，難道你能憑空抓出一種並非實存的「空間」或「高度」？</text:span><text:span text:style-name="T9"><text:line-break/><text:line-break/></text:span><text:span text:style-name="T1">一個導演一方面拍電影，一方面還得負責講解，肯定是一件很難堪的事。我並不是要說自己的這些文字很重要；客觀上來講，它很可能一點價值也沒有，但它畢竟就像家書或情書那樣，不值錢，卻無價。倘若它有點價值，那也只會屬於極少數同病相憐者。</text:span><text:span text:style-name="T9"><text:line-break/><text:line-break/></text:span><text:span text:style-name="T1">在英國時，有一段時間，我很湊巧地就住在維根斯坦的墳墓附近，百步之遙。日落時分，常去墳上看他。每次去看他，我就會在心裏頭叫他「出來！」「還不快點給我出來！」你最好的朋友陳真來看你了！出來跟我說上幾句話吧。</text:span><text:span text:style-name="T9"><text:line-break/><text:line-break/></text:span><text:span text:style-name="T1">前言表過，言歸正傳。</text:span><text:span text:style-name="T9"><text:line-break/><text:line-break/></text:span><text:span text:style-name="T1">前輩說想跟我談一談，看能不能一起為「共同理想」做些什麼。我怕讓人尷尬，所以趕緊表明「我的理想可能跟你們不一樣」，於是我請兩位前輩不妨先看看巴勒網我貼的最新一篇文章，我說，「光看標題，你們恐怕就會昏倒了。」文章標題是：《大陸同胞趕快來解救我們》</text:span><text:span text:style-name="T9"><text:line-break/><text:line-break/></text:span><text:a xlink:type="simple" xlink:href="https://bit.ly/38H13iQ"><text:span text:style-name="T4">https://bit.ly/38H13iQ</text:span></text:a><text:span text:style-name="T9"><text:line-break/><text:line-break/></text:span><text:span text:style-name="T1">前輩的夫人看了之後，馬上「哇」了一聲說，「根據反滲透法，寫這樣不會被抓嗎？」我哈哈一笑。</text:span><text:span text:style-name="T9"><text:line-break/><text:line-break/></text:span><text:span text:style-name="T1">我想把今天沒法有機會說清楚的寫下來，如下：</text:span><text:span text:style-name="T9"><text:line-break/><text:line-break/>1</text:span><text:span text:style-name="T1">，去血肉</text:span><text:span text:style-name="T9"><text:line-break/><text:line-break/></text:span><text:span text:style-name="T1">前輩向來是書生氣質，其所謂理想，不外就是建構一套體制或預設某種理論。但我比較相信血肉與實用，那才是政治的目的，至於千千萬萬種理論與一切制度，不過只是一種手段；手段「本身」是沒有任何價值的。手段的價值僅僅只存在於它究竟能達成何種目的。</text:span><text:span text:style-name="T9"><text:line-break/><text:line-break/></text:span><text:span text:style-name="T1">不談實質血肉，而只抬舉「某一種」制度，在我看來是很不可思議的。做為人民之一，我關心的是紮紮實實的生活，包括空氣、水源、薪資、環境空間、交通、醫療、各種社會保險、公衛、食安與教育等等等，這才是重點。我相信在正常不洗腦的狀況下，一般人也是關心這些，而不是關心是否一人一票，也不是關心各種手段與制度非得要哪一種才行。</text:span><text:span text:style-name="T9"><text:line-break/><text:line-break/></text:span><text:span text:style-name="T1">並非說手段不重要或制度不重要，而是說，它們的重要性在於它們是否有效達成實質目標。實質的生活血肉，才是判斷政治良莠的根據。</text:span><text:span text:style-name="T9"><text:line-break/><text:line-break/>2</text:span><text:span text:style-name="T1">，手段與目的的混淆</text:span><text:span text:style-name="T9"><text:line-break/><text:line-break/></text:span><text:span text:style-name="T1">前輩很推崇「一人一票，票票等值」，說那才是民主。但我認為，如果這就是民主，那麼民主不要也罷，因為我看不出來「一人一票，票票等值」究竟有何意義可言？它怎麼會構成一種政治目的呢？它不過是無數的手段之一，而不是神聖目標，更不是真理。</text:span><text:span text:style-name="T9"><text:line-break/><text:line-break/></text:span><text:span text:style-name="T1">如果「一人一票，票票等值」這樣一種所謂「民主」如此重要且非它不可，那麼，為何台積電或任何一家公司、機構、醫院或學校不實施「民主」來選出董事長、校長或院長？如果一間公司或小學，尚且不應該讓全體員工或全體師生「一人一票，票票等值」來選出領導，為何大至一整個國家的政府之如此複雜的專業運作，卻反而必須「一人一票，票票等值」才叫做「民主」？</text:span><text:span text:style-name="T9"><text:line-break/><text:line-break/></text:span><text:span text:style-name="T1">夜深，睏了，先寫這樣。待續。</text:span></text:p>
      <text:p text:style-name="P7"><text:span text:style-name="T8">王修亮</text:span><text:span text:style-name="T1"><text:s/>  |  2021.01.14 15:23   |   </text:span><text:a xlink:type="simple" xlink:href="http://palinfo.habago.org/Entry?Command=Information_PrintForum#FORUM40223"><text:span text:style-name="T2">#</text:span></text:a></text:p>
      <text:p text:style-name="P8"><text:span text:style-name="T1">陳真的文一向都如熔岩之箭，總是迸裂我內心某些刻意的擱置。</text:span><text:span text:style-name="T9"><text:line-break/><text:line-break/></text:span><text:span text:style-name="T1">不看電視、不看新聞、不接觸人群、不交新朋友，只有新家長與新學生，我忍耐不了台灣，但是我可以擱置台灣，只活在自己國小啟蒙教育的範疇。</text:span><text:span text:style-name="T9"><text:line-break/></text:span><text:span text:style-name="T1">不擱置這部分，就會在無可奈何的洩氣與無可奈何的爭辯中，失去教學的靜定。</text:span><text:span text:style-name="T9"><text:line-break/><text:line-break/></text:span><text:span text:style-name="T1">不是逃避，只是擱置，或者說是冷觀。因為總還是斷續知悉，總難免需要收集時事作為教材，和學生解析討論，但是做為教材來觀看時，孩子們清晰的條理與批判，使我懷抱期望，此刻的台灣就變得可容忍了。</text:span><text:span text:style-name="T9"><text:line-break/><text:line-break/></text:span><text:span text:style-name="T1">我很笨拙，也很自覺，深知自己所能淺薄，這一生之力只夠專注做一件事，也已經將這一件事做得竭盡所能了。我在國小孩子們生命中啟蒙，引導他們在現境中想思、判斷、選擇、實踐。</text:span><text:span text:style-name="T9"><text:line-break/></text:span><text:span text:style-name="T1">為此付出許多健康與大半精力，竭盡所能了。</text:span><text:span text:style-name="T9"><text:line-break/><text:line-break/></text:span><text:span text:style-name="T1">歷史是無始無終的循環，在平凡人的擱置與容忍裡，在平凡人微渺的教育奮進裡，中國興衰起伏，但英雄繼起，文化永續。</text:span><text:span text:style-name="T9"><text:line-break/><text:line-break/></text:span><text:span text:style-name="T1">周恩來也是近代政治人物中，我最仰慕的一位。</text:span></text:p>
      <text:p text:style-name="P7"><text:span text:style-name="T8">陳真</text:span><text:span text:style-name="T1"><text:s/>  |  2021.01.14 02:11   |   </text:span><text:a xlink:type="simple" xlink:href="http://palinfo.habago.org/Entry?Command=Information_PrintForum#FORUM40222"><text:span text:style-name="T2">#</text:span></text:a></text:p>
      <text:p text:style-name="P9"><text:span text:style-name="T1">美國眾議院昨天發佈川普的彈劾報告，指控他「煽動叛亂」、「鼓動恐怖襲擊」。美國司法部並表明已掌握上萬筆影像資料，將進入社區，擴大追捕「叛亂暴徒」。這裏有一段一分多鐘的視頻，請大家看看美國司法單位那樣一種「殺無赦」的強悍執法態度與嘴臉：</text:span><text:span text:style-name="T9"><text:line-break/><text:line-break/></text:span><text:a xlink:type="simple" xlink:href="https://bit.ly/2XDI7LC"><text:span text:style-name="T4">https://bit.ly/2XDI7LC</text:span></text:a><text:span text:style-name="T9"> <text:line-break/><text:line-break/></text:span><text:span text:style-name="T1">我想說的是，美國國會事件那樣一種程度的「暴動」算什麼呢？跟香港持續一整年完全無法無天的打砸搶及燒殺擄掠，相去何止千百倍。但是，美國卻以二十年刑度的叛亂重罪來追捕參與者，其中數十人甚至被定位為可處以死刑的「恐怖份子」；鎮壓過程中數人死亡，前兩天有位民眾被抓去訊問，回家後便畏罪自殺。美國的司法懲罰和街頭鎮壓，那個才叫做嚴厲。</text:span><text:span text:style-name="T9"><text:line-break/><text:line-break/></text:span><text:span text:style-name="T1">但是，另一方面，美國和整個西方國家與媒體卻大力歌頌持續一整年、由</text:span><text:span text:style-name="T9">CIA</text:span><text:span text:style-name="T1">及英國情治單位所策動、完全無法無天的香港暴動，並且把主其事者那些漢奸，美化成仙，吹捧成捍衛人類文明的勇敢鬥士及全球性的民主英雄，包括之前的什麼「佔中」及「雨傘革命」，也是如此，完全就是眛著良心拼命歪曲事實，完全顛倒是非黑白。</text:span><text:span text:style-name="T9"><text:line-break/><text:line-break/></text:span><text:span text:style-name="T1">相較於美國警方的開槍鎮壓，香港警方簡直軟弱得像小綿羊，卻被美國等西方國家與媒體抹黑為「暴警」，甚至對之提出制裁方案。至於香港司法機關，只不過把幾位帶頭者抓去問話，刑度不過數月徒刑，根本不痛不癢，西方國家與媒體</text:span><text:span text:style-name="T9"><text:s/>(</text:span><text:span text:style-name="T1">當然也包括台灣</text:span><text:span text:style-name="T9">) </text:span><text:span text:style-name="T1">卻馬上又開始抹黑，說成泯滅人性、傷害人權的什麼「大逮捕」、「大整肅」之「恐怖獨裁」。</text:span><text:span text:style-name="T9"><text:line-break/><text:line-break/></text:span><text:span text:style-name="T1">我很納悶的是，國家會使壞，會造謠，會抹黑，會歪曲事實，大搞宣傳戰，但是，一般人為何也要跟著眛良心說話？如果在美國或西方任何一個國家，佔領國會便形同叛亂、政變或恐怖攻擊，佔領一秒鐘也不可能允許，為何在台灣卻可以大搖大擺地佔領數周，而且還會被吹捧為偉大的民主英雄？美國還曾讚揚大腸花運動，說它展現「民主活力」，還說北京政府看到台灣人民這樣一種「民主活力」將會感到驚嚇與恐懼。</text:span><text:span text:style-name="T9"><text:line-break/><text:line-break/></text:span><text:span text:style-name="T1">我並不訝異國家的作為，因為西方的宣傳戰長年以來就是這麼一回事，透過媒體的全面控制，造謠抹黑敵國，盡最大力量製造與煽動它國的動亂，或是藉以對之發動侵略戰爭。我不能明白的是：個人為何也要跟著違背良知硬要扭曲事實？如果不是心眼邪門，難道真有人會蠢到連這樣的基本事實都看不出來？</text:span></text:p>
      <text:p text:style-name="P7"><text:span text:style-name="T8">陳真</text:span><text:span text:style-name="T1"><text:s/>  |  2021.01.13 19:49   |   </text:span><text:a xlink:type="simple" xlink:href="http://palinfo.habago.org/Entry?Command=Information_PrintForum#FORUM40221"><text:span text:style-name="T2">#</text:span></text:a></text:p>
      <text:p text:style-name="P8"><text:span text:style-name="T1">大陸同胞趕快來解救我們</text:span><text:span text:style-name="T9"><text:line-break/><text:line-break/></text:span><text:span text:style-name="T1">陳真</text:span><text:span text:style-name="T9"><text:line-break/><text:line-break/>2021. 01. 13.<text:line-break/><text:line-break/><text:line-break/></text:span><text:span text:style-name="T1">回到台灣已經十四年。以前在英國都是看《鳳凰衛視》，特別愛看陳曉楠的《冷暖人生》，我給它宛如我之仰慕沈從文般的最高評價；常希望有一天，陳曉楠的《冷暖人生》可以在台灣公開播放。</text:span><text:span text:style-name="T9"><text:line-break/><text:line-break/></text:span><text:span text:style-name="T1">大陸節目水平之高，全世界沒有一家媒體可以望其項背，專業內斂，謙和持平，詳實可信，具有深刻內涵；可信程度高到你幾乎可以直接引用而無須再另外查證。至於內涵，經常幾乎就是藝術作品的等級了。</text:span><text:span text:style-name="T9"><text:line-break/><text:line-break/></text:span><text:span text:style-name="T1">回到台灣，我卻不敢再看《鳳凰衛視》或內地的其它任何節目。為什麼呢？因為看了只會讓我更痛苦，會讓我更加意識到身處這個敗德猥瑣極端封閉與低能的島嶼的極端痛苦。</text:span><text:span text:style-name="T9"><text:line-break/><text:line-break/></text:span><text:span text:style-name="T1">天底下怎麼會有這麼封閉低能猥瑣到極點而且極端不可信不誠實的所謂媒體，真是很難想像。正常人如何可能忍受這樣一種低能與極端封閉與猥瑣？每天如雷灌耳的低能新聞與低能見解，各種低能網紅及爆奶爆紅的人事物，除此之外，就是人渣政客們永無止盡的醜陋言行。</text:span><text:span text:style-name="T9"><text:line-break/><text:line-break/></text:span><text:span text:style-name="T1">別人究竟怎麼忍受我不知道，但我真的是會發狂，有夠低能與猥瑣，就連造句遣詞都令人難以忍受，每天就是「打臉」、「嗆爆」或是「網友暴動」、「爆奶」、「蜜臀」，或是什麼「歪樓」</text:span><text:span text:style-name="T9">(</text:span><text:span text:style-name="T1">我不知道那是什麼意思</text:span><text:span text:style-name="T9">)</text:span><text:span text:style-name="T1">，文化程度真是低能猥瑣到極點。</text:span><text:span text:style-name="T9"><text:line-break/><text:line-break/></text:span><text:span text:style-name="T1">金燦榮曾經來過台灣，他說，來台灣住上幾天，「整個人就傻了」，腦殘了，何況住上幾十年，真是有夠痛苦。世界上居然有這樣一個徹底封閉的島嶼。一個人，倘若不想點辦法自救，從小到大，就泡在各種極其有害、充滿謊言與品格毒素的垃圾資訊裏頭，他有可能成為一個正直、健全的人嗎？</text:span><text:span text:style-name="T9"><text:line-break/><text:line-break/></text:span><text:span text:style-name="T1">這兩年買了智慧電視，裏頭有一些大陸節目，其實我也不太敢看，盡量讓自己心靈麻痺，要不然實在太痛苦了。但我昨天無意中看到一個介紹周恩來的節目，忍不住看了，如下；</text:span><text:span text:style-name="T9"><text:line-break/><text:line-break/></text:span><text:a xlink:type="simple" xlink:href="https://bit.ly/3qfoC8n"><text:span text:style-name="T4">https://bit.ly/3qfoC8n</text:span></text:a><text:span text:style-name="T9"><text:line-break/><text:line-break/></text:span><text:span text:style-name="T1">不敢說拍得非常好，但至少不會讓人覺得彆扭。我之所以忍不住看它是因為，周恩來是中共或近代中國政治人物裏頭，我最仰慕的一位。如果你能撥出一小時的時間，不妨仔細看看，應該會有一點收穫與啟發。</text:span><text:span text:style-name="T9"><text:line-break/><text:line-break/></text:span><text:span text:style-name="T1">在這片子中，我看到周恩來</text:span><text:span text:style-name="T9">19</text:span><text:span text:style-name="T1">歲時寫的一首詩，寫著：「面壁十年圖破壁，難酬蹈海亦英雄」，讓我很感動。原詩如下：</text:span><text:span text:style-name="T9"><text:line-break/><text:line-break/></text:span><text:span text:style-name="T1">《大江歌罷掉頭東》</text:span><text:span text:style-name="T9"><text:line-break/><text:line-break/></text:span><text:span text:style-name="T1">大江歌罷掉頭東，</text:span><text:span text:style-name="T9"><text:line-break/><text:line-break/></text:span><text:span text:style-name="T1">邃密群科濟世窮。</text:span><text:span text:style-name="T9"><text:line-break/><text:line-break/></text:span><text:span text:style-name="T1">面壁十年圖破壁，</text:span><text:span text:style-name="T9"><text:line-break/><text:line-break/></text:span><text:span text:style-name="T1">難酬蹈海亦英雄。</text:span><text:span text:style-name="T9"><text:line-break/><text:line-break/></text:span><text:span text:style-name="T1">前幾天在</text:span><text:span text:style-name="T9"><text:s/>AIT </text:span><text:span text:style-name="T1">靜站，聲援阿桑吉，這回我們一家三口都來了，不過小可愛就由世主和小卓阿姨帶去附近的百貨公司玩，我和學姊打頭陣，站在</text:span><text:span text:style-name="T9">AIT</text:span><text:span text:style-name="T1">的牌子前，天寒地凍，但還是一共來了七人。警方照樣出動二十幾人全程戒備。</text:span><text:span text:style-name="T9"><text:line-break/><text:line-break/></text:span><text:span text:style-name="T1">帶頭的警官很友善，買了暖暖包給我，但我婉拒了。其間，他拿出手機給我看，說他的家族長輩群組在傳閱我的文章，我看到其中一篇是《毒豬啟示錄</text:span><text:span text:style-name="T9"><text:s/>(</text:span><text:span text:style-name="T1">十九</text:span><text:span text:style-name="T9">)</text:span><text:span text:style-name="T1">：惟俗難耐》。這文章似乎流傳很廣，連平常完全不談政治的醫院護士同事都在問：</text:span><text:span text:style-name="T9"><text:line-break/><text:line-break/></text:span><text:a xlink:type="simple" xlink:href="https://bit.ly/3qgV8ac"><text:span text:style-name="T4">https://bit.ly/3qgV8ac</text:span></text:a><text:span text:style-name="T9"><text:line-break/><text:line-break/></text:span><text:span text:style-name="T1">我不知道人們閱讀這文章時心裏頭是怎麼想的。我那文章只是想表達活在這個時代的台灣的一種很痛苦的窩囊感：我們居然淪落到被一些很沒出息、根本不值得議論的小癟三所統治；我們居然淪落到必須和蟑螂蛆蛆打架，每天還必須忍受他們的噪音。</text:span><text:span text:style-name="T9"><text:line-break/><text:line-break/></text:span><text:span text:style-name="T1">你再回頭看看比方說周恩來，或是中國共產黨乃至國民黨的諸多元老，不論其功過，個個總是紮紮實實有血有肉的人物，你絕不會把他們和蛆或蟑螂或小癟三聯想在一起。這些人，不管立場上是敵或友，各有抱負，總是值得某種敬重。</text:span><text:span text:style-name="T9"><text:line-break/><text:line-break/></text:span><text:span text:style-name="T1">但是，你看看所謂「民主」的台灣，我們和一些什麼樣的貨色起爭執？腦殘網紅，專門毀人名節的齷齪網軍，各種小癟三、歹徒罪犯與文人走狗及一大堆財團，還有什麼男神女神與名嘴等等等，言語無狀，腦子裝屎，貪婪窩囊，低能猥瑣，心眼邪門，搔首弄姿，沒幾個像樣的人，更無一絲善念，腦子想的永遠就是怎麼騙選票，怎麼撈錢奪錢搶資源。</text:span><text:span text:style-name="T9"><text:line-break/><text:line-break/></text:span><text:span text:style-name="T1">你若要說這些毫無出息的人是什麼台獨，那你真的是頭殼壞掉了；「台獨」只是他們藉以撈錢奪權的一種工具或商品，美國主子交待下來的任務是要讓台灣變成一個仇中反華的軍事基地，讓台灣人為美國人去仇視與攻擊對岸的骨肉同胞。</text:span><text:span text:style-name="T9"><text:line-break/><text:line-break/></text:span><text:span text:style-name="T1">念小學時是蔣介石的年代，台灣社會每天喊著「反攻大陸，解救同胞」，每個信封或筆記本或月曆日曆或報紙的封面，通常都會寫上這兩行字。沒想到，「解救大陸同胞」喊了半個多世紀，如今，我相信很多台灣人心裏頭想的不是「解救大陸同胞」，而是「大陸同胞趕快來解救我們」。</text:span><text:span text:style-name="T9"><text:line-break/><text:line-break/></text:span><text:span text:style-name="T1">二十幾年來，綠蛆常叫我「滾回中國</text:span><text:span text:style-name="T9">(</text:span><text:span text:style-name="T1">大陸</text:span><text:span text:style-name="T9">)</text:span><text:span text:style-name="T1">去」。我的祖父來自福建惠安，學姊的爸爸是青島平度人，我們確實很想去大陸定居。但是，年歲漸長，加上小孩年幼，回歸之事，千頭萬緒，談何容易，似乎只能期待台灣早日解放，兩岸合而為一，來去自如，早日回復一種具有一定民族尊嚴與文化內涵、未來有希望的穩定正常生活，而非終日與蟑螂蛆蛆為伍，受其統治，受其糟蹋，與之嘔氣；特別憂慮的是，小孩難道要讓她接受這種仇中反華的美帝殖民腦殘教育長大？</text:span></text:p>
      <text:p text:style-name="P7"><text:span text:style-name="T8">陳真</text:span><text:span text:style-name="T1"><text:s/>  |  2021.01.13 11:07   |   </text:span><text:a xlink:type="simple" xlink:href="http://palinfo.habago.org/Entry?Command=Information_PrintForum#FORUM40220"><text:span text:style-name="T2">#</text:span></text:a></text:p>
      <text:p text:style-name="P9"><text:span text:style-name="T1">非觀點，一個大寫的事實</text:span><text:span text:style-name="T9">(2)<text:line-break/><text:line-break/></text:span><text:span text:style-name="T1">陳真</text:span><text:span text:style-name="T9"><text:line-break/><text:line-break/>2021. 01. 13.<text:line-break/><text:line-break/><text:line-break/></text:span><text:span text:style-name="T1">今天，假設是中國控制世界整個主流媒體，幾十年來每天造謠抹黑美國，並且透過情治單位控制絕大部份</text:span><text:span text:style-name="T9">NGO</text:span><text:span text:style-name="T1">，然後深入美國每個城市發展反美仇洋組織，控制美國國內媒體與各級教育體系，用鉅額金錢收買大量美奸，教導行動技巧，發起暴動，打砸搶燒殺擄掠。</text:span><text:span text:style-name="T9"><text:line-break/><text:line-break/></text:span><text:span text:style-name="T1">然後，再用主流媒體加以吹捧，說是偉大的捍衛民主行動，並且挑出幾個特別無恥的人渣，每天大量新聞吹捧成民主英雄與學運領袖，並且把溫溫吞吞的警察抹黑成殺人魔。然後就這樣幹一整年。你真的蠢到會去相信這是中國人在幫忙美國人爭取什麼民主自由？</text:span><text:span text:style-name="T9"> <text:line-break/> <text:line-break/></text:span><text:span text:style-name="T1">你覺得，如果我們也對美國這樣幹，美國政府能不能接受？當然不可能。既然不可能，為什麼美國卻可以每天對別人做這樣的事？並且還宣稱這是在幫忙別人擁有民主自由。美國政府連對自己的國民之死活都不在乎了，他會在乎別人家有沒有「人人都能享有神聖的一票」這種低能的鳥事？</text:span><text:span text:style-name="T9"><text:line-break/><text:line-break/></text:span><text:span text:style-name="T1">這兩天，美國準備以「叛亂罪」追訴國會入侵事件的參與者，同時也將把幾十名帶頭者定位為「恐怖份子」，罪名極重，可判死刑。但是，當他在別人的國家策動暴亂或政變時，整個西方媒體卻完全一面倒地抹黑該國司法，說是恐怖暴政，另一方面則大力歌頌暴徒，讚揚他們是「民主鬥士」，提名他們為諾貝爾和平獎候選人，百般推崇，大力金援。</text:span><text:span text:style-name="T9"><text:line-break/><text:line-break/></text:span><text:span text:style-name="T1">你覺得這樣一種醜陋政治很偉大、很感人？燃起你捍衛民主自由的熱情？</text:span><text:span text:style-name="T9"><text:line-break/><text:line-break/></text:span><text:span text:style-name="T1">我講的這些都是清清楚楚明明白白的事實，任何人只要他願意去查證，很快就能發現事實。這一切醜陋齷齪至極的行為，跟什麼民主自由有什麼關係？</text:span><text:span text:style-name="T9"><text:line-break/><text:line-break/></text:span><text:span text:style-name="T1">今天，美國國會入侵事件如果發生在中國大陸，你想，西方會興奮到何種程度？肯定是每天新聞報不停，馬上就會吹捧出一堆民主鬥士與學運領袖，然後邀請他們在世界各地到處演講，給他們獻花，頒發一大堆人權自由獎章，給他們獎學金，讓他們念名校，然後吹捧成國際名人，塑造成偉大的民主明星。</text:span><text:span text:style-name="T9"><text:line-break/><text:line-break/></text:span><text:span text:style-name="T1">長年以來，我們所面對的就是這樣一種局面、這樣一種政治基本操作，而不是什麼「追求民主與自由」。西方國家所吹捧的什麼「民主自由」如果那麼棒，他們自己為何從來不實行？反而控制媒體控制得滴水不漏，並且動輒以巨大的國家暴力以及極其嚴苛的司法來維護社會秩序與政權之穩定。</text:span><text:span text:style-name="T9"><text:line-break/><text:line-break/></text:span><text:span text:style-name="T1">我們所面對的絕不是什麼「民主自由」有的沒的那類鬼扯蛋，我們所面對的是一個到處侵略屠殺、到處製造他國動亂、殺害數千萬人、導致上億難民、信奉國家恐怖主義的血腥帝國，它沒法忍受有人可以跟它平起平坐，所以非消滅中國不可。</text:span><text:span text:style-name="T9"><text:line-break/><text:line-break/></text:span><text:span text:style-name="T1">市面上，我們常可以聽到類似這樣的低能腦殘說法，基本句型類似像這樣：</text:span><text:span text:style-name="T9"><text:line-break/><text:line-break/></text:span><text:span text:style-name="T1">「就連老牌子的民主國家</text:span><text:span text:style-name="T9">--</text:span><text:span text:style-name="T1">美國</text:span><text:span text:style-name="T9"><text:s/>(</text:span><text:span text:style-name="T1">或英國、法國等等等西方國家</text:span><text:span text:style-name="T9">)</text:span><text:span text:style-name="T1">，居然都會出現反民主的亂象」。</text:span><text:span text:style-name="T9"><text:line-break/><text:line-break/></text:span><text:span text:style-name="T1">或是：</text:span><text:span text:style-name="T9"><text:line-break/><text:line-break/></text:span><text:span text:style-name="T1">「如果民進黨要這樣惡搞或獨裁，那豈不是跟中共沒兩樣？」</text:span><text:span text:style-name="T9"><text:line-break/><text:line-break/></text:span><text:span text:style-name="T1">或是：</text:span><text:span text:style-name="T9"><text:line-break/><text:line-break/></text:span><text:span text:style-name="T1">「民進黨再這樣惡搞下去，我們早晚得淪落到中共的統治之下。」</text:span><text:span text:style-name="T9"><text:line-break/><text:line-break/></text:span><text:span text:style-name="T1">真的是有夠腦殘。這就好像說「你如果不好好讀書，將來豈不是和愛因斯坦沒兩樣？」、「你每天要這樣玩一整天，都不好好寫功課，早晚你會淪落到跟達文西一樣的下場」。</text:span><text:span text:style-name="T9"><text:line-break/><text:line-break/></text:span><text:span text:style-name="T1">我們所面對的究竟是一種什麼樣的基本局面，事關重大，因為那決定了我們如何理解底下的各種現象，決定了我們必須如何因應。</text:span><text:span text:style-name="T9"><text:line-break/><text:line-break/></text:span><text:span text:style-name="T1">反之，當你錯誤理解「基本遊戲架構」，你就不可能做出適當的應對。難道你還傻傻地等待下一場所謂選舉？</text:span><text:span text:style-name="T9"><text:line-break/><text:line-break/></text:span><text:span text:style-name="T1">你看，一個無才無德、民調只剩一兩成、無惡不作的罪犯歹徒，短短幾個月內居然成為歷史上所謂得票率最高的總統當選人，打敗一個原本民調壓倒性勝利的偉大政治家，難道你還相信選舉？</text:span><text:span text:style-name="T9"><text:line-break/><text:line-break/></text:span><text:span text:style-name="T1">我跟你說，今天就算是民進黨推出任何一個人參選所謂總統，只要美國繼續挺他，只要媒體和教育依然掌控在這個人渣黨手裏，你就算派出一個世界級的偉人跟他競選，你還是很可能會輸掉，而且會被打成可笑的草包，打成醜陋可笑的過街老鼠。</text:span><text:span text:style-name="T9"><text:line-break/><text:line-break/></text:span><text:span text:style-name="T1">如果你還期待這樣一種自欺欺人的民主騙局、民主遊戲，那麼，這個社會永遠只能把所有時間全部耗費在這樣一種毫無實質意義的詐欺遊戲中。</text:span><text:span text:style-name="T9"><text:line-break/><text:line-break/></text:span><text:span text:style-name="T1">我不是說必須徹底揚棄選舉而採取體制外抗爭，而是說，選舉只能當成一種發展理想的手段，而非以奪取權力為最高目的。也就是說，你必須把你的想法說清楚，該說是祖國就是祖國，該說是統一就是統一，別打迷糊仗，別再說一些自欺欺人的空話假話，別再說什麼反對一國兩制或一國一制，別再說什麼自欺欺人的「捍衛台灣主權」那類毫無現實意義的空話，否則，我不知道選舉有何意義可言。</text:span><text:span text:style-name="T9"><text:line-break/><text:line-break/></text:span><text:span text:style-name="T1">事實上，我也根本不相信什麼「統一是票房毒藥」這類說法。洗腦很有效，但是，至少相當大的一部份人，終究還是會從洗腦中清醒過來。人們要清醒過來的惟一可能就是：你的理念與說法必須清清楚楚地公開展現，事實將會勝於雄辯。</text:span><text:span text:style-name="T9"><text:line-break/><text:line-break/></text:span><text:span text:style-name="T1">惟有當你清清楚楚地標示你的想法或理想，人們才有可能信任你，理想也才有可能產生累積效果。光是為了奪權而刻意掩飾自身的真實想法，那是絕對有害無益的；既奪不了權，而且也傷害了一個社會應有的發展契機。</text:span><text:span text:style-name="T9"><text:line-break/><text:line-break/></text:span><text:span text:style-name="T1">相信統一的人，如果能夠集結起來，不以立即奪權為目的，清楚地說明統一立場與發展理念，有一天我們就很有可能成功，因為人心厭惡不義，理性總是會回歸真實情境而不受欺瞞。</text:span><text:span text:style-name="T9"><text:line-break/><text:line-break/></text:span><text:span text:style-name="T1">反之，如果整天打迷糊仗，講些莫名其妙的渾話空話，那意味著你根本不知道你的敵人是誰以及你究竟是面對著一種什麼樣的「基本局面」。那麼，你的所謂選舉，不過也只是一種詐欺工具，為你自己個人撈得權位，如此而已，對於大眾福祉與社會發展毫無益處。</text:span><text:span text:style-name="T9"><text:line-break/><text:line-break/></text:span><text:span text:style-name="T1">不管是國民黨或新黨，如今不但不是走向一條具有清楚理念的方向，反而猥瑣閃躲曖昧含糊，刻意迎合主流。如果是這樣，這兩個爛黨何不直接解散，併入人渣黨？豈不是更有官位前途？何必魚目混珠，混淆視聽、傷害根本理想。</text:span></text:p>
      <text:p text:style-name="P4">Xuan-wei   |  2021.01.13 08:15   |   <text:a xlink:type="simple" xlink:href="http://palinfo.habago.org/Entry?Command=Information_PrintForum#FORUM40219"><text:span text:style-name="T6">#</text:span></text:a></text:p>
      <text:p text:style-name="P5">看到一則關於新冠病毒 (SARS-CoV-2) 的新聞，覺得有趣，但是相關中文報導內容不多，故試摘要如下： <text:line-break/>大意是描述一名義大利年輕女性，在2019年11月因為類似蕁麻疹的病灶至皮膚科就醫，做了皮膚切片且檢體有保存下來；在事隔近一年後，醫師意識到這和「新冠病毒感染症(COVID-19)相關皮膚病」的組織學特徵相符合，因此重新對檢體做檢驗，包含對病毒抗原的偵測（免疫組織化學染色）以及對病毒RNA序列的偵測（螢光原位雜交），結果都是陽性的。也就是說，這可能是最早在人體組織中發現病毒（RNA和病毒抗原）的案例。作者並提到在其他被當做陰性對照組的各種皮膚病檢體中，得到結果則是陰性（因此方法學應該是可信的）。 <text:line-break/>此篇文章已為英國皮膚病學雜誌 (British Journal of Dermatology)接受，等待出版中，原文可自以下網址獲得： <text:line-break/><text:a xlink:type="simple" xlink:href="https://onlinelibrary.wiley.com/doi/pdf/10.1111/bjd.19804"><text:span text:style-name="T7">https://onlinelibrary.wiley.com/doi/pdf/10.1111/bjd.19804</text:span></text:a></text:p>
      <text:p text:style-name="P4">陳真   |  2021.01.12 20:54   |   <text:a xlink:type="simple" xlink:href="http://palinfo.habago.org/Entry?Command=Information_PrintForum#FORUM40218"><text:span text:style-name="T6">#</text:span></text:a></text:p>
      <text:p text:style-name="P6">非觀點，一個大寫的事實 <text:line-break/><text:line-break/>陳真 <text:line-break/><text:line-break/>2021. 01. 12. <text:line-break/><text:line-break/><text:line-break/>香港暴動一整年，打砸搶、燒殺擄掠，幾乎摧毀整個城市，但西方國家與媒體卻大力歌頌，把漢奸人渣暴徒給抬舉成神，儼然人類文明的救星。台灣當然就更不用說了，你看各大校園，更是像在吹捧什麼偉大人事物那樣，誰敢對之稍有不敬，誰就得倒楣。 <text:line-break/><text:line-break/>同樣的瘋狂暴亂程度，如果發生在美國或任何一個西方國家，不要說暴動一整年，光是幾小時之內就會被強力鎮壓，特別是美國，動輒開槍。全世界應該找不到比香港更溫和、溫和到十分荒唐的「鎮暴」方式了。但是，西方國家與媒體卻硬要把它說成「慘絕人寰」的「中共暴行」；連歹徒當街搶奪警察槍枝，彷彿警察都還得雙手奉上才叫做「民主自由」。 <text:line-break/><text:line-break/>另一方面，你看美國的國會入侵事件，同樣的事發生在台灣就叫做「捍衛民主」的學運領袖與民主鬥士，西方各國與媒體爭相吹捧，甚至邀請演講，奉為大英雄與座上賓，吹捧，抬舉，神化，並派遣情治人員協助訓練製造動亂的技巧，說是「深化民主」。 <text:line-break/><text:line-break/>可是，一旦發生在美國，居然就變成「攻擊民主」的「暴民」，西方媒體全面圍勦，美國各黨派一致譴責，民眾更是爭相指認「暴民」，一一追緝到案，繩之以法，一個也不放過。美國眾議院以「煽動叛亂」提案彈劾川普，美國聯邦檢察官並考慮對所有參與者，包括川普在內，以「叛亂罪」起訴。 <text:line-break/><text:line-break/>寫這些東西實在很煩，很低能，一個人到底是要蠢到何種地步，才會被這樣一種荒唐透頂的低能政治操弄所洗腦？這樣的腦殘，不是少數，而是絕大部份人。在台灣，所謂民主，所謂公共議題，幾十年來，幾乎全部都是這樣一種低能等級的議論內涵；鋪天蓋地的洗腦永遠佔上風。活在這樣一種社會，真的是一種精神虐待。 <text:line-break/><text:line-break/>還記得大腸花那些人渣進行仇中反華的動亂那段日子，我是極少數痛罵者，但整個台灣島，有幾個人敢批評？幾個人敢拆穿大腸花學者那些無恥謊言？什麼只要通過服貿，將會有五百萬人失業，將會有一千萬個大陸人來台灣取得投票權，台灣人將會變成大陸人的奴隸云云；所謂學者與人渣政客，每天就是存心造謠抹黑，煽動仇中反華，毫無一絲廉恥。誰敢有一句批評？誰敢指責各種無法無天的罪行？ <text:line-break/><text:line-break/>無法無天之餘，卻又說這是什麼神聖的民主行動，不應該受到任何法律的約束，誰敢約束，誰就是民主的罪人，全民的公敵。 <text:line-break/><text:line-break/>活在這樣一種社會，真的是一種心靈刑求。 <text:line-break/><text:line-break/>這些人渣及無恥的御用學者，個個成為明星，吃香喝辣，有些已坐擁高位，享盡榮華，以傷害眾人福祉為代價，充當敵人走狗，謀取私人權位。 <text:line-break/><text:line-break/>如此低能齷齪的一種荒唐現象，難道還要經過美國自己也上演一齣鬧劇後，台灣人才能懂得一些基本常識？若是能懂，那還算不錯。事實上，我並不認為台灣人會因此覺醒。 <text:line-break/><text:line-break/>過去這二十幾年來，如果政治教會了我什麼，那就是讓我見識到人類的智能低落程度之令人難以置信。事實上，只要掌控媒體，你幾乎可以讓人們做任何你想要他們去做的蠢事，愛你要人們去愛的任何人渣，恨你要人們去恨的任何好人，仇視你要人們去仇視的任何公義之事。 <text:line-break/><text:line-break/>事實上，西方社會也就是靠著媒體的徹底壟斷與鋪天蓋地的謊言洗腦進行統治，發動殺害上億人的各種侵略戰爭、政變與動亂，藉以醜化與妖魔化所有良善正直的異己與不聽話之所謂「敵國」或「敵人」；真正良善公義造福世人的中國，居然被妖魔化為全人類公敵，真是有夠荒唐透了頂。 <text:line-break/><text:line-break/>任何所謂論述與觀點，如果無法認知這一點根本事實，那他其實就只是在鬼扯蛋或隔靴搔癢。你若不信我所言，我也沒辦法，但是事實就是如此，明明白白清清楚楚，毫無爭議。 <text:line-break/><text:line-break/>我知道講這個很尷尬，因為你很難找到知音，而且很可能會傷害了親友們根深柢固的信念以及他們對其所信任之人事物的感情。但我所言畢竟不是一種觀點，而是一種根本無可否認的基礎事實。任何人，只要他願意，隨時就能清楚認清這個基本事實。 <text:line-break/><text:line-break/>我對於說出任何觀點從來不感興趣，因為「觀點」是這樣一種東西，它是一種角度，你可以這樣看，也能那樣看，可以見仁，也能見智，左思很好，右盼又何嘗不可？但我說的這些卻非「觀點」，而是一種純粹描述性的基礎事實架構。認清這樣一個大寫的事實，在我看來無比重要，因為它理當是一切議論與觀點的基礎。 <text:line-break/><text:line-break/>我對於諸如底下社論這樣一種所謂「傷害民主」的說法，同樣感到很無奈。不管是「捍衛民主」或「傷害民主」，全是概念空洞思想貧乏的鬼扯蛋。就算皇宮也能攻入，攻入國會有何不可？這樣一種技術手段，怎麼會是實質問題？怎麼會是什麼「最基本的民主共識與素養」？ <text:line-break/><text:line-break/>這類據以炒作各種空洞議論的所謂「民主自由」觀，理當丟進專門收集無用概念的垃圾捅。無用尚可忍，實則全然有害，因為它扭曲了基本事實架構。 <text:line-break/><text:line-break/>==================== <text:line-break/><text:line-break/>美國會衝擊事件一箭射破太陽花神話 <text:line-break/><text:line-break/>聯合報社論 <text:line-break/><text:line-break/>2021年1月12日 <text:line-break/><text:line-break/><text:line-break/>川普號召川粉到國會示威，演成暴徒衝擊國會事件，輿論譴責川普，眾院並發動彈劾。美國對強闖國會的暴徒展開搜捕，數十人已遭起訴，罪名包括擅闖國會、襲警、盜竊聯邦財產、持有槍械及煽動罪等。美國處理這個「美版太陽花」事件的做法，恰可看出當年「台版太陽花」如何浪得虛名，嚴重扭曲台灣的民主與法治。 <text:line-break/><text:line-break/>川粉能輕易闖入國會，主要是現場警力守備薄弱，華府沒料到兩百年來沒人敢闖的國會聖地竟會成為攻擊目標。台灣被太陽花攻占時，情況類似，加以有長年在立院門口埋鍋造飯的台獨組織掩護，而順利得逞。但美國暴徒在四小時後即遭驅逐，國會得以完成拜登當選的認證程序，並開始追捕暴徒。 <text:line-break/><text:line-break/>反觀台灣，太陽花占領國會廿四天，卻被當成英雄；其中第五天還發動占領行政院，彷彿政府全在他們的指掌之下。 <text:line-break/><text:line-break/>回看當時亂象，朝野都有無可推卸的責任。馬政府未在第一時間排除國會的占領，主要是院長王金平以保護學生為由拒絕警察入內排除，形同擅將國會當私器提供學生使用。王金平當然是出於私心，一則報復「馬王政爭」中馬英九指控他幫柯建銘關說，二則藉此積累個人政治資產。但馬政府當時也躑躅不前，無法說明為何遲不採取行動，卻讓國家最高民意機構癱瘓。 <text:line-break/><text:line-break/>民進黨更是居心叵測，學運領袖其實是它一手栽培，抗爭期間更不斷提供火力和物資支援，目的就是為坐收成果。 <text:line-break/><text:line-break/>直到三二三太陽花突襲行政院，馬政府才如夢初醒，連夜動用強勢警力排除入侵者。倘非如此，行政院次日也將癱瘓無法運作；台灣若落至那個地步，將變成無政府狀態，淪為全球笑柄。但更荒唐的是，行政院的驅離行動使用警棍和盾牌，卻遭在野黨指責是「血腥鎮壓」；受傷民眾更反控公權力施暴，將閣揆、警政署長、警分局長、警員全告上法庭。亦即，台灣先丟了民意機構，其後連法治也一起葬送在太陽花狂潮中。 <text:line-break/><text:line-break/>美台占領國會事件的主體確實不同，美國是川粉，台灣是太陽花青年；但川粉是不滿大選結果，太陽花則是反對服貿協議，理由有更正當嗎？若因「反服貿」即可占領國會，那麼以目前民間「反萊豬」的情緒，不也可以如法炮製？ <text:line-break/><text:line-break/>拋開示威主體、抗爭議題等不論，國會之所以必須受到保護免於侵擾，因為它是依憲法分立及人民選舉產生的最高民意機構，代表的是全體民眾的意志，依法必須受到保護。無論民眾是以什麼身分抗爭，都不應任意入侵並破壞其正常運作；無論是總統下令或在野黨煽動，都不應以踐踏國會為目的，這是最基本的民主共識與素養。 <text:line-break/><text:line-break/>也因此，川粉衝擊國會後，立刻遭到全國不分黨派譴責為「暴民」，各地民眾都在協助警方指認參與的暴民。一名西維吉尼亞州共和黨議員艾凡斯，因跟隨群眾衝入國會禁制區，被逮捕並起訴後，立刻表示後悔並宣布辭去議員職務，並可能面臨牢獄之災。 <text:line-break/><text:line-break/>反觀台灣，太陽花卻以「公民不服從」為藉口為自己辯白，且接受因此獲利的民進黨幫他們脫罪。事實上，公民不服從運動的手段必須是和平非暴力，且以接受法律制裁為前提，而非當事人能隨口自我正當化。 <text:line-break/><text:line-break/>民進黨面對川粉衝擊國會事件，一片靜默無聲。飛上枝頭的林飛帆則說，把美國國會和太陽花相提並論，是不當類比。他忘了，自己曾向激進派喊話，「你們若攻進總統府，我給你掌聲，並加入你們。」太陽花的神話如今被射穿，但台灣民主已傷痕累累。</text:p>
      <text:p text:style-name="P4">陳真   |  2021.01.12 11:05   |   <text:a xlink:type="simple" xlink:href="http://palinfo.habago.org/Entry?Command=Information_PrintForum#FORUM40217"><text:span text:style-name="T6">#</text:span></text:a></text:p>
      <text:p text:style-name="P5">每當我們回顧過往，常感訝異，過去居然曾經是那樣一種狀況，如此不可思議。同理，若干年後，後世人們回顧當下我們所處的這段歷史，一定也會感到震驚，如此荒謬病態的人事物，例如善惡顛倒，例如仇中反華，例如所謂民主自由那些鬼話，居然是這個時代的常態。 <text:line-break/><text:line-break/>影片可以快轉，可惜現實卻只能一分一秒慢慢往前走。希望後世的人，當他回顧過往時光，當他看到這樣一些古老文字時，能夠對於處在這樣一種病態年代中一息尚存的人們，懷抱一點憐憫和敬意。 <text:line-break/><text:line-break/>不光是時間上的逝者與來者，空間也一樣，彼岸的人沒法清楚體會此岸的孤獨者，在鋪天蓋地的謊言與醜陋惡行中，究竟承受一種如何的處境與痛苦；彼岸理所當然之事，此岸卻如許艱難。我們的成就並不在於任何可觀的具體貢獻，而是在於我們在一片黑暗中燃燒自身奮力留下的一點灰燼與光芒。 <text:line-break/><text:line-break/>馬克思說：「我們的事業並不顯赫一時，但將永遠存在；面對著我們的骨灰，後世高貴的人們將灑下熱淚。」年少時，做為一個朝不保夕的黨外人士，每當我感到痛苦不堪，常以此來勉勵自己。四十年轉眼即過，而我依舊還眷戀著這些話，希望後人能看見前人在如飛而逝的時光中永不磨滅的真情；只要牢牢記住它，就不會迷失腳步。</text:p>
      <text:p text:style-name="P4">孫從輔   |  2021.01.12 05:46   |   <text:a xlink:type="simple" xlink:href="http://palinfo.habago.org/Entry?Command=Information_PrintForum#FORUM40216"><text:span text:style-name="T6">#</text:span></text:a></text:p>
      <text:p text:style-name="P6">之前到武漢拍紀錄片的竹内亮，推出了一個短片，在歲末年終街訪了一些武漢人： <text:line-break/><text:line-break/><text:a xlink:type="simple" xlink:href="https://youtu.be/jzSMiBI7Hz8"><text:span text:style-name="T7">https://youtu.be/jzSMiBI7Hz8</text:span></text:a><text:s/><text:line-break/><text:line-break/>短片到一半時的轉折(真的有東西轉了半圈)是真正讓我感動並強烈推薦的原因，我就不劇透了。</text:p>
      <text:p text:style-name="P4">陳真   |  2021.01.12 01:30   |   <text:a xlink:type="simple" xlink:href="http://palinfo.habago.org/Entry?Command=Information_PrintForum#FORUM40215"><text:span text:style-name="T6">#</text:span></text:a></text:p>
      <text:p text:style-name="P5">【舊文新登】李遠哲嘉言錄(2)：選民進黨，台灣才能向上提昇  <text:line-break/><text:line-break/>陳真 <text:line-break/><text:line-break/>2017.09.26.   <text:line-break/><text:line-break/><text:line-break/>黑金體制以民主之名在台橫行二、三十年，搞仇中反華以及高唱所謂台獨，做為一種奪權營私的手段。政治圈裏，難道有人會否認這樣一個基本事實？ <text:line-break/><text:line-break/>政客欺騙一般人時，完全又是另一副形象與說法，可是，私下關起門來，就跟土匪黑幫就地分贓根本沒兩樣，誰要搶這個，誰要奪那個，大家來喬一喬，喬不好就來鬥，看誰勢力強拳頭粗。可是，一旦面對外界，馬上又換上一副為人民奮鬥打拼的噁心嘴臉。老實一點的人，在這樣的圈子待久了，真是會精神分裂。 <text:line-break/><text:line-break/>但你可別以為黑金體制就是像電影演的那樣，只會拿槍打來打去。那種場面當然也是有的，但是那些都是小咖、小case，搞一些蠅頭小利。真正的大賣賣之掏空撈錢作為，幾乎都是所謂「合法」。 <text:line-break/><text:line-break/>當我大權在握，要「合法」還不簡單？就算非法，你也絕對抓不到證據；就算抓到證據，法院也不會偵辦；就算法院不得不辦，也是先拖過十幾二十年再說。就算拖到不能再拖，那就意思意思判一下，一審先予重判，等風頭一過，再拖個幾年，就以「查無實據」結案或易科罰金了事。 <text:line-break/><text:line-break/>阿扁之所以一方面承認自己貪污和洗錢，一方面卻又心有不甘是因為，倘若阿扁應該坐牢，那麼，其他檯面人物及其一票走狗幫凶，恐怕百分之99點9都得坐穿牢底。 <text:line-break/><text:line-break/>西元兩千年，阿扁剛上台時，連同人渣黨的國師李遠哲，就像天皇那樣，對之完全不能有一絲批評。誰敢批評，馬上就會招來綠營支持者無所不用其極的抹黑與騷擾，非常可怕。李遠哲當年所謂「向上提昇」的「新政府」 之偉大形象，高入雲霄，擁有八成以上的「民意」，誰敢對之稍有一絲不敬或質疑，誰就會倒大霉。 <text:line-break/><text:line-break/>那時候，西元2000年，我光是寫了一篇其實溫溫吞吞的文章叫做《舊人民不會有新政府》，就不知道招來多少報復、抹黑與人格毀滅，手段之卑劣齷齪，外人難以想像，非常痛苦。各位不妨讀一讀，思考一下，為何這樣一篇絲毫不具攻擊性的文字，卻不見容於李遠哲所宣稱的那個「向上提昇」的「新政府」年代？ <text:line-break/><text:line-break/>我那文章僅僅只是說：除非人民改變價值態度，除非人民真心厭惡黑金、貪污與特權，否則不可能會有什麼新政府或新政治的誕生，一切扯爛污必然照樣繼續進行，甚且變本加厲。 <text:line-break/><text:line-break/>如今看來，唯一改變的是：以前藍的吃得凶，接著則是綠的後來居上，「青出於藍」，吃得更是凶猛百倍。 <text:line-break/><text:line-break/>民主，不但是一種騙局詐術，更是一場恐怖噩夢。所有一切醜陋勾當，一切罪行，都以民主之名。不可思議的是，台灣人似乎就是喜歡這一套。 <text:line-break/><text:line-break/>====================== <text:line-break/><text:line-break/>【舊文新登】舊人民不會有新政府（全文版） <text:line-break/><text:line-break/>陳真 <text:line-break/><text:line-break/>2000. 9. 1. <text:line-break/><text:line-break/>（摘要版原載《南方電子報》） <text:line-break/><text:line-break/><text:line-break/>「八掌溪事件」發生時，我剛好放暑假從英國返台，因為在台沒有落腳處，居無定所，每次回台都只好各地借宿，因此有機會與許多新朋舊友相聚。這悲劇事件，似乎成為眾人話題，一談起，無不義憤填膺。許多公共場所，比如火車站大廳的電視機前，我甚至還看到一些旅客兀自對著銀光幕破口大罵，彷彿一拳就要揍向電視機裏的官僚。 <text:line-break/><text:line-break/>跟大家的反應一樣，當我目睹整個事件的過程時，心裏充滿憤怒，可是，高亢情緒維持不了多久，就被另一種感覺所取代。這感覺很奇怪，就像夜深人靜裏打開窗戶，聽到外頭黑暗中隱隱飄來的豬隻哀嚎。這不是想像，而是小時候的深刻記憶。 <text:line-break/><text:line-break/>在我童年住的地方附近，有個屠宰場；民間為了某種奇怪的血液循環的理由，會將清晨待宰的豬隻，在前一天夜裏，四肢捆綁，徹夜懸吊在木棍上，直到死亡的來臨，方得解脫。據說這樣的倒吊，會使「肉質」更加美味可口。 <text:line-break/><text:line-break/>每天夜裏，只要打開窗戶，哀號聲就會隨著風，從黑暗深處飄了進來。現場尖銳淒厲的叫聲，或許因為距離遠了，傳到耳邊時，變得異常柔和。靜靜的暗夜裏，聽起來就像林間寂寞的鳥獸叫聲。 <text:line-break/><text:line-break/>沈從文說他曾夜聞小羊叫聲，他說，當他聽到這些小東西柔柔的叫聲從遠處傳來時，他彷彿「瞬間明白了世上一切的道理」。 <text:line-break/><text:line-break/>長大後，我經常回想夜裏那些聲音，那是將近三十年前的事了，三十年能忘掉多少令人哭天搶地的事，這事的細節其實我也忘了，可我總還記得那種感覺。台南是個挺熱的地方，可當這些聲音傳來時，大約氣溫也涼了。如果你在南台灣曾熱得發暈，那你一定能體會熾熱過後的夏夜清涼那種幽幽的感覺，就像在一個充滿喧鬧的地方突然人去樓空靜下來那種失落感。 <text:line-break/><text:line-break/>記得小時候有幾次我墊著腳尖趴在窗前，努力想看清楚聲音的來源，可是，眼前其實只是一團黑暗，什麼也看不到，只是隱隱覺得遠方暗夜的盡頭彷彿不是屠宰場，而是一座美麗森林。 <text:line-break/><text:line-break/>白天上下學路過時，我就會「清醒」過來，森林只是我的幻想，那其實是靠近台南運河邊的一間屠宰場，常可見到用大鐵鉤鉤住嘴、硬拖出來的豬隻。路過時，你還得小心不要踩到橫流而過的鮮血。這些可悲往事，也許在我年幼的心靈上給提早抹上一些憂鬱氣質。 <text:line-break/><text:line-break/>國中畢業後，我就離開了家，長年在外地求學謀生，那熟悉的哀叫聲，並沒有因此而變成童年往事，相反地，它彷彿一直在我心中深處迴響。 <text:line-break/><text:line-break/>這些叫聲，不但使我初上小學時便不敢再吃地上走的和天上飛的所有動物；更奇怪的是，不知道為什麼，這些理當產生殘酷負面感受之叫聲和現場滿地鮮血，似乎反而使我心裏頭產生一種奇妙的安全感，彷彿再也沒有任何外來的力量能夠傷得了我，心裏反倒沒有了懼怕。也許那是因為，各種生命之間有著某種奇異的連結，當別人或動物的痛苦巨大到某個程度時，彷彿就跟我們自己的痛苦混合在一起；一己之痛，於是也就好像因此而顯得微不足道。 <text:line-break/><text:line-break/>如果忽略事物表象的差異，你或許會同意，生活中類似八掌溪事件這樣的悲劇不斷上演；哀號的並不是只有雞鴨牛羊。如果我們聽不見，那只是因為我們總是習慣於當對方與自己有親近關係時，才比較能夠感受到當事人的痛苦。可是，如果我們對於矯揉造作的連續劇都能感動得淚漣漣，為何對周遭活生生上演的可悲人事卻反而無動於衷？ <text:line-break/><text:line-break/>傷殘的不算，一年死一千五百個工人的事實，難道還不夠讓我們懷疑勞工政策一定有什麼地方不對勁？數萬的雛妓，難道還不夠影響我們一絲一毫的心志？寸步難行的街道和建築，難道還不夠讓我們想到行動不便者的痛苦？ <text:line-break/><text:line-break/>不過，我要說的並不是「誰欺負了誰」的問題，這不是「誰」的問題。大部份痛苦裏頭，並沒有「加害人」。縱然有，「誰是兇手」也不是重點。因為，如果功課好的總是要欺負那功課不好的，那麼，「誰」來當那個功課好的都不重要，反正總歸會有個人糟蹋另一個人；同樣地，如果有錢的總是要吃定沒錢的，那麼，「誰」來賺大錢都一樣，他終究是要吃定窮人。 <text:line-break/><text:line-break/>簡單說，重點是「吃人」這套「邏輯」令人厭惡，而不是「誰」吃人；或者說，重點是「遊戲怎麼玩」，而不是「誰來玩」。如果我們的種種所謂「改革」只是「換人做看麥」，而不是更改「基本劇情架構」，那麼，我們的一切努力，或者所謂「政黨輪替」，其實只是像導演選定某個「明星」來演出某個既定劇本一樣，而這當然不會是我們真正想要的目標。這樣的政黨輪替，就算輪來輪去輪一百遍，上演的必然還是同樣的戲碼。 <text:line-break/><text:line-break/>「是誰」並不重要。如果我們真的不喜歡特權，那不管誰來搞特權都不應該，而不是一方面「感嘆」特權橫行，一方面自己卻又拼命套關係走後門，以享有特權為榮。同樣地，如果我們真的不喜歡髒亂汙穢， 那不管誰亂丟廢棄物或橫行路面都該受到譴責，而不是一方面痛罵髒亂，一方面卻又努力製造髒亂，開起車來視交通號誌如無物。 <text:line-break/><text:line-break/>同樣地，如果我們真的痛恨黑金，那不管誰是黑金，都該受到我們的鄙夷，而不是有錢王八坐上席，總是對有錢有勢者另眼相看、笑臉相迎，管他是否狗皮倒灶， 一概奉為人生楷模。 <text:line-break/><text:line-break/>同樣地，如果我們真的在乎人與人之間的平起平坐，那麼，不管誰裝模作態自尊自大都是可笑且愚蠢，而不是一方面批評，一方面卻又以能夠和所謂權貴或名人往來為榮。可是，事實上，不管婚喪喜慶或各行各業開張大吉或有什麼活動，總是請來一堆市長立委或議員什麼的，並以之為榮。 <text:line-break/><text:line-break/>如果我們真的喜歡樸實一點的政治風氣，那就應該摒棄譁眾取寵，唾棄那些會變裝表演取悅群眾、會見人說人話見鬼說鬼話的政客，而不是把政治人物當成明星一般「仰慕」，卻絲毫不在乎其人品。 <text:line-break/><text:line-break/>同樣地，如果我們真的希望下一代能夠成為善良正直的人，如果我們真的希望生活在一個尊重生命的社會裏，如果我們真的相信自己是這塊土地的「主人」，那麼，我們就不應該老是卑躬屈膝地巴結或看重我們的「公僕」，我們的生活「大事」就應該包括流浪狗的處境、應該包括雛妓、刑求、冤獄、屠宰場的動物遭遇、工人職業災害、外勞處境和世界各地的戰爭與難民等等等，而不是老是關心哪個政治人物或名人又說了些什麼屁話，或哪個影歌星有什麼緋聞，更不是東家長西家短，儘關心些人際關係裏的蜚短流長。 <text:line-break/><text:line-break/>如果我們整天嘴巴上立志說要往西走，卻又一邊立志，一邊拼命往東走，那麼，除非繞地球一周，否則哪有可能走到目的地？我常想，如果哪天來了一群外星人，他們一定挺疑惑，這婆娑之洋美麗之島上的地球人怎麼這樣？如此言行不一，是不是IQ有問題？ <text:line-break/><text:line-break/>這就好像一群笨蛋想玩棋，可是所有人卻又都不願遵守下棋規則，或以作弊為榮，那麼，棋當然下不成。更奇怪的是，大家卻又不斷感嘆棋為何下不成。這有什麼好奇怪？棋下不成只不過是因為我們並不是真的想下棋。 <text:line-break/><text:line-break/>我挺喜歡蘇格拉底一句話，他說：「我們會做錯事，是因為我們沒有把事情想清楚。」而不是因為我們真的心腸很壞。一個社會想要往一個更適合人居住的方向發展，並不需要什麼高深的智慧或偉大的聖賢情操，更不需要可歌可泣的英勇事蹟，而只需要眾人願意去想清楚並實踐一些極其簡單的日常生活道理而已，那就好像「成功」玩上一盤棋一樣，一點都不困難；隨便幾個小孩湊合一下，馬上都能就地取材，玩起各式各樣的遊戲來，絕不會說大家得先開會協商個老半天，然後都還研究不出來該怎麼玩或要玩些什麼。 <text:line-break/><text:line-break/>簡單說，所謂「改革」，從來都不是什麼「菁英」才能插手的事。既然是「我們」的事，就該是「我們」的事，別老期待什麼菁英或英雄豪傑出面拯救。 <text:line-break/><text:line-break/>這些道理一點都不難。我有時真不敢相信我們所犯的只是這麼簡單的錯誤；連三歲小孩應該都能聽得懂。問題也許是因為大家都太缺乏自信了，雖然明明知道天堂在西邊，但是大家都往東走，千山我獨行一人走西邊，豈不是太「吃虧」、太「冒險」了嗎？於是講歸講，做歸做，無人當真。 <text:line-break/><text:line-break/>如果是這樣，那麼，整天怪政府、怪民代、怪黑金、怪官僚、怪特權、怪媒體、怪東怪西的，其實全是胡扯，因為，這些東西是「我們」一手努力呵護培養出來的。我們是什麼樣的人，自然就會造就出什麼樣的社會和政府。 <text:line-break/><text:line-break/>我相信人心有某種程度的嗜血傾向，比方說，看到別人倒楣時，心裏會偷偷有一點爽，惡劣一點的，通常還會趕緊寫E-MAIL幫倒楣鬼做宣傳，加油添醋一番，這下感覺生活有趣多了。 <text:line-break/><text:line-break/>可我也相信：這嗜血傾向不會超過某個底線，人性基本上還是善良的。比如說，大概不會有人看了八掌溪事件會樂得拍手叫好，99.999 % 的人都會希望他們能獲救生還，99.999 % 的人都會認為這是一場悲劇。至於那些被譴責的官員，他們的人性，又怎麼可能剛好跟我們都不一樣呢？ <text:line-break/><text:line-break/>我不相信我們真的會這麼倒楣，總是剛好來了一堆「天生壞蛋」在「統治」我們，神氣活現、為所欲為地糟蹋我們的生活。也許不管「誰」去佔那個位置，很快都會變成「壞蛋」，因為這個社會有個爛「導演」，當劇本定了，誰來演都一樣，演技好壞不一而已，角色始終是一樣的。 <text:line-break/><text:line-break/>重點是：換演員不會演出新戲碼，舊人民也不會產生新政府。戲碼不改，就算請德蕾莎修女來演虎姑婆，她仍然還是那個會吃小孩的妖怪。 <text:line-break/><text:line-break/>許多有志之士總想「改變世界」，可是，改變髮型不叫「重新」做人，世界也不會因為「換人做看麥」而改變，就像「哈姆雷特」並不會因為「換人演看麥」，就變成一齣爆笑劇一樣。這道理會很難理解嗎？ <text:line-break/><text:line-break/>台灣社會似乎總是在努力改變外觀造型，頻換流行款式，可惜腦子裏想的東西、眼睛看世界的方式，卻似乎從來都沒什麼改變。</text:p>
      <text:p text:style-name="P4">陳真   |  2021.01.11 19:27   |   <text:a xlink:type="simple" xlink:href="http://palinfo.habago.org/Entry?Command=Information_PrintForum#FORUM40214"><text:span text:style-name="T6">#</text:span></text:a></text:p>
      <text:p text:style-name="P6">【舊文新登】李遠哲嘉言錄(1)：人人念大學，文憑不重要 <text:line-break/><text:line-break/>陳真 <text:line-break/><text:line-break/>2018.02.28. <text:line-break/><text:line-break/><text:line-break/>李遠哲於1990年左右來台定居，以神明之姿，推動所謂教育改革，玩起美式中產階級那一套，廣設大學，廢除技職教育，說什麼人人有權發展心靈，人人有權念大學云云，高唱文憑無用論，把大學教育講得很「空靈」。 <text:line-break/><text:line-break/>記得當時曾看到一個四格漫畫很好笑，一個媽媽聽了李遠哲「文憑無用論」的演講之後，對小孩說，「乖兒子，你趕緊去跟你們班上的同學轉述這個道理」。小孩很納悶，問道： <text:line-break/><text:line-break/>「娘，妳真的相信文憑無用？」 <text:line-break/><text:line-break/>娘說：「傻孩子，娘又不是北七，娘怎麼會相信這些鬼話。但是，如果你的同學們相信，那你就贏了！」 <text:line-break/><text:line-break/>在我看來，民主就是這麼一回事。西方國家整天輸出民主，強迫別人民主，自己卻從來不玩這一套，背後有個永遠不變的老大哥政府掌控一切權力。誰民主，誰就完蛋，無異開門揖盜，自廢武功，請盜賊上門。 <text:line-break/><text:line-break/>台灣就是個活生生的慘痛例子。蔣家年代雖然接受美援，但蔣家知道美國人就是盜賊；於是大權掌握得很緊，美國人想扶植誰當傀儡，蔣家就迫害誰，例如美國人屬意的孫立人將軍就是一例。孫立人是好人，但美國人要扶植他取代蔣，於是他就註定得倒大楣。 <text:line-break/><text:line-break/>直到蔣經國去世，貪污漢奸台奸老賊李登輝上台，從此迎來一場民主噩夢，內賊外賊全部出籠，豺狼當道，黑金橫行，整個政治體制與社會文化崩盤，價值瓦解，經濟急遽衰敗，迅速淪為美、日殖民地，以所謂民主之名，建立起一種以仇中反華為基本思維的美日走狗殖民體制，進一步往美日軍事基地的方向發展。 <text:line-break/><text:line-break/>民主就是這樣一種騙術。講的人自己根本不信，但他卻四處廣為宣傳，以之做為一種長驅直入他人地盤的手段。就好比說你家若實行民主，一人一票，言論開放不管制，我就有可能控制你家大大小小每件事。但我絕不會在我家實行「民主」，因為我不是北七。 </text:p>
      <text:p text:style-name="P4">王修亮   |  2021.01.11 19:10   |   <text:a xlink:type="simple" xlink:href="http://palinfo.habago.org/Entry?Command=Information_PrintForum#FORUM40213"><text:span text:style-name="T6">#</text:span></text:a></text:p>
      <text:p text:style-name="P5">人類的存在於時間長河中僅如一瞬，然而人生短促，就這麼一瞬，幾千年累積的文化痕跡已經極盛欲衰。人與人之間，社群與社群之間，國與國之間，經濟體與經濟體之間，不同的目的，不同的利益，不同的價值核心，人文世界錯綜複雜的黏合糾纏，卻也分崩離析的冷漠。 <text:line-break/>對處於海角一隅的我們，尤其在新冠病毒肆虐之今，與這個世界其他角落，我們貌似黏合糾纏，也著實疏離冷漠。 <text:line-break/>非洲某國的孩子沒鞋穿，如果我未曾參與甚至未曾知曉，這個世界會起甚麼波瀾嗎？ <text:line-break/>也許因為沒人捐鞋，貧困的他們終於發展出自己簡陋的鞋子工廠，創造了某些就業機會，鼓勵該國某些人願意付出勞力去工作，然後，可能鞋子工廠被資本家收購掌控，壓榨國民，引起鬥爭甚至戰爭，培育了些恐怖分子或熱血志士。也可能鞋子工廠以國民共享方式發展得好，帶動國家經濟改善，創造了品牌。可能有一天，我們的兒孫會去那裡投資或當台勞，那些國家與工廠的制度，保障或壓榨著我們的子孫。 <text:line-break/>也許因為捐了鞋，讓某些孩子的健康得以保善，使他的生命產生新的動力。因為我們當初的一念之慈，他選擇到台灣來讀書，獲得更足以發展的知能，成為我們子孫的知交好友，也成為革新他自己國家的先鋒。但是也可能使飽受支援的國家益發懶散，終有一天在失去外來支援後消亡。 <text:line-break/>我們是否「知覺」這些環境中群己關係的無限可能？是否能評價判斷自我的選擇？ <text:line-break/>世界不可能因為一個人而改變，但微風起於青苹之末，而後始能磅礡天地。世界的改變確實起自一個人，只是這個人背後有許多人同行。 <text:line-break/>青苹之末的契機呢？ <text:line-break/>知識，制度，貧富，階級，這些息息相關，引動的變化是什麼？ <text:line-break/>可見的是知識，制度，貧富，階級，那麼，不可見的是甚麼呢？ <text:line-break/>可見之身，萬端皆身外事務，不可見之心，感而生心，心外無物。 <text:line-break/>真實世界從溫柔的心到殘酷的身，交錯纏結，分化萬端。要進入社會成人，就必須「知覺」從心到身的萬端糾纏。 <text:line-break/>「知」是知識之澈，「覺」是心情之感。 <text:line-break/>但是，從捐鞋的例子來看，動或靜，行或止，都有可能更好或更不好，那知覺與實踐又有什麼意義呢？ <text:line-break/>可為？不可為？ <text:line-break/>人格裡最珍貴的部份，就是「知其不可為而為之」。 <text:line-break/>判斷選擇之後，我知道這該做，所以我仍然選擇去做。我知道雖然做不到，還是可以做，只是做不到「好」而已。 <text:line-break/>是的，我不可能做得更好甚至做不好，我只有一己之力，能做得非常微小，而這微小的改變，在社會巨大的洪流之下，可能在一天、兩天之內，甚至我轉個身，一切就又恢復原狀。 <text:line-break/>沒關係，我繼續做，也會有其他有情有心的人繼續做，微小的力量可能永遠都還是那麼微小，沒關係，做過，就是存在。 <text:line-break/>指窮於為薪，火傳也，不知其盡也。 <text:line-break/>至於選擇動還是靜？選擇捐還是不捐？我啟發了知覺，進行了正心判斷與選擇，當下可為必為之！這是我的價值！這是我與群之間的真實之直！ <text:line-break/>有知有覺，有情有心的選擇，或動或靜的實踐。 <text:line-break/>權變。 <text:line-break/>然後，孩子們在平淡生活之中，不公平不正義黑白混淆的生活之中，可以逐漸找到永不止息的生命動力，止於至善，而不是一生的退避，抱怨，無可奈何的冷漠。 <text:line-break/>我們自己至今不也是這樣努力著知覺與行動嗎！ <text:line-break/>這就是國小教育與學習。</text:p>
      <text:p text:style-name="P4">陳真   |  2021.01.11 10:02   |   <text:a xlink:type="simple" xlink:href="http://palinfo.habago.org/Entry?Command=Information_PrintForum#FORUM40212"><text:span text:style-name="T6">#</text:span></text:a></text:p>
      <text:p text:style-name="P6">正王，別客氣啊。我沒花什麼時間；寫東西就像把牛奶從杯子裏倒出來一樣容易且愉悅。 <text:line-break/><text:line-break/>但不管我寫了些什麼，也許表面字詞似乎有教人之意，其實沒有，心裏想的並非如此；不管是知識上或美學與道德上，我都沒法教人什麼，只是我手寫我心，寫些心裏話。 <text:line-break/><text:line-break/>我始終不太願意受訪，主要原因之一就是覺得彆扭；不管見過多少世面，鄉下人似乎永遠就是鄉下人，我沒辦法巍巍峨峨地站在一種好像比人高的位置上說話，那會讓我感到一種羞愧。當人們有此誤解，彷彿我說的一切也將遭到誤解而全然失去意義。 <text:line-break/><text:line-break/>至於前文所說的哲普之「通俗」，既是貶意，卻也充滿極高敬意，庸俗到頭來似乎反而打敗了一切的深刻；一如卑微的鄉下人因其卑微，反倒擁有了一種高貴的尊嚴。 <text:line-break/><text:line-break/>劍橋第一年，在正式寫作論文之前，得先在半年內交出三篇五千字的小論文。我生平第一篇哲學文章叫做《How natural can naturalized epistemology be?》，得到校內外幾位評審老師很高的評價，甚至叫我擴充內容，把它投稿給哲學期刊，但我沒有照做，以為那只是一個哲學新鮮人僅僅只花了幾天工夫的牛刀小試。後來才發現，即便我再奮鬥個20年，所謂「思想」的水平，大概也就是20幾年前那樣一篇小論文的格局，不會更深刻了。 <text:line-break/><text:line-break/>話雖如此，但我並不認為這是一種缺陷，而只是一種關於人事物極限的「病識感」，一種insight，就如同我在那篇小論文的開頭所引用的一段「卷頭語」，取自莎士比亞的《哈姆雷特》，那句話是這麼說的："There are more things in Heaven and Earth, Horatio, / Than are dreamt of in your philosophy [science]."。這話不好翻譯，一翻就俗，意思是說：天地之間，有著比你的哲學或科學所能想像還要更深刻的東西。 <text:line-break/><text:line-break/>之所以講這個是想說，希望我沒有透過文字反而製造了更多的誤解。我從來不敢看自己的文字在網路上究竟如何流傳，也禁止學姐及小孩去搜尋，因為那很可能只會讓我對自己的表達能力徹底喪失信心。</text:p>
      <text:p text:style-name="P4">正王   |  2021.01.10 16:36   |   <text:a xlink:type="simple" xlink:href="http://palinfo.habago.org/Entry?Command=Information_PrintForum#FORUM40211"><text:span text:style-name="T6">#</text:span></text:a></text:p>
      <text:p text:style-name="P5">謝謝陳醫師花時間寫長文，發現自己似乎僅著眼於旁支末節，陳醫師的回答需要花些時間細細咀嚼，不過，有關阿多莫電影同理與現實世界的反應差別，有頗深的觸動與反省。謝謝陳醫師。</text:p>
      <text:p text:style-name="P4">陳真   |  2021.01.09 02:44   |   <text:a xlink:type="simple" xlink:href="http://palinfo.habago.org/Entry?Command=Information_PrintForum#FORUM40210"><text:span text:style-name="T6">#</text:span></text:a></text:p>
      <text:p text:style-name="P6">謝謝正王，這就是哲普或科普的悲哀。一個好好的東西，一旦被「普」了之後，內涵就俗了，走樣了。因此，學術是一回事，「俗話」又是另一回事。 <text:line-break/><text:line-break/>通俗話語當然還是有其作用，但它畢竟太淺了，就像教幼兒園小朋友一樣。但是，在公眾言論市場上，你也只能用三歲小孩般的話語來講事情；倘若我們要深入思想，恐怕沒幾個人能聽懂你在說什麼。 <text:line-break/><text:line-break/>許多時候，出於某種企圖接近「真實」(reality) 的衝動，很想把話該怎麼說就怎麼說，甚至乾脆把一些一直放在倉庫裏的陳年筆記給直接貼上來。但是，要是我真的這麼做，那就不是在溝通，而是在講天書了。大多數學科都有這項困難，比方說數學、邏輯、分析哲學、物理化學及基礎醫學等等等，即便是帶有強烈應用性質的自然科學 (例如臨床醫學) 也一樣會有通俗化的困難。 <text:line-break/><text:line-break/>以臨床醫學來說，雖然我很懂得講俗話讓病人能聽懂，但我依然經常感到一種溝通上的巨大困境，甚至連讓病人或家屬相信他有憂鬱症都很難解釋，裏頭太多學問了。若非如此複雜，醫生哪需要十幾年的訓練然後才有可能看診？倘若醫學只是你從網路上隨便找兩篇文章就能理解，那麼豈不是兩三天的訓練就能當醫生了？有可能嗎？當然不可能。 <text:line-break/><text:line-break/>通常來說，越是形而下的東西越好說明。但是，就連最簡單的臨床醫學尚且如此難以通俗化，更何況宛若數學一般訴諸抽象概念的哲學。 <text:line-break/><text:line-break/>剛剛給女兒講摩西帶領族人逃出埃及的故事，講到法老王派兵追趕，我隨口用了一個詞：「殘酷」。她一直追究什麼是「殘酷」，任憑我不斷解釋，她還是似懂非懂。到最後，只好還是那句老話：「等妳長大就知道了」。 <text:line-break/><text:line-break/>有些東西，當我們長大自然就會懂，但是知識卻不然；許多學科，除非你進入那個領域，否則很難理解。 <text:line-break/><text:line-break/>回到你的兩個問題上。你問說：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的回答是：討厭一個人，就想把他弄死，不管有沒有接受司法制裁，當然都不正當。不過，這是幼兒園小班的回答。問題是，我們不可能答得更深刻了，因為這問題本身就已經預設了某種通俗內涵。也就是說，這樣一個問題是一種「聊天素材」，每個人，即便是三歲小孩都能說上幾句自己的看法。溝通的結果，頂多也就是這樣了，你一句，我一句，然後就沒有然後了。 <text:line-break/><text:line-break/>至於「公共利益」當然沒有個絕對的客觀性，但它也不是純粹主觀的東西。況且，某些類型的知識，例如科學，力求客觀，道德卻不然。在道德議論上，客不客觀並不是一個思考障礙。 <text:line-break/><text:line-break/>齊克果根據某種深刻性，給宗教、美學和倫理排了序，最低層次的是美學，其次是倫理，位階最高的是宗教。我倒不是這樣排的，我比較像維根斯坦，這三個東西對我來說是一樣的，我不給它們做排名。 <text:line-break/><text:line-break/>我常提起阿莫多瓦的《Talk to Her》這部電影，它真的非常好看。而且我相信，所有觀眾一定很同情那個強暴女植物人的男護士。但是各位有沒有想過，在現實世界中，會有幾個人同情他？報紙上會怎麼寫？一定是寫「淫魔！狼心狗肺！連植物人也不放過！」然後網民們會去肉搜，進一步把他給妖魔化。要是有人對這樣一個「淫魔」表示同情，肯定也會變成全民公敵。 <text:line-break/><text:line-break/>這說明了什麼？這說明了我們其實是有能力更深入去理解善惡美醜，但我們平常卻不是以這樣一種眼光看世界，而是直接採取一種完全不經思索而且缺乏情感的理解方式，彷彿我們不是在理解美醜、理解善惡、理解是非，而是在理解科學似的。 <text:line-break/><text:line-break/>問題是，我可以不帶感情地理解一加一等於二，但我有可能不帶感情、knowing without feelings  地理解各種人事物之善惡美醜嗎？我想應該是不可能。 <text:line-break/><text:line-break/>我常主動寫信給一些陌生人，全都是一些被網民們認定是壞人的人，他們通常是在生活中做了一些其實根本沒什麼大不了的所謂壞事，於是成為眾矢之的，比方說惡形惡狀對待餐廳服務生，或是講了什麼政治不正確的風涼話，結果成為全民公敵。我之所以寫信給他們，只是希望他們在飽受眾人撻伐、痛苦之餘，能夠感受到一點真實的理解與溫暖，從而不要對人性感到失望。 <text:line-break/><text:line-break/>面對美學或道德事務，我們需要的是某種深刻的理解，而不是建立共識。我們並不期待全民一致的共識，畢竟我們不是在談論一加一是否等於二。但這並不意味著我們只是在講一種純粹主觀的東西。你看，為什麼大家看《Talk to Her》會受到感動，會同情一個強暴犯？那意味著人們還是有著某種共通的人性。 <text:line-break/><text:line-break/>對於你的疑問，我可以這樣一直寫下去，寫個三千萬字也寫不完我想說的。這說明了一件事：我們並不是在談論科學，也不是在談法條，而是在談一整個世界觀 (world view)，它不是一種可以原則化或理論化的東西；哲學家談了幾千年，至今依舊議論紛紛。 <text:line-break/><text:line-break/>而且，當我們說這樣或說那樣時，說者與聽者都應該搞清楚自身話語究竟是「在哪一點意義上」(in what sense) 成立。幼兒園小班有小班的說法與指涉，大班又是另一層意涵，所有這一切既無法窮盡，便無法在「所有意義」上論定。因此，搞清楚 "in what sense" 是很重要的，才不會雞同鴨講。 <text:line-break/><text:line-break/>比方說我不是一個realist (實在論者)，我不相信事物的客觀實存，但我絕不會懷疑掉在地上的一張千元大鈔，我一定會趕緊撿起來，但這絲毫無礙於我反對realism (實在論)。 <text:line-break/><text:line-break/>跟大家一樣，我也不認同任何一個強暴犯的作為，但這並不意味著我能夠事先論斷每一個罪犯的善惡美醜。法律裁判是一回事，但是道德評價卻又是另一回事。 <text:line-break/><text:line-break/>許多人，例如杜斯妥也夫斯基、蘇古諾夫與維根斯坦等等等，當然也包括我自己，深信「詩可以救世界」。為什麼呢？因為詩的眼光能夠讓我們深刻理解人，理解事物，理解善惡美醜與價值，而這才是人類社會賴以生存與發展的基礎。但是政客卻不然，他們希望我們變成腦殘，沒有腦，沒有心，只對特定顏色產生性高潮。 <text:line-break/><text:line-break/>我不相信任何一個「詩人」會是腦殘。「詩人」並不是宣稱自己會寫詩的人，而是能夠以詩一般的態度活著，以詩一般的眼光看世界的人。如果你看《Talk to Her》會難過，那表示你具有詩人的潛力，只是這樣一種素質往往被各種教條或不良政治所扭曲與掩蓋。</text:p>
      <text:p text:style-name="P4">正王   |  2021.01.08 17:47   |   <text:a xlink:type="simple" xlink:href="http://palinfo.habago.org/Entry?Command=Information_PrintForum#FORUM40209"><text:span text:style-name="T6">#</text:span></text:a></text:p>
      <text:p text:style-name="P5">陳醫師說：「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先前就有類似的疑惑，因此提出請教陳醫師。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先整理自己的看法：殺人或傷害人如果只是因為私利，當然不正當；如果我願意繳納罰款，我就可以違規停車？當然也非正當。但若為了搶救一條生命，也願意繳納罰款而違規停車，此時「正當性」就比較充分了。所以，是否正當，仍得視動機與理由，以及違法的嚴重性。 <text:line-break/><text:line-break/>違規停車的爭議比較小，但違法行為若牽涉到殺人、傷害人等，似乎就不是那麼容易判定。基本上我是認為，即使行為者自認是為了「公共利益」，他仍然沒有「正當性」去殺人或傷害人。至於「衝進公署」好像就沒有那麼大的爭議(如果是為了公共利益且自己願意接受後果的話)。所以，正當性與否，其實還是跟違法的行為本身有所關係。 <text:line-break/><text:line-break/><text:line-break/></text:p>
      <text:p text:style-name="P4">鑑慧   |  2021.01.08 17:14   |   <text:a xlink:type="simple" xlink:href="http://palinfo.habago.org/Entry?Command=Information_PrintForum&amp;iPage=2#FORUM40208"><text:span text:style-name="T6">#</text:span></text:a></text:p>
      <text:p text:style-name="P5">阿桑吉律師提出的保釋申請已被否決，理由是美方打算提出上訴。 <text:line-break/>大家明日AIT見。 <text:line-break/>========================== <text:line-break/>WSWS: <text:a xlink:type="simple" xlink:href="http://shorturl.at/prEL3"><text:span text:style-name="T7">shorturl.at/prEL3</text:span></text:a></text:p>
      <text:p text:style-name="P4">陳真   |  2021.01.08 10:59   |   <text:a xlink:type="simple" xlink:href="http://palinfo.habago.org/Entry?Command=Information_PrintForum&amp;iPage=2#FORUM40207"><text:span text:style-name="T6">#</text:span></text:a></text:p>
      <text:p text:style-name="P6">川普少修的三門學分 <text:line-break/><text:line-break/>陳真 <text:line-break/><text:line-break/>2021. 01. 08. <text:line-break/><text:line-break/><text:line-break/>我對文末所附《聯合報》社論這類市面上到處可見、約定俗成的想法感到很無奈。這類言論背後有一堆並未明言之「預設」(presupposition)，問題是，這些「預設」卻才是問題本身。 <text:line-break/><text:line-break/>它有哪些「預設」呢？比方說： <text:line-break/><text:line-break/>一，我知道「民主」是什麼，而且我認為你也知道，我們之間對此並無歧義。 <text:line-break/><text:line-break/>這是錯的。當人們在講所謂「民主」時，我知道他們指的是什麼，問題是那不是「民主」，也不是我認知中、理想中的「民主」 <text:line-break/><text:line-break/>二，「民主」典範就是美國英國法國等等這些國家，而以色列澳洲日本印度等等則是「民主典範國」的「民主同盟」。 <text:line-break/><text:line-break/>同「一」，這當然也是錯的。就如羅素所說，美國是「政治世襲」國家，類似皇朝或帝國，皇位及各種統治工具，例如媒體、金融、軍事和情治力量，則始終牢牢掌握在極少數既得利益者手上。至於其它「民主同盟」，則是類似「諸侯」，內在權力結構與之類似，聽命於帝國中樞，而非效忠於所謂民意；為自身權貴階級服務，而非以眾人福祉為施政考量。 <text:line-break/><text:line-break/>三，美式西方民主是好的。 <text:line-break/><text:line-break/>大錯特錯。中國才是真正意義上的民主國家，才是以人民福祉為依歸。美式民主則是一種對眾人極其有害的病態體制。 <text:line-break/><text:line-break/>四，川普破壞了美好的民主。 <text:line-break/><text:line-break/>這當然也是錯的。在絕對意義上來講，川普當然也是帝國成員，但他並沒有「破壞」民主，他只是掀開所謂「民主」的假面一角，讓「民主」稍稍露出它比較真實的面貌。川普倘若有什麼問題，那就是他做為一個美國政客，少修了三門學分： <text:line-break/><text:line-break/>第一門學分就是造謠與說謊。川普的悲劇就是他太誠實了，他誠實地指出西方主流媒體是假新聞的最主要來源，他誠實地指出情治單位的大權獨攬，他誠實地反對美國到處侵略及全球駐軍。 <text:line-break/><text:line-break/>第二門學分是戰爭。川普對發動侵略戰爭不感興趣，他相信有比戰爭更好的致富之道。 <text:line-break/><text:line-break/>第三門學分最重要，就是帝國 (軍事) 擴張。川普不但沒興趣擴張，反倒想方設法讓美國離群索居。這不是因為他反對帝國主義，而是因為他相信這就是做生意之道。簡單說就是：凡事必須能夠「變現」才行。「變現」就是變成現金，以現金來定義人事物的重要性。他就像個包租公，凡事得收取費用，換取現金，否則就拆夥，並且惡言相向。 <text:line-break/><text:line-break/>川普的作法對美國這個邪惡帝國極其不利，但卻有益於世人。我若是諾貝爾委員會主席，就頒給他一個和平獎，感謝他大大削弱美國的為惡能力，造福世人。 <text:line-break/><text:line-break/>五，衝進國會，大搞 (暴力或非暴力) 抗爭，都是不好的，應被法律制裁。 <text:line-break/><text:line-break/>這想法只說對了一半。非法行為當然應該要接受法律制裁，這才是「非暴力」抗爭的精神。 <text:line-break/><text:line-break/>台灣那些什麼學運、社運或大腸花人渣們，老是喜歡講什麼「國家暴力」，意思是說，「林北很正義，所以不管我怎麼做都是正義的，林北超越法律之上，法律若處罰我或干涉我，那就是國家暴力」。 <text:line-break/><text:line-break/>世界上應該沒有比這更低能更窩囊更無恥的說法了。 <text:line-break/><text:line-break/>但是，承認「法律制裁」的正當性，並不意味著各種暴力或非暴力的抗爭就是錯的或不正當的。抗爭的對錯在於其訴求與內涵相較於手段之間的關係，而不是在於其行為或手段「本身」。 <text:line-break/><text:line-break/>我是林義雄創辦的「核四公投促進會」的「元老」，除了兩次環島「千里苦行」，還有一次抗爭叫做「千人守夜」，守完一夜之後，當初的抗爭方式就是隔天一大早就要推倒鐵門，衝進立法院，佔領立法院。 <text:line-break/><text:line-break/>雖然後來沒有成功闖入，但是，倘若真的闖入並佔領了，這行為本身當然違法，但它卻不一定是不正當的。 <text:line-break/><text:line-break/>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但是，人渣黨在美國指使下，動員所謂「太陽花」，卻是為了政客奪權之私利，為了仇中反華之政治目的，這樣一種行為，當然就是卑鄙下流的齷齪政治動員，更不用說在動員過程中無數的造謠與抹黑以及各種反文明的族群仇恨語言。 <text:line-break/><text:line-break/>這不是什麼「運動」，這純粹就是「政治動員」，類似當年由李登輝下令動員來討伐「非主流」(即外省政治勢力) 的所謂「野百合」。台灣學生始終都是扮演執政者的動員工具，原本與政治完全絕緣的台灣學生，黨國一聲令下，居然由教官帶隊，一夕之間，幾乎所有學生大家爭相「愛國」，爭相參加什麼「學運」；原本對學生略有一點政治意識就視為洪水猛獸的主流媒體，突然一面倒地歌頌學生的愛國運動。天底下有這種黨國與主流媒體一致歡呼歌頌並大力動員的「學運」嗎？ <text:line-break/><text:line-break/>更令人看不起的是這類政治動員往往視法治如無物。如果你連法治都可拋棄，它媽的這是哪門子民主？就算黑幫也要有個眾人一體遵循的幫規啊，哪有說「林北很偉大，很正義，所以林北超越法律」之理，連襲警居然都可以不受法律制裁。 <text:line-break/><text:line-break/>人渣黨之所以是人渣，就是因為他們存心就是要胡說八道，混淆是非，為了私利與權力，不惜破壞事物的基本價值，不惜傷害任何一個社會賴以建立的各種基礎；只要林北說自己很偉大很正義，只要林北仇中反華，林北就可以超越法律，為所欲為。 <text:line-break/><text:line-break/>這就是人渣們的邏輯。 <text:line-break/><text:line-break/>六，美國抗爭民眾不應衝進國會，所以這些人就是「暴徒」，「暴徒」被警察打死是應該的。 <text:line-break/><text:line-break/>這當然大錯特錯。不管是衝進監獄劫囚救人，或是衝進皇宮抓皇帝，或是像羅素九十多歲了還衝進核彈基地，不管衝進哪裡都行，只要你願意接受法律制裁。 <text:line-break/><text:line-break/>但是，鎮壓還是得有一定的分寸。美國警察不是在「鎮暴」，而是「暴鎮」，憑著赤裸裸的優勢「暴」力，「鎮」壓群眾，想殺誰就殺誰，就像在打獵那樣。這時候，我們該譴責的是警方之濫殺無辜，而不是把群眾一概視為「暴民」。而且，就算是「暴民」，也得看暴力程度，不是你想殺就可以殺。 <text:line-break/><text:line-break/>比方說，那位被槍殺的女生，根本赤手空拳，警方卻躲在門後，近距離故意朝著她的頭部開槍。這叫做趁機謀殺，這不是一種合理的鎮壓。濫殺無辜，事實上也是美國警察長年以來一個很大的問題。平均一年在街頭上殺掉一千多人，有時光是一個月之內就能殺一兩百人，其中絕大部份根本沒有構成任何安全威脅，但還是濫殺一通，無辜死者以黑人居多，約佔三分之一以上。 <text:line-break/><text:line-break/>結論是：我覺得，如果你想追求一個比較好的社會，那麼，如何適當地理解人事物應有的意義與價值，似乎就顯得很重要，因為這才能儘可能確保我們朝著一個或許比較好的方向走去，而不是始終在錯誤的道路上原地打轉或甚至走回頭路。 <text:line-break/><text:line-break/>=============================== <text:line-break/><text:line-break/>【重磅快評】台灣好、台灣真是個「雙標民主島」！ <text:line-break/><text:line-break/>2021-01-07 <text:line-break/><text:line-break/>聯合報 / 主筆室 <text:line-break/><text:line-break/>美國聯邦參眾兩院6日舉行特別聯席會議之際，大批川普支持者闖入國會大廈引發暴動。除了輿論定調「暴民、叛徒」譴責，社群軟體也暫封鎖動輒煽風點火的美國總統川普推文，甚且還傳出張張美國國會警察近距離掏槍瞄準正要破門的群眾頭部的照片；同一時間在議場門後，一名白人女性因不明原因遭開槍擊斃，且已有4人死亡。 <text:line-break/><text:line-break/>對照台灣當年太陽花群眾強闖國會與行政院之後所受到的待遇，不禁感嘆，還是台灣好，台灣真是個比美國還民主的民主島！ <text:line-break/><text:line-break/>所有群眾聚集抗議、衝撞政府機關，都必然有其不滿的動因，絕無「我上街頭的原因比你的高大尚，所以可以不受法律制裁」之理。所以，面對人民強闖國會，美國準總統拜登立即譴責此行為是「叛徒」，華爾街多個大咖也紛紛發表聲明，呼籲群眾停止暴力行為；美國警察面對強闖群眾，也不會因擔憂被批「黑警」而懼於掏槍。 <text:line-break/><text:line-break/>這麼簡單的處理群眾事件原則，竟然到台灣就輕易被扭曲了，說來還真是另類台灣政治奇蹟！面對闖入立法院的太陽花群眾，警察不要說舉槍瞄準，就連最基本的行使公權力驅離都不敢；更且有立委與之相互唱和、提供各式援助；好不容易動用警察權驅離打砸強占行政院民眾，卻是從警察到行政院長都挨告、甚至還控以殺人罪。 <text:line-break/><text:line-break/>更離譜的是得利於太陽花的當今民進黨政府，竟認為太陽花是政治事件而非法律事件，主動撤告；同一時間，卻又以強勢警力及重重拒馬面對向其抗議的民眾。誠不知此時此刻又是如何看待川粉闖入國會？是否仍認為是政治事件而非法律事件？ <text:line-break/><text:line-break/>直言之，自從太陽花事件以來，台灣政壇乃至所謂公民輿論，已出現了不知多少雙標、自打臉言行，高舉所謂民主、公民不服從、集會結社自由大旗之餘，還不忘祭出「防禦性民主」對抗異己，竟絲毫不以自己逾越自由及民主的紅線為意。 <text:line-break/><text:line-break/>沒有人樂見身為老牌民主國家的美國，竟是以其人民的鮮血告訴世人，再怎麼民主也非「只要我喜歡有什麼不可以」；只不知，又有多少台灣人民可以從美國國會濺血的悲劇，理解到「民主不能雙標」的真理？</text:p>
      <text:p text:style-name="P4">許世勤   |  2021.01.08 08:56   |   <text:a xlink:type="simple" xlink:href="http://palinfo.habago.org/Entry?Command=Information_PrintForum&amp;iPage=2#FORUM40206"><text:span text:style-name="T6">#</text:span></text:a></text:p>
      <text:p text:style-name="P5">美國控制日本的做法，其實也是控制其他國家或地區的做法。 <text:line-break/>表面上這些國家或地區都是「獨立的」「民主燈塔」， <text:line-break/>但是背地裡所有的決策與行動必需符合美國的利益。 <text:line-break/>假如這些衛星國家真正覺醒了，裏頭那些帶動變革的人物就會被各種手段抹殺、暗殺。 <text:line-break/>伊朗即是一個例子，過去伊朗為美國所控制，美國從伊朗得到巨大的石油利益。 <text:line-break/>現在伊朗不願意再接受控制了，於是美國對伊朗進行了「制裁」。 <text:line-break/>台灣就不用說了，台灣就是被美國控制的，所以連選個總統都得到美國「面試」。 <text:line-break/><text:line-break/>按造Noam Chomsky的解釋，這一套「帝國主義」的傳承來自過去的大英帝國。 <text:line-break/>直到現在，我們還在對抗帝國主義。 <text:line-break/>如果不徹底破壞帝國主義的核心結構，世界勞苦的人民就無法得到解放。 <text:line-break/>所以我真心希望Trump可以好好帶領美國的「民主鬥士」們， <text:line-break/>進行「時代革命」讓「美國天光，光復美國」。 </text:p>
      <text:p text:style-name="P4">李维坚   |  2021.01.08 07:59   |   <text:a xlink:type="simple" xlink:href="http://palinfo.habago.org/Entry?Command=Information_PrintForum&amp;iPage=2#FORUM40204"><text:span text:style-name="T6">#</text:span></text:a></text:p>
      <text:p text:style-name="P6">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7">https://www.zhihu.com/question/267834076/answer/487146369</text:span></text:a></text:p>
      <text:p text:style-name="P4">孫從輔   |  2021.01.08 05:48   |   <text:a xlink:type="simple" xlink:href="http://palinfo.habago.org/Entry?Command=Information_PrintForum&amp;iPage=2#FORUM40197"><text:span text:style-name="T6">#</text:span></text:a></text:p>
      <text:p text:style-name="P5">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7">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4">李维坚   |  2021.01.08 07:59   |   <text:a xlink:type="simple" xlink:href="http://palinfo.habago.org/Entry?Command=Information_PrintForum#FORUM40204"><text:span text:style-name="T6">#</text:span></text:a></text:p>
      <text:p text:style-name="P5">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7">https://www.zhihu.com/question/267834076/answer/487146369</text:span></text:a></text:p>
      <text:p text:style-name="P4">孫從輔   |  2021.01.08 05:48   |   <text:a xlink:type="simple" xlink:href="http://palinfo.habago.org/Entry?Command=Information_PrintForum#FORUM40197"><text:span text:style-name="T6">#</text:span></text:a></text:p>
      <text:p text:style-name="P6">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7">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4">陳真   |  2021.01.08 00:14   |   <text:a xlink:type="simple" xlink:href="http://palinfo.habago.org/Entry?Command=Information_PrintForum#FORUM40196"><text:span text:style-name="T6">#</text:span></text:a></text:p>
      <text:p text:style-name="P5">台獨就是建立香蕉共和國 <text:line-break/><text:line-break/>陳真 <text:line-break/><text:line-break/>2021. 01. 07. <text:line-break/><text:line-break/><text:line-break/>美國版的大腸花，大家不是應該要歌頌讚美並且大力支持他們爭取民主嗎？讚美台版大腸花、說讓他感動得都要哭了的余英時呢？那些綠油油滿口鳥話的御用學者呢？正義凜然的西方媒體呢？怎麼統統不見了？ <text:line-break/><text:line-break/>應該趕緊用大特寫，拍下抗議者的英勇美姿，選出幾個特別無恥的嘴臉，策封他們為民運明星或學運領袖，然後做成頭版頭條或是封面風雲人物傳揚全世界，告訴大家說這就是偉大的人民力量，並且提名他們角逐今年的諾貝爾和平獎。 <text:line-break/><text:line-break/>這樣還不夠，西方各國政府應該趕緊召見這些民主鬥士，頒發人權獎與民主自由勇氣獎章 (人家扁嫂好像有去美國領過這些獎)，邀請他們來演講，定期還必須提供鉅額經費，並且派遣一流情治專家教導他們如何進一步搞暴動，如何摧毀城市，如何洗腦與奪權，好讓他們回去繼續捍衛民主才對。 <text:line-break/><text:line-break/>西方各國政府及大小媒體，應該做大腸花鬥士們的後盾才對！首先就是要譴責暴警，它媽的只不過一點和平的小騷動，警察居然就開槍把人殺了，據說已經死了四個 (？)，而且還宣佈宵禁，太過份了，這已經是人類文明的災難了不是嗎？你看你看： <text:line-break/><text:line-break/><text:a xlink:type="simple" xlink:href="https://bit.ly/2LbGz8X"><text:span text:style-name="T7">https://bit.ly/2LbGz8X</text:span></text:a>   <text:line-break/><text:line-break/>這還像話嗎？ 這可不是電影劇照哦。如果這不是暴警，什麼是暴警？如果這不是反民主反人權，什麼是反民主反人權？西方政府應該立即啟動制裁機制，處罰相關暴警與官員，並以謀殺罪起訴，發出全球通緝令，追緝到案，誓為美國民主鬥士的後盾。 <text:line-break/><text:line-break/>可是，美國版大腸花，結果卻不是這樣，西方各國與媒體反而一致稱呼他們為暴民，說他們可恥，傷害法治，說是美國史上黑暗的一天。西方各國領導人更是個個咬牙切齒，說是民主之恥，說是墮落的暗黑勢力。 <text:line-break/><text:line-break/>小布希倒是很誠實，讓我很驚訝。他說，美國不能搞這一套暴民戲碼，因為美國不是「香蕉共和國」（Banana Republic）。什麼是「香蕉共和國」？意即指那些貪污腐敗的殖民國家，被外國勢力所強烈支配與剝削的政權。可是，這跟香蕉有何關係？「香蕉共和國」的名字由來是因為這類國家經常依賴出口特定經濟作物，例如香蕉、茶葉等等。 <text:line-break/><text:line-break/>布希說得對，這類讓外國勢力操弄於股掌之上的國家或政權，才會在主流勢力煽動下，出現這樣一種衝進國會的暴民現象並引以為傲。美國不是香蕉共和國，所以不應以此為榮。 <text:line-break/><text:line-break/>CIA一手策畫的香港暴亂十分恐怖，燒殺擄掠打砸搶，無惡不作，前後長達一年多，千萬倍於美國大腸花的暴力作亂，幾乎要徹底摧毀一座城市，西方人及其走狗們卻反而歌頌不斷，只差沒有說那些帶頭策動的香港漢奸人渣是人類文明的救世主。 <text:line-break/><text:line-break/>你不覺得這樣一些存心就是要胡說八道的政治操弄與洗腦很可惡嗎？所謂「民主」，是近代史上最大的一個騙局，完全不具有任何實質內涵；只要你乖乖聽我的話，當我的狗，當我的奴才，任我蹂躪，為我賣命，乖乖吃我的毒豬毒牛，那你就是民主；反之就是民主的敵人。 <text:line-break/><text:line-break/>所謂台獨，就是建立這樣一個任人宰割的香蕉共和國，它絕不是想要獨立自主，而是一群漢奸台奸，為了一己暴利與權力，出賣台灣給洋人當狗、當人肉炸彈，傷害對岸同胞骨肉，長年瘋狂造謠抹黑與洗腦，鼓動台灣人對於自己同胞的仇恨。</text:p>
      <text:p text:style-name="P4">王修亮   |  2021.01.07 20:53   |   <text:a xlink:type="simple" xlink:href="http://palinfo.habago.org/Entry?Command=Information_PrintForum#FORUM40195"><text:span text:style-name="T6">#</text:span></text:a></text:p>
      <text:p text:style-name="P6">時間之歌~生活小記 <text:line-break/><text:line-break/>推開小螺波的門，走進三十年代模糊的歌聲，軟柔脆嫩的腔調不容易分辨出歌詞，並非咬字不清，而是旋律裡的清甜帶來的舒曠迷離，也讓我悠渺連結起鄧麗君的名字。 <text:line-break/>不變的招牌粉，一樣的微酸微辣，久食方覺。 <text:line-break/><text:line-break/>「你為什麼偷偷又摸摸呀，偷偷摸摸跟人去拍拖……」 <text:line-break/>幼年時熟悉的歌，對照當下的母與女，閃過黑白電影裡姊妹的爭執與親暱。 <text:line-break/>「我幼年時候聽的歌，不論是抒情還是俏皮，都帶著清甜，後面也都有些安安靜靜的天然。有些是當時的創作，也有些是翻譯自國外的，多半都是美國吧！」 <text:line-break/>才和熊姐說著說著，店裡旋起了「大江東去」。 <text:line-break/>「啊！夢露的電影，已經是彩色時代了，我當年很喜歡這首歌。你聽聽！這是翻譯的歌詞，寫得簡單卻優雅纏綿。」 <text:line-break/><text:line-break/>對著熊姐聊起許多民初的歌詞，介紹了白光與夢露傳奇的一生。 <text:line-break/>「大江東去這調子很飽滿，美國也曾經有過這樣的文化？」 <text:line-break/>熊姐的短評帶著疑惑。 <text:line-break/>「我對音樂不熟，對美國歷史與音樂更不熟，沒辦法向你說明。只知道美國那個年代的音樂普遍受藍調的影響，平靜，深厚，悲傷隱藏在底層。」 <text:line-break/><text:line-break/>熊姐慢慢聽了一會兒：「除了文字歷史，藝術是最能表達時空文化的事物。」 <text:line-break/>「妹妹，這句話好熟悉，我好像在某個哲思者的語錄中看過類似的言論。」 <text:line-break/>「哲思者？一般人最重要的是吃飯做事睡覺，哲思者最重要的卻是一天到晚想些不是問題又並非答案的話語，而且提出的問題本身似乎就是答案，答案本身卻又成為了問題，像一個無始無終打不斷又解不開的循環。我不知道自己為甚麼會這樣。」 <text:line-break/>熊姐這話是在感慨還是在抱怨自己？ <text:line-break/><text:line-break/>「這沒辦法，我倆都一樣，只要身體靜下來，不論是行止坐臥，能感受到時間的流逝時，心就自動冒出來問答。」 <text:line-break/>熊姐開始對空間情境疑惑：「為何在彼得咖啡我們很難有這種對話？這裡是食堂而已，彼得咖啡卻有更多時間來沉澱。」 <text:line-break/>「那不僅僅是時間問題吧！彼得的音樂輕柔若無，是陪襯不是引發。不容易帶起時間的聯想，我們去那裏也都是為了靜心工作，兩人都專注於寫文或畫圖，沒什麼旁思的機會。小螺波這裡都是老歌，有豐富的時間感，也就帶動起許多聯想。」 <text:line-break/><text:line-break/>熊姐有些慶幸：「所以，哲思者假若生長於『食不言，寢不語』的家庭，早就被打死了吧！要嘛是被打死想思，要嘛是被打死行為。」 <text:line-break/>啊！食不言，寢不語是好的，求的是個專注。但是我與熊姐自幼都喜歡在飲食與就寢的時候思辯討論，還總是欲罷難休，這家教是或非？何必論斷呢！這個社會早已將生活裡的時間與空間擠壓變形，想與思的時間與空間也只能權變。 <text:line-break/><text:line-break/>熊姐的回憶跳躍到他高中時魚游進來咖啡小店裡：「我曾經創造過一個『醬油論』，所有經過時間釀造的事物才可能有醇厚的滋味，文化當是如此，音樂當是如此。但是時間的長短，雖然對文化釀造有絕對的影響，但仍然是有變化的。時間也會引發各種戰爭與災禍，文化因而會隨境退化。」 <text:line-break/>我不覺莞爾：「『醬油論』嗎？我記得當年我們的決議是『釀造論』，釀造論比較雅。」 <text:line-break/>「可是醬油論比較親民。」 <text:line-break/>好吧！同一內涵，母女各取所好，無妨。 <text:line-break/><text:line-break/>「妹妹，戰爭的衰退也許只是海嘯的前置，會在戰後勃興，美國曾因戰爭而文化興盛；戰爭當然也可能滅絕文化，中國文化在近代歷經了一百多年的戰爭而困頓，只是幸好我們的文化足夠深遠，土地足夠遼闊，蘊含得起戰爭的銷毀。文化的增減情境各異，這又是個我們知識不足，無能思想的問題。」 <text:line-break/>「戰爭的型態各異，美國雖然現在國內沒有戰爭，卻對外不斷引發強大的利益與欲望之戰。使得他們的文化封閉而自傲，變異因此也非常巨大。」 <text:line-break/><text:line-break/>「是因為美國在外的利益欲望戰爭，停滯或退化了自己國內文化的發展嗎？」 <text:line-break/>因為對歷史事實的無知，我倆很難進行國際實務探討，只能延續文化與時間的想思。 <text:line-break/>「不！我剛剛用的『退化』這個詞不好，不能用來形容現今，現今許多人的情境懷想，『退化』是好與善，回歸原始，人生活簡單了，環境的破壞少了，大地與生命都有喘息休養的時間了。但是這是不可能的，時間中許多事物是無法復原的。」 <text:line-break/><text:line-break/>「你的意思是說例如小國寡民，雞犬相聞老死不相往來是不可能回復的？我想也是，除非經歷毀滅性戰爭，國際關係才可能劇變，但恐怕也不會留下人類與雞犬，或者說那已經是另一種末世文化了。否則就是大獨裁者掌握了大權，強硬的劃分規範。只要沒有統一獨裁國際世界就一定不斷爭鬥搶奪，這是人文複雜化的人性必然。」 <text:line-break/><text:line-break/>「應該說是『變數』吧！文化不可能在時間中無限進化，而是充滿變數的變異，反覆迴旋。」 <text:line-break/>「所以我們也只能面對各種變異，在時間變易中尋找自我的靜與定。」 <text:line-break/><text:line-break/>熊姐聽到靜與定，頗有感慨：「講到現在我覺得滿空虛的，剛剛所談的我並不自認為對或錯，這是一種習慣，因為我知道堅持個人對與錯會與人群衝突，這個衝突與堅持使我沒有台階，沒有溝通，我只想和別人講道理，不想衝突和尷尬。雖然生活中我仍然有自己的某些價值與堅持，但我通常是用靜默來表示，我只是為了自己的退避而執中。這種靜定，其實是很沒有自信的。」 <text:line-break/><text:line-break/>「妹妹，這不是習慣，或者說：這個習慣是你學習而成的核心。對中道的堅持本來就緣於自我個性的領悟，有了個性才能開展出合宜的群性。你仍然有自己的堅持，因為你知覺自己的道理，只是你比一般人擅長躲避鋒端，擅長隱藏與退讓。我們不是上智者，但也還能是中行者，這是好的，不必認為這叫做沒有自信，退讓的能力也是一種自信，小學的學習目的就是學會進退的判斷與能力，對我倆來說，人生絕大多數是退讓的，只需要在極小的核心上堅持。」 <text:line-break/><text:line-break/>微風起於萍末，生命的哲思起於時間裡迴旋的一曲歌聲，隨行隨遠，入於無窮。 <text:line-break/>也就是一瓢無始無終的水。</text:p>
      <text:p text:style-name="P4">葉小慧   |  2021.01.07 14:41   |   <text:a xlink:type="simple" xlink:href="http://palinfo.habago.org/Entry?Command=Information_PrintForum&amp;iPage=2#FORUM40194"><text:span text:style-name="T6">#</text:span></text:a></text:p>
      <text:p text:style-name="P5">關於美國版太陽花，王大師說，台灣調配、香港測試、美國驗收。看到下方影片也要嘆氣。 <text:line-break/><text:line-break/>CNN報導的影片從一開始就有一看似中華民國國旗，01:00處十分清晰。 <text:line-break/><text:line-break/><text:a xlink:type="simple" xlink:href="https://cnn.it/2LqeEC4"><text:span text:style-name="T7">https://cnn.it/2LqeEC4</text:span></text:a><text:s/><text:line-break/></text:p>
      <text:p text:style-name="P4">陳真   |  2021.01.07 13:19   |   <text:a xlink:type="simple" xlink:href="http://palinfo.habago.org/Entry?Command=Information_PrintForum&amp;iPage=2#FORUM40193"><text:span text:style-name="T6">#</text:span></text:a></text:p>
      <text:p text:style-name="P6">人類的智商到底是怎麼了？ <text:line-break/><text:line-break/>陳真 <text:line-break/><text:line-break/>2021. 01. 07. <text:line-break/><text:line-break/><text:line-break/>所謂「罄竹難書」，我常覺得，即便我是千手觀音，每天同時有一千雙手日夜不停地寫，也寫不完台灣這麼一個小島內的無數醜事，更不用說整個世界的各種罪行了。 <text:line-break/><text:line-break/>最近兩天，香港政府逮捕了一些一心製造香港動亂的CIA走狗，美國及一些西方國家及整個西方媒體馬上跳出來民主自由與人權地喊個不停。台灣也是，主掌所謂「監察院」以及什麼「國家人權委員會」的陳菊，馬上大力「聲援」，高喊捍衛民主與人權，實在有夠荒唐！這樣一種鬼扯蛋，究竟要鬼扯到幾時？ <text:line-break/><text:line-break/>事實上，西方的嚴刑峻法根本不是軟趴趴的香港政府所能望其項背。比方說，聽說剛剛有一群美國「太陽花」人士衝入國會 (我還沒看新聞)，結果呢？我們來猜吧！ <text:line-break/><text:line-break/>你覺得美國國會主席及各黨派領袖們會出面接待嗎？會讓這些「民主鬥士」在國會隨他們高興住上幾星期嗎？隔天會一一向他們逐個鞠躬握手致意，還問他們晚上睡得好不好、會不會太冷或太熱嗎？美國學界會傾巢而出歌頌這些大腸花「民主鬥士」、說是偉大的「學運」或「社運」嗎？會一一記錄其言行、出書歌頌並收錄教科書嗎？媒體會完全一面倒地痛罵警察、並且歌頌大腸花人士、把他們捧為英雄偶像嗎？美國各大校園會瘋狂響應、把大腸花人士當成偶像嗎？ <text:line-break/><text:line-break/>今天，如果衝入國會是發生在那些美國還無法控制的國家，美國馬上就會發武器給暴民們去「捍衛民主」了，萬一捍衛不了，美軍特種部隊就會出動幫忙捍衛，把不聽話的政權給打下來，換上一群人渣傀儡上台。黎巴嫩駐聯合國代表 Mohamad Safa 剛剛寫的一段話很好笑。他說，「如果美國看到美國正在對美國的所作所為，美國肯定會派兵入侵美國，並從美國暴政的手中解放美國。」 <text:line-break/><text:line-break/>可是，事實上，當同樣的事真的發生在美國時，別說讓你在國會打砸搶順便住上一個月，就在衝撞的過程中，美國警察就會對你開槍了。而且，衝撞者事後絕對都會遭到司法嚴懲，一個也跑不了，甚至會說你是恐怖份子，把你及你家人都抓去刑求灌水，逼你供出同夥。 <text:line-break/><text:line-break/>對於這種小規模的抗議，尚且如此鐵腕，倘若是發生類似香港那樣一種瘋狂等級的全面暴亂，在西方國家，特別是美國，絕對是當場殺無赦；至於帶頭者或煽動者，別說幾十年牢獄之災與各種刑求及抄家滅族式的株連絕對跑不掉，甚至槍斃或暗殺都有可能。 <text:line-break/><text:line-break/>講到暗殺，根本就是美國的常態手段。比方說，2016年川普和希拉蕊競選美國總統，競選期間，阿桑吉的《維基解密》公佈希拉蕊數萬封電子郵件，裏頭包括各種滔天罪行，例如柯林頓與希拉蕊接受數千萬美元之賄賂、武裝支援ISIS等等等。 <text:line-break/><text:line-break/>不久之後，短短一個月之內，接連發生五、六樁暗殺事件或所謂「意外死亡」，幾個當事人居然統統都接連死於非命。比方說，準備為希拉蕊受賄事件出席作證的聯合國大會（UN General Assembly）前主席約翰·阿什（John Ashe），就在作證前夕，居然天佑希拉蕊，這位美籍的黑人老兄在健身時，竟然就在四下無人之際，被啞鈴給壓斷了喉嚨，當場一命嗚呼。  <text:line-break/><text:line-break/>還有一位，也是在選舉期間死於非命。我記得我曾經寫過，叫做Seth Conrad Rich，跟希拉蕊同屬民主黨，是民主黨全國委員會的數據資料主管，居然光天化日下在自家門口被人槍殺。阿桑吉出面證實 Rich就是希拉蕊郵件的爆料人，《維基解密》因此公開懸賞，希望知情者能夠提供他被暗殺的詳情。  <text:line-break/><text:line-break/>類似的例子數不清，光是和柯林頓與希拉蕊相關的就有四、五十件命案。我不是說統統一定都是暗殺，但是，若要說這些人只是很湊巧地一個個接連莫名其妙被人殺掉或「自殺」，你信嗎？ <text:line-break/><text:line-break/>很多國安等級的中國科學家也一樣，在美國紛紛死於非命或「自殺」，你相信這只是「意外」死亡嗎？請再仔細讀一讀我寫的《你準備好當人肉炸彈了嗎？》： <text:line-break/><text:line-break/><text:a xlink:type="simple" xlink:href="https://bit.ly/3s3YS0m"><text:span text:style-name="T7">https://bit.ly/3s3YS0m</text:span></text:a><text:s/><text:line-break/><text:line-break/>我剪其中幾段給大家看： <text:line-break/><text:line-break/>「匹茲堡大學醫學院37歲的華裔研究助理教授劉冰，在取得新冠肺炎『非常重大的發現』前夕，遭一名男子槍斃身亡，上周末被發現陳屍在賓州羅斯鎮住處。劉冰身中數槍，頭、頸、軀幹皆有致命傷；兇嫌先到劉冰家中將其殺害，再回到自己的車上，持槍轟腦自殺。目前還無法得知兇嫌身分及殺人動機。匹茲堡大學醫學院發表聲明指出：劉冰即將取得有關新型冠狀病毒的『重大發現』，該發現將有助於我們理解感染病毒時，細胞的反應機制以及後續併發症的細胞基礎。 <text:line-break/><text:line-break/>美國經常殺害敵國的科學家，這不是新鮮事。比方說，中國最頂尖的天才科學家之一張首晟，當代諾貝爾物理獎的熱門候選人，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據媒體報導，『當年 (即2018年) 9月，張首晟接受華為公司委託，研究中國晶片，獲得重大突破。在晶片技術發佈會前夕，張首晟卻在美國跳樓自殺。美方給出解釋說張首晟有憂鬱症！』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維基解密》也曾公佈密件指出，希拉蕊在高層會議中，曾提議用無人機狙殺阿桑吉，連引渡都不用，直接幹掉比較快。希拉蕊說，對付敵人哪需要客氣？還好阿桑吉名氣大，讓美國下不了手。   <text:line-break/><text:line-break/>撇開這些暗殺事件不說，你看美國，平均每年光是在街頭光天化日下就能槍殺一千多人，其中三分之一以上是黑人。對於自己的無辜國民尚且如此，更不用說在海外每天是如何到處姦殺擄掠。 <text:line-break/><text:line-break/>良哲最近傳一篇苦勞網的文章給我看，標題是《CIA神秘暗殺部隊曝光，闖阿富汗校園屠殺學童》 ，寫得非常好，懇請大家細讀。但這文章的結論寫得不太對。作者說，美、澳濫殺無辜連小孩都不放過的戰爭罪行，不是少數士兵的個人問題，而是整個特勤部隊的「集體責任」。 <text:line-break/><text:line-break/>這樣講好像是說這只是「某一支」部隊的問題，但事實上怎麼會是這樣？它不但是「所有」美軍、英軍、法軍、澳軍等等長久以來濫殺無辜的體制性常態，更是一種政策性作為，是國家鼓勵甚至命令他們這麼幹的。更具體地說，這其實只是Noam Chomsky所說的「帝國主義思維」底下的一種常態性作法。 <text:line-break/><text:line-break/>就如同苦勞網這篇文章所提到的CIA暗殺工作，在世界各地到處組織、訓練與武裝支援各種暗殺部隊或狙殺小組，它是美國半個多世紀以來無日無之的基本作為，這不是什麼哪一個單位或哪一支部隊管理不善的問題，而是西方政權每天就是這麼幹的一種帝國主義外交政策。 <text:line-break/><text:line-break/>比方說歐巴馬，特別酷愛「打電動」。我們一般人打電動只是一種電玩遊戲，歐巴馬卻是讓你真的血流成流，肝腦塗地，甚至就如 John Pilger 所說，歐巴馬每周至少固定安排一天「打電動」，下達各種暗殺指令；尤其喜歡採用無人機殺人，而且能夠遠端收看暗殺實況；無人機的暗殺次數是歷任美國總統的十倍以上。 <text:line-break/><text:line-break/>美國政府每個月就是至少幾千幾百人地在世界各地濫殺一通，製造千千萬萬的恐怖攻擊，而且奉行一種可怕思維就是「寧可錯殺一百，絕不放過一個」；懷疑哪個社區或機構或醫院或學校或超市或娃娃車或公車或婚禮或教堂或各種集會活動裏頭有暗殺對象，就把整個建築或車輛或集會場所給轟炸掉，不惜全員殲滅。這就是美國。 <text:line-break/><text:line-break/>苦勞網的文章還提到，川普政府拒絕「國際刑事法庭」(ICC) 的戰爭罪行追訴。這樣講好像把罪行給推到川普頭上，事實上是所有美國總統都是這樣。相對來講，川普反倒是歷任美國總統之中，相對最為「和平」、對軍事侵略最不感興趣的一位，並不是因為他比較人道，而是因為他認為透過戰爭來撈錢、來使「美國再次偉大」太慢了。 <text:line-break/>   <text:line-break/>政客之無恥這不用說了，但是一般人卻是完全無知，對於西方國家殺害上億人的血腥暴行稱頌讚揚說是捍衛民主自由與人權，對於香港政府針對只不過幾十名違法亂紀的暴亂歹徒與漢奸走狗的一些軟趴趴的法律行動，卻裝模作樣說是「獨裁暴政」，「人權災難」，「人類文明的危機」，他媽的真是有病，怎麼會這麼蠢？人類的智商到底是怎麼了？ <text:line-break/><text:line-break/>======================= <text:line-break/><text:line-break/>CIA神秘暗殺部隊曝光，闖阿富汗校園屠殺學童 (節錄) <text:line-break/><text:line-break/>全文及相關圖片與連結請見： <text:line-break/><text:line-break/><text:a xlink:type="simple" xlink:href="https://bit.ly/38hhKkS"><text:span text:style-name="T7">https://bit.ly/38hhKkS</text:span></text:a>  <text:line-break/><text:line-break/>陳韋綸 (苦勞網特約編輯) <text:line-break/><text:line-break/>苦勞網 <text:line-break/><text:line-break/>2020/12/28   <text:line-break/><text:line-break/><text:line-break/>美國「The Intercept」網站揭露了中情局培植的暗殺部隊在阿富汗中部濫殺平民。（圖片來源：The Intercept）美國「The Intercept」網站揭露了中情局培植的暗殺部隊在阿富汗中部濫殺平民。（圖片來源：The Intercept） <text:line-break/><text:line-break/>繼《布雷頓報告》公開澳洲特種部隊濫殺阿富汗平民的罪行之後，美國調查新聞網站「The Intercept」也在12月18日揭露了美國中情局（CIA）在阿富汗當地培植暗殺部隊（Death Squad）(網址：<text:a xlink:type="simple" xlink:href="https://bit.ly/38jjuKd"><text:span text:style-name="T7">https://bit.ly/38jjuKd</text:span></text:a>)，並且指導、陪同與支援一連串攻擊平民的恐怖行動，至少殺害51位平民，年紀最小的受害者甚至只有8歲。 <text:line-break/><text:line-break/>長年於阿富汗從事報導工作的澳洲籍記者奎提（Andrew Quilty），採訪了50多位當地居民，其中包含生還者、目擊者與受害者家屬，並向當地官員與美國中情局顧問求證後，揭露名為「01」的阿富汗民兵組織於該國中部的瓦爾達克省（Wardak）進行至少10起未列入官方紀錄的夜間突襲行動。 <text:line-break/><text:line-break/>暗殺部隊屠殺平民 孩童也不放過 <text:line-break/><text:line-break/>根據這篇名為《美國中情局在阿富汗的暗殺部隊》（The CIA's Afghan Death Squads）的報導揭露「01」暗殺部隊在瓦爾達克的那爾赫（Nerkh）、查克（Chak）、薩達巴德（Sayedabad）與戴米爾達德（Daymirdad）等四個地區，針對平民展開一連串的屠殺、處決、斷手斷腳、綁架，甚至攻擊醫療設施與轟炸平民住宅。 <text:line-break/><text:line-break/>報導描述，「01」暗殺部隊在一次2018年12月的突襲行動中，趁夜破門闖入瓦爾達克省的一間伊斯蘭學校，槍殺12位9歲至18歲不等的學童。 <text:line-break/><text:line-break/>報導指出，「01」暗殺部隊在阿富汗中部的恐攻行動次數至少高達10次，喪生的平民少說也有51位，但是這些受害者絕大多數都不是塔利班戰士，更別提與塔利班組織之間存在任何正式關係，然而闖入伊斯蘭學校殺害學童，更像殺雞儆猴，以及根除未來可能成為塔利班戰士的幼苗——儘管根據報導，這些學童大多因為來自貧窮家庭或偏遠地區，因此必須居住學校宿舍。 <text:line-break/><text:line-break/>除了阿富汗中部的「01」暗殺部隊，在該國東部、南部與東北部分別也有相同的「02」、「03」與「04」暗殺部隊。根據奎提的報導，阿富汗情報部門國家安全局（NDS）與國安顧問都對暗殺部隊的運作無權置喙，美國中情局才是實際上運籌帷幄的幕後黑手，其涉入程度之深，不僅侷限於訓練，美國中情局有權指定攻擊目標、於任務前進行簡報，其人員更在突襲任務中與阿富汗暗殺部隊共同行動。「阿富汗與美國人員乘坐美國直升機，在夜晚往來村落之間。突襲行動時，美國的戰機在上空呼嘯，提供足以致命的火力支援，攻擊目標包括診所、伊斯蘭學校宿舍，甚至是民居。」 <text:line-break/><text:line-break/>瓦爾達克地方議會主席塔希里（Akhtar Mohammad Tahiri）在受訪時不滿地表示：美國凌駕戰時守則與國際人權法之上，「宛如恐怖份子般行事，恣意展示恐怖與暴力，彷彿認為這樣才能建立秩序。」 <text:line-break/><text:line-break/>2016年，奎提拍攝一名阿富汗病患在無國界醫生組織醫院中等待手術的過程中遭美軍空襲。（圖片來源：BBC）2016年，奎提拍攝一名阿富汗病患在無國界醫生組織醫院中等待手術的過程中遭美軍空襲。（圖片來源：BBC） <text:line-break/><text:line-break/>從反共到反恐 CIA扶植暗殺部隊歷史悠久 <text:line-break/><text:line-break/>美國中情局在世界各地訓練、提供武器、資助民兵組織的歷史悠久。創立於冷戰期間的美國中情局，在希臘、古巴、越南、寮國與中美洲都曾支持反共武裝部隊。在阿富汗，為了阻止蘇聯入侵，美國中情局於1980年代開始支持當地的聖戰者（mujahedeen）。 <text:line-break/><text:line-break/>2001年911恐攻事件後，美國以「反恐」為由發動阿富汗戰爭，美國中情局涉入阿富汗更是達到前所未見的程度。美國吹哨者史諾登（Edward Snowden）揭露的文件指出：美國2013年情報預算的5%、合計超過25億美元都用在「秘密行動」上，其中便包括中情局在阿富汗建立暗殺部隊、選擇攻擊目標、監督任務，甚至借調美軍特勤部隊提供空中支援。 <text:line-break/><text:line-break/>止戰誓言背後...秘密行動取代正規軍 <text:line-break/><text:line-break/>即將邁入第20年的阿富汗戰爭，是美國歷史上最長的戰事，至今耗費已突破8,200億美元，死傷美軍更超過3,500人，無論歐巴馬或是即將卸任美國總統的川普，都曾公開承諾「撤軍阿富汗」，明年即將就任的拜登也在競選期間誓言「終止永無止盡的戰爭」，但實際上真是如此嗎？ <text:line-break/><text:line-break/>檢視歐、川、拜三人的阿富汗策略：2014年，歐巴馬宣布將把3萬多名駐阿富汗美軍裁撤至9,800人，同時卻大幅增加秘密的無人機轟炸行動。相較於發起阿富汗戰爭的小布希，歐巴馬執政期間的無人機轟炸次數增加了10倍。在阿富汗，2016年，美國無人機空襲次數較前一年增加40%，達到1,300多起，死傷數至少超過2,300人，其中包括一百多位平民。 <text:line-break/><text:line-break/>美軍撤出阿富汗也是川普的競選承諾。2018年起，川普政府與塔利班組織展開談判，直至2020年2月29日，美國與塔利班簽署《杜哈和平協議》，並宣布14個月內美軍完全撤出阿富汗的時程表。奎提注意到：「01」暗殺部隊的活動期間，正值美國－塔利班談判之際，《杜哈和平協議》簽署後則幾乎消聲匿跡，因此推斷美國當局利用暗殺部隊於塔利班的勢力範圍展開秘密攻擊，目的是對塔利班施壓，使後者在談判桌上處於劣勢。 <text:line-break/><text:line-break/>於2021年1月就任的拜登的止戰承諾言之鑿鑿，然而他對美國涉入阿富汗的立場也很曖昧。擔任歐巴馬副總統期間，拜登主張「軍事足跡輕量化」，正是拜登說服歐巴馬在阿富汗的反恐行動上採取加倍無人機空襲、增加情報行動，並以更具侵略性的特勤小組破門行動，取代傳統與當地居民建立關係的爭取民心（hearts and minds）策略。 <text:line-break/><text:line-break/>美國進步派期刊《國家》（The Nation）特約記者希爾（Jeet Heer）便言：拜登支持軍事足跡輕量化的立場「很容易讓他變得跟川普一樣，利用美國中情局的秘密行動而非正規軍隊，維持美國在阿富汗的勢力」。相較於正規士兵，秘密行動的民兵無須遵守法規，犯行也更難被追究。 <text:line-break/><text:line-break/>美國戰爭罪的咎責之難 <text:line-break/><text:line-break/>利用秘密民兵組織的另一個問題是，無論是「01」暗殺部隊人員或是美國政府犯下的戰爭罪行，將更難以被咎責。事實上，川普執政期間美國戰爭罪行不僅出現常態化的現象，川普更是強力拒絕國際社會追究美國的舉措，例如制裁調查美國軍隊是否在阿富汗犯下戰爭罪行的國際刑事法院（ICC）官員，拒絕檢察長本索達（Fatou Bensouda）入境美國，甚至特赦因為殺害阿富汗平民而遭定罪或起訴的美軍士兵。美國國務卿蓬佩奧（Mike Pompeo）更是反控國際刑事法院「企圖以違法手段將美國納入其司法管轄權」。 <text:line-break/><text:line-break/>本索達曾在2016年公布國際刑事法院對於美國在阿富汗戰爭罪行的初步報告，指出「2003年至2014年間，美國士兵至少使61名阿富汗囚犯受到酷刑、虐待和侵犯個人尊嚴等對待。」如今美國中情局培植的暗殺部隊濫殺阿富汗人民的醜聞再被揭露，一如當初觸發《布雷頓報告》的軍事社會學家克羅姆普沃茨（Samantha Crompvoets）的提醒：這絕不僅只是「幾顆壞蘋果」的個人行徑，更應追究整個澳洲空降特勤隊的集體責任；同理，在漫長的阿富汗戰爭中，參與反恐聯軍的西方國家，又難道僅有澳洲可能犯下戰爭罪嗎？ <text:line-break/><text:line-break/>==================== <text:line-break/><text:line-break/>聯合報社論／陳菊掌監院的成績單：清算、雙標與擴權 (節錄) <text:line-break/><text:line-break/>2021-01-02 <text:line-break/><text:line-break/>監察院長陳菊日前率監委巡察行政院，不料監委林文程開砲的對象，竟指向馬政府時期「以中華台北名義參與世界衛生大會（ＷＨＡ），犧牲台灣主權」，要求行政院調查過程，而行政院長蘇貞昌也當場表示「全力配合」。可以說，當初外界對新一屆監委立場的質疑完全無誤。監察院只是執政黨的打手，連稱「蚊子院」都嫌過譽。 <text:line-break/><text:line-break/>令人記憶猶新的是，二○一六年蔡政府參與ＷＨＡ的名稱、官員位階，均與馬政府時代一樣，唯一不同的是ＷＨＡ的邀請函註明了「聯合國決議」和「一個中國原則」等字眼，均是馬政府時代所無。甚至扁政府蘇貞昌與蔡英文任正副閣揆時，不但曾派員在「中國台灣」名稱下出席會議，還忙不迭稱謝。如果林文程的說法有理，那應先調查的是扁政府和蔡政府，而不是馬政府。 <text:line-break/><text:line-break/>現在監察院偕同行政院把矛頭指向前朝，可以看出監察院根本無意監督蔡政府，只是想利用監察院這個工具清算前朝。這與上一屆由蔡總統補提名的監委陳師孟等人，把要務放在「辦藍不辦綠」和「除垢」，本質上並無二致。不同的只是如今整個監院都已綠化，清算鬥爭前朝的力道更強。 <text:line-break/><text:line-break/>就在此事件之前，因為反萊豬遭到蔡政府「查水表」的醫師蘇偉碩到監院陳情，要求身兼國家人權委員會主委的陳菊關注政府濫權事件；陳菊卻反問，「蘇偉碩現在行動自如，發言自由，有什麼立即迫害？」還說「沒有庇護問題」。不但當頭澆了蘇偉碩一頭冷水，也重重賞了新成立的國家人權委員會一巴掌。 <text:line-break/><text:line-break/>動輒查水表，甚至夜間傳喚，造成人民恐懼與社會寒蟬，就是政府濫權違法、侵害人權的重大疏失，陳菊竟以「沒有立即迫害」輕描淡寫帶過。曾經是政治犯，且頻頻拿來當從政資產的陳菊，對於政治迫害體驗甚深、知之甚詳；對蘇偉碩被查水表事件澆冷水的原因，只是蘇偉碩在萊豬議題上站在蔡政府對立面罷了。這也令人感嘆，原來在陳菊心中，人權是有雙重標準的。 <text:line-break/><text:line-break/>陳菊對反對黨或異議者的人權裹足，但對以人權之名擴張權力，卻是卯足全力。甫上任就把有高度違憲疑慮的《國家人權委員會職權行使法》草案送進立院。該草案不僅賦予人權會釋憲聲請權，還可以恣意要求一般民眾、私法人和團體配合調查，違者重罰。一部以「人權」為名的法案，卻成了侵犯人權的工具，何其諷刺。 <text:line-break/><text:line-break/>雖然人權會已同意將法案撤回，但這並不意味陳菊和監委們的自知與反省，而是該法案連民進黨立院黨團和司法院都看不下去，甚至拍桌反對；監委撤回法案，只是礙於政治現實，無關是非與良知。至於民進黨立院黨團和司法院為何反對？恐怕更不是基於維護人權或憲政體制，而是唯恐監察權擴張，侵犯自身權力。 <text:line-break/><text:line-break/>陳菊就任監察院長至今，口口聲聲促進廉能與人權，但四個多月來的三張成績單，卻是清算、雙標與擴權；也可以說，就是政黨、派系、個人利益至上。這三張成績單證明過去輿論的憂慮完全成真，陳菊執掌的監察院與人權會，都只是另一個爭奪政治權力和政黨利益的工具。</text:p>
      <text:p text:style-name="P4">孫從輔   |  2021.01.07 11:08   |   <text:a xlink:type="simple" xlink:href="http://palinfo.habago.org/Entry?Command=Information_PrintForum&amp;iPage=2#FORUM40192"><text:span text:style-name="T6">#</text:span></text:a></text:p>
      <text:p text:style-name="P5">黎巴嫩駐聯合國代表 Mohamad Safa 剛剛在推特上發了一段話：If the United States saw what the United States is doing in the United States, the United States would invade the United States to liberate the United States from the tyranny of the United States <text:line-break/><text:line-break/>RT把它翻成中文，意思是：「如果美國看到美國正在對美國做的事，美國肯定會入侵美國，並從美國暴政的手中解放美國。」 <text:line-break/><text:line-break/>讓我笑到不行。</text:p>
      <text:p text:style-name="P4">李念淨   |  2021.01.07 11:04   |   <text:a xlink:type="simple" xlink:href="http://palinfo.habago.org/Entry?Command=Information_PrintForum&amp;iPage=2#FORUM40191"><text:span text:style-name="T6">#</text:span></text:a></text:p>
      <text:p text:style-name="P6">黎巴嫩駐聯合國大使Mohamad safa最近說了一句非常滑稽的話： <text:line-break/><text:line-break/>If the United States saw what the United States is doing in the United States, the United States would invade the United States to liberate the United States from the tyranny of the United States. <text:line-break/><text:line-break/><text:a xlink:type="simple" xlink:href="https://twitter.com/mhdksafa/status/1346905706105081858"><text:span text:style-name="T7">https://twitter.com/mhdksafa/status/1346905706105081858</text:span></text:a><text:s/><text:line-break/><text:line-break/>如果美國看到美國在美國國內的所作所為，美國一定會發兵攻打美國，將美國從美國的暴政中解放出來。 <text:line-break/><text:line-break/>記得在巴勒網以前就有看到類似的想法</text:p>
      <text:p text:style-name="P7"><text:span text:style-name="T8">李鑑慧</text:span><text:span text:style-name="T1"><text:s/>  |  2021.01.06 10:36   |   </text:span><text:a xlink:type="simple" xlink:href="http://palinfo.habago.org/Entry?Command=Information_PrintForum#FORUM40190"><text:span text:style-name="T2">#</text:span></text:a></text:p>
      <text:p text:style-name="P8"><text:span text:style-name="T1">美方將上訴，阿桑吉仍是待罪之身</text:span><text:span text:style-name="T9"><text:line-break/><text:line-break/></text:span><text:span text:style-name="T1">李鑑慧</text:span><text:span text:style-name="T9"><text:line-break/><text:line-break/>2021. 01. 06.<text:line-break/><text:line-break/></text:span><text:span text:style-name="T1">英國法院本周做出裁定，否決了美國引渡阿桑吉的要求。理由並非認定阿桑吉無罪，而是因為美國監禁條件將帶給阿桑吉自殺風險。美方表示將繼續上訴，而這必須在</text:span><text:span text:style-name="T9">14</text:span><text:span text:style-name="T1">天內提出，阿桑吉律師亦表示將在周三提出保釋申請。</text:span><text:span text:style-name="T9"><text:line-break/><text:line-break/></text:span><text:span text:style-name="T1">此次判決動機與接下來案情發展目前都仍不明朗。但是如</text:span><text:span text:style-name="T9">Jonathan Cook</text:span><text:span text:style-name="T1">表示，這個判決並不代表一個真實的獲勝，如言論自由原則之確認，因為阿桑吉辯護律師所提出的這方面辯護完全遭駁回。而法官</text:span><text:span text:style-name="T9"><text:s/>Vanessa Baraitser</text:span><text:span text:style-name="T1">否決引渡所仰賴的技術性理由，也將延續先前對於阿桑吉的人格抹黑，將之標籤為一具有心理疾病之人。阿桑吉的伴侶</text:span><text:span text:style-name="T9">Stella Moris</text:span><text:span text:style-name="T1">則表示：「只要阿桑吉仍舊必須忍受痛苦和隔離被監禁在</text:span><text:span text:style-name="T9">Belmarsh</text:span><text:span text:style-name="T1">監獄，雖然他完全無罪</text:span><text:span text:style-name="T9">…..</text:span><text:span text:style-name="T1">只要我們的小孩持續被剝奪父愛與父親的情感，我們就無法慶祝。」</text:span><text:span text:style-name="T9"><text:line-break/><text:line-break/></text:span><text:span text:style-name="T1">直到阿桑吉被釋放的那一天，我也同樣無法喜悅。</text:span><text:span text:style-name="T9"><text:line-break/><text:line-break/></text:span><text:span text:style-name="T1">相關報導可見</text:span><text:span text:style-name="T9">:<text:line-break/><text:line-break/>WSWS:<text:line-break/><text:line-break/></text:span><text:a xlink:type="simple" xlink:href="https://bit.ly/3s0pI9Z"><text:span text:style-name="T4">https://bit.ly/3s0pI9Z</text:span></text:a><text:span text:style-name="T9"><text:line-break/><text:line-break/>CounterPunch:<text:line-break/><text:line-break/></text:span><text:a xlink:type="simple" xlink:href="https://bit.ly/3hOH1pS"><text:span text:style-name="T4">https://bit.ly/3hOH1pS</text:span></text:a></text:p>
      <text:p text:style-name="P7"><text:span text:style-name="T8">陳真</text:span><text:span text:style-name="T1"><text:s/>  |  2021.01.05 03:53   |   </text:span><text:a xlink:type="simple" xlink:href="http://palinfo.habago.org/Entry?Command=Information_PrintForum#FORUM40189"><text:span text:style-name="T2">#</text:span></text:a></text:p>
      <text:p text:style-name="P9"><text:span text:style-name="T1">告別一個舊時代</text:span><text:span text:style-name="T9"><text:line-break/><text:line-break/></text:span><text:span text:style-name="T1">陳真</text:span><text:span text:style-name="T9"><text:line-break/><text:line-break/>2021. 01. 05.<text:line-break/><text:line-break/><text:line-break/>BBC</text:span><text:span text:style-name="T1">首席環境事務記者</text:span><text:span text:style-name="T9">Justin Rowlatt</text:span><text:span text:style-name="T1">，元旦寫了篇文章表示，</text:span><text:span text:style-name="T9">2021</text:span><text:span text:style-name="T1">年很有可能是氣候變遷議題出現轉機的一年，為什麼呢？他稱讚習近平在去年</text:span><text:span text:style-name="T9">(2020</text:span><text:span text:style-name="T1">年</text:span><text:span text:style-name="T9">) </text:span><text:span text:style-name="T1">九月在聯合國代表大會上的聲明。習公開宣佈，中國計劃在</text:span><text:span text:style-name="T9">2060</text:span><text:span text:style-name="T1">年前實現「碳中和」（</text:span><text:span text:style-name="T9">carbon neutral</text:span><text:span text:style-name="T1">），亦即淨零碳排放。</text:span><text:span text:style-name="T9"><text:line-break/><text:line-break/>Rowlatt  </text:span><text:span text:style-name="T1">說，習近平的聲明「震驚世界」，因為減碳成本極高，許多國家因此擔心影響自身經濟發展卻讓其他國家平白得利、發展超前，因此遲遲不肯落實減碳，甚至大力抵制，最為惡名昭彰的當然就是美國。因此，各種國際減碳談判總是陷入僵局。但是，中國卻「完全無條件承諾」零排碳，而不要求其他國家必須跟近以免中國在經濟發展上吃了虧。</text:span><text:span text:style-name="T9"><text:line-break/><text:line-break/>Rowlatt  </text:span><text:span text:style-name="T1">說，習近平的聲明，「徹底扭轉了過去的談判僵局」，給影響人類生存至關重要的氣候變遷問題帶來一線新時代的曙光。</text:span><text:span text:style-name="T9"><text:line-break/><text:line-break/></text:span><text:span text:style-name="T1">當然，除了中國，還有其它國家同樣也曾做出承諾，例如英國、日本和韓國等等。但是，不管是在各種攸關人類生存與發展的議題上，或是國內發展進程之規劃，我一直很相信祖國，卻不相信西方。中國共產黨講話、做事，一是一，二是二，可信度很高，執行力很高；至於西方國家，凡是對人類或它國有利之事，通常都是開空頭支票，空中畫大餅；講的全是仁義道德，幹的卻是狗皮倒灶，喪盡天良。</text:span><text:span text:style-name="T9"><text:line-break/><text:line-break/></text:span><text:span text:style-name="T1">台灣更不用說了，口水灑滿地，漂亮口號說不停，但你只能聽聽就好，無法當真。比方說動不動就造謠，把中國大陸說成一個一心只求經濟發展卻犧牲人類福祉的骯髒邪惡國度，小學教科書就是這麼給小孩洗腦的；然後拼命說謊，把台灣說成一個貢獻於人類、受到舉世推崇的偉大國度；倘若沒有台灣，人類文明簡直無法持續。但是事實上卻不是這樣，而是恰好完全相反。</text:span><text:span text:style-name="T9"><text:line-break/><text:line-break/></text:span><text:span text:style-name="T1">就如</text:span><text:span text:style-name="T9"><text:s/>Noam Chomsky  </text:span><text:span text:style-name="T1">所說，美國是世界上最大的恐怖主義國家，並以美國為首，組成一個「奉行國家恐怖主義的網絡」，台灣便是其中之一，在世界各地為非作歹。</text:span><text:span text:style-name="T9"><text:line-break/><text:line-break/>Chomsky </text:span><text:span text:style-name="T1">這些話出現在</text:span><text:span text:style-name="T9"><text:s/>2002</text:span><text:span text:style-name="T1">年</text:span><text:span text:style-name="T9">2</text:span><text:span text:style-name="T1">月的哈佛大學講座，題目是《</text:span><text:span text:style-name="T9">Distorted Morality: America's War on Terror?</text:span><text:span text:style-name="T1">》</text:span><text:span text:style-name="T9">(</text:span><text:span text:style-name="T1">《扭曲的道德：美國反恐？》</text:span><text:span text:style-name="T9">) </text:span><text:span text:style-name="T1">全文見：</text:span><text:span text:style-name="T9"><text:line-break/><text:line-break/></text:span><text:a xlink:type="simple" xlink:href="https://bit.ly/3pEMWQW"><text:span text:style-name="T4">https://bit.ly/3pEMWQW</text:span></text:a><text:span text:style-name="T9"><text:line-break/><text:line-break/>Chomsky </text:span><text:span text:style-name="T1">是這麼說的：</text:span><text:span text:style-name="T9"><text:line-break/><text:line-break/></text:span><text:span text:style-name="T1">「各位要記住：美國是個強大的國家，它可不是利比亞那樣的小國。今天，倘若利比亞準備發動恐怖攻擊，他們就會去雇用類似豺狼卡洛斯</text:span><text:span text:style-name="T9"><text:s/>(Carlos the Jackal) </text:span><text:span text:style-name="T1">那類的角色來行凶，但是美國則不然，它是雇用恐怖主義國家。這個</text:span><text:span text:style-name="T9"><text:s/>(</text:span><text:span text:style-name="T1">以美國為首的</text:span><text:span text:style-name="T9">) </text:span><text:span text:style-name="T1">國際恐怖主義網絡包括：台灣、英國、以色列、阿根廷和沙烏地阿拉伯等等。這是一個相當可觀的國際恐怖主義網絡，由一群墮落的反文明勢力所組成，前所未見；用當代的辭彙來說，也許我們可以稱它為『邪惡軸心』</text:span><text:span text:style-name="T9">("Axis of Evil")</text:span><text:span text:style-name="T1">，數十萬人民被屠殺，製造數百萬的孤兒與難民，以及任何你能想得到的血腥暴行及無數被摧毀的地區與家園。」</text:span><text:span text:style-name="T9"><text:line-break/><text:line-break/>2010</text:span><text:span text:style-name="T1">年</text:span><text:span text:style-name="T9">8</text:span><text:span text:style-name="T1">月，</text:span><text:span text:style-name="T9">Chomsky </text:span><text:span text:style-name="T1">來台灣演講，把類似的話又講了一遍，指控美國是「全球頭號恐怖主義國家」，除了以整個國家機器在世界各地從事恐怖主義活動，並且利用其它國家或地區出資或代為執行恐怖任務，而台灣就是其中一個主要幫凶。</text:span><text:span text:style-name="T9"><text:line-break/><text:line-break/></text:span><text:span text:style-name="T1">我知道台灣人不會相信這一點，但它其實只是一個基本常識。我之所以沒法說服你並不是因為我舉證能力不夠，而是因為你根本不願相信眼前明明白白的事實；矇上自己的眼睛，以為事實就不存在。反過來說，任何人只要願意了解事實，隨時就能發現真相。</text:span><text:span text:style-name="T9"><text:line-break/><text:line-break/></text:span><text:span text:style-name="T1">每次聽到那些荒唐至極的腦殘言論，講一些什麼「民主自由世界對抗獨裁中國」的蠢話，我就很無言。我沒辦法跟這樣一種腦殘講話。人怎麼會蠢到這種地步，我實在很絕望。</text:span><text:span text:style-name="T9"><text:line-break/><text:line-break/></text:span><text:span text:style-name="T1">不過，西方在政治與軍事侵略上的惡行不是本文重點。在此只是想說明兩點：</text:span><text:span text:style-name="T9"><text:line-break/><text:line-break/></text:span><text:span text:style-name="T1">一，中國大陸才是在人類各項文明指標與和平發展上真正負責任且做出巨大貢獻的國家。</text:span><text:span text:style-name="T9"><text:line-break/><text:line-break/></text:span><text:span text:style-name="T1">二，中國政府在國際與國內各項文明發展上之高度可信任、透明及可預期，並且具有極高的執行能力，而非像西方國家那樣，總是空口白話，言行不一，做的跟說的經常完全相反；比方說滿口人權，卻每天忙著到處姦殺擄掠搞侵略及製造他國動亂；嘴巴上高喊協助窮國脫貧，實際上卻是藉著美元霸權與政治高壓，從事經濟掠奪，製造世上更多的貧窮。</text:span><text:span text:style-name="T9"><text:line-break/><text:line-break/></text:span><text:span text:style-name="T1">回到減碳問題上，相較於中國大陸的積極作為，台灣呢？相關口號長年以來叫得震天價響，事實上呢？</text:span><text:span text:style-name="T9"><text:line-break/><text:line-break/></text:span><text:span text:style-name="T1">根據「</text:span><text:span text:style-name="T9">2020</text:span><text:span text:style-name="T1">年氣候變遷績效指標」（</text:span><text:span text:style-name="T9">Climate Change Performance Index</text:span><text:span text:style-name="T1">，</text:span><text:span text:style-name="T9">CCPI 2020</text:span><text:span text:style-name="T1">），評估對象一共</text:span><text:span text:style-name="T9">61</text:span><text:span text:style-name="T1">個國家或地區，其中有</text:span><text:span text:style-name="T9">31</text:span><text:span text:style-name="T1">個國家碳排放量下降，但是，「全球氣候行動」卻有三股主要反抗勢力：澳洲、沙烏地阿拉伯和美國。該報告指出，這三個國家在煤炭業及石油業者的龐大利益遊說關說下，幾乎沒有提出任何氣候政策；其中尤以美國的表現最為惡劣，全球倒數第一，倒數第二是沙烏地阿拉伯，倒數第三是誰呢？就是「用愛發電」的台灣。請看：</text:span><text:span text:style-name="T9"><text:line-break/><text:line-break/></text:span><text:a xlink:type="simple" xlink:href="https://bit.ly/384M5D0"><text:span text:style-name="T4">https://bit.ly/384M5D0</text:span></text:a><text:span text:style-name="T9"><text:line-break/><text:line-break/></text:span><text:span text:style-name="T1">再舉個例，</text:span><text:span text:style-name="T9">2015</text:span><text:span text:style-name="T1">年，習近平在「聯合國發展峰會」上宣佈一系列援助窮國計劃，因為援助金額龐大，在國內引起網民「打腫臉充胖子」的質疑，意即中國國內仍然還有很多人吃不飽，政府卻在國際上當起散財童子。中國官媒為了平息民間質疑，為文表示，任何一個大國都應負起一定的國際互助義務，並表示中國在過去也受到許多幫助，如今應有所回報。</text:span><text:span text:style-name="T9"><text:line-break/><text:line-break/></text:span><text:span text:style-name="T1">民間的質疑，表面上似乎有些道理，因為事實上，中國直到去年</text:span><text:span text:style-name="T9"><text:s/>(2020</text:span><text:span text:style-name="T1">年</text:span><text:span text:style-name="T9">) </text:span><text:span text:style-name="T1">才全面脫貧，並且史上首度被納入</text:span><text:span text:style-name="T9">G20</text:span><text:span text:style-name="T1">的「窮國減債計畫」，減免或延緩了大約</text:span><text:span text:style-name="T9">21</text:span><text:span text:style-name="T1">億美元債務。相較於「貧窮國家」對</text:span><text:span text:style-name="T9">G20</text:span><text:span text:style-name="T1">高達</text:span><text:span text:style-name="T9">1780</text:span><text:span text:style-name="T1">多億美元的官方雙邊債務</text:span><text:span text:style-name="T9">  (</text:span><text:span text:style-name="T1">其中六成是欠中國的債務</text:span><text:span text:style-name="T9">)</text:span><text:span text:style-name="T1">，根本杯水車薪，但是，依據《德國之聲》的報導，中國雖首度納入「窮國減債計畫」，卻是落實減債金額最多的國家。</text:span><text:span text:style-name="T9"><text:line-break/><text:line-break/></text:span><text:span text:style-name="T1">去年</text:span><text:span text:style-name="T9">(2020</text:span><text:span text:style-name="T1">年</text:span><text:span text:style-name="T9">)6</text:span><text:span text:style-name="T1">月</text:span><text:span text:style-name="T9">7</text:span><text:span text:style-name="T1">日，中國國務院發佈新冠肺炎疫情白皮書，除防疫訊息外，另一主要政策更引起外界矚目，亦即宣佈</text:span><text:span text:style-name="T9">77</text:span><text:span text:style-name="T1">個發展中國家之緩債計劃，兩周後並舉辦「中非團結抗疫特別高峰會」。</text:span><text:span text:style-name="T9"><text:line-break/><text:line-break/></text:span><text:span text:style-name="T1">習近平於會中表示，中國鼓勵國內金融機構參照</text:span><text:span text:style-name="T9">G20</text:span><text:span text:style-name="T1">「緩債倡議」（</text:span><text:span text:style-name="T9">DSSI</text:span><text:span text:style-name="T1">），與非洲國家就商業主權貸款進行協商，解除非洲國家的債務壓力，並強調中國願與國際社會一同加大對非洲國家的支持力度，包括中方將繼續全力支持非洲國家抗疫行動，繼續提供防疫物資援助，派遣國家醫療團隊，並在尊重非方意願的基礎上，與聯合國及「世界衛生組織」開展援非抗疫合作；中國並將籌設「非洲疾病控制中心總部」，並願承諾疫苗一旦研發完成，將優先援助非洲貧窮國家。</text:span><text:span text:style-name="T9"><text:line-break/><text:line-break/></text:span><text:span text:style-name="T1">去年</text:span><text:span text:style-name="T9">(2020</text:span><text:span text:style-name="T1">年</text:span><text:span text:style-name="T9">)</text:span><text:span text:style-name="T1">八月，根據「世界銀行」（</text:span><text:span text:style-name="T9">World Bank</text:span><text:span text:style-name="T1">）的估算，新冠疫情導致全世界大約有一億人陷入「極端貧窮」，所謂「極端貧窮」就是每人每日生活費不足</text:span><text:span text:style-name="T9">1.9</text:span><text:span text:style-name="T1">美元。中國對此表示，願進一步擴大支援「重債窮國計畫」（</text:span><text:span text:style-name="T9">the Heavily Indebted Poor Countries</text:span><text:span text:style-name="T1">，縮寫為</text:span><text:span text:style-name="T9"><text:s/>HIPC</text:span><text:span text:style-name="T1">），希望能夠協助世界最窮困國家將其外債降低至能夠承擔的水準，讓這些國家的政府得以正常運作，維護基本民生需求。</text:span><text:span text:style-name="T9"> <text:line-break/><text:line-break/></text:span><text:span text:style-name="T1">去年</text:span><text:span text:style-name="T9">(2020</text:span><text:span text:style-name="T1">年</text:span><text:span text:style-name="T9">)</text:span><text:span text:style-name="T1">六月，根據美國約翰霍普金斯大學「中非研究計畫」（</text:span><text:span text:style-name="T9">China-Africa Research Initiative</text:span><text:span text:style-name="T1">）的研究發現，在撒哈拉以南的非洲，中國以一國之力，超越「世界銀行」這個多邊機構，成為非洲貧窮國家的最大債權國，援助金額高達六百四十億美元。</text:span><text:span text:style-name="T9"><text:line-break/><text:line-break/></text:span><text:span text:style-name="T1">相較於大陸之「義舉」，那麼台灣呢？台灣倒也經常幾億幾千萬地賄賂一些貪污獨裁者或極右派人渣等級的政客，請他們冒充什麼「國際民主友人」，在一些國際場合講些反中挺台的屁話，製造假象，欺騙國人。關於這一點，我寫過的相關文字非常多，例如《卡韓政變</text:span><text:span text:style-name="T9"><text:s/>(133)</text:span><text:span text:style-name="T1">：民進黨把台灣人當白痴》：</text:span><text:span text:style-name="T9"><text:line-break/><text:line-break/></text:span><text:a xlink:type="simple" xlink:href="https://bit.ly/3rUKgjW"><text:span text:style-name="T4">https://bit.ly/3rUKgjW</text:span></text:a><text:span text:style-name="T9"><text:line-break/><text:line-break/></text:span><text:span text:style-name="T1">至於疫情方面的對外表現，更是卑鄙。除了在疫情爆發之初，中國大陸首當其衝之際，禁止口罩輸往大陸，百般刁難台商或陸配返台，卻對疫情更為嚴重百倍的西方國家大開方便之門（對待英國爆發之變種病毒方式即是一例），卑躬屈膝，逢迎拍馬，並自願當凱子，把口罩拿去孝敬美國，然後每天洗腦台灣人說我們好棒哦，什麼</text:span><text:span text:style-name="T9"><text:s/>"Taiwan can help"</text:span><text:span text:style-name="T1">，什麼全世界都好推崇、好感動、好需要台灣人云云，洗腦內容毫無分寸，把台灣人當白痴，甚至發動網軍，用各種不堪入目的污言穢語，攻擊世界衛生組織的祕書長譚德塞。</text:span><text:span text:style-name="T9"><text:line-break/><text:line-break/></text:span><text:span text:style-name="T1">就像在抹黑韓國瑜那樣，把一個對世界防疫做出巨大貢獻、因此被權威科學期刊《</text:span><text:span text:style-name="T9">Nature</text:span><text:span text:style-name="T1">》選為</text:span><text:span text:style-name="T9">2020</text:span><text:span text:style-name="T1">年「十大重要科學人物」榜首的譚德塞給妖魔化成人民公敵，抹黑成低能敗德人渣；討伐譚德塞，居然變成一種遍佈全台、不分男女老幼人人響應的全民運動。</text:span><text:span text:style-name="T9"><text:line-break/><text:line-break/></text:span><text:span text:style-name="T1">天底下怎麼會有如此卑劣邪門的齷齪政權，怎麼會有如此低能無知、如此容易被洗腦被動員的腦殘人民，實在很難想像。人類的智商和品性之低落與可怕，始終超乎想像。就算文盲，就算處在一個資訊徹底禁絕的社會，也不該如此腦殘。這還像個人嗎？這已經跟機器人差不多是同一個等級的東西了；只要打開媒體洗腦開關，然後你必然就能指揮台灣人去攻擊與仇視世界上任何一個人，然後還會以為自己好有正義感、好了不起。特別是年輕一代，我已經幾乎看不到一個有點腦子的正常人了。</text:span><text:span text:style-name="T9"><text:line-break/><text:line-break/></text:span><text:span text:style-name="T1">我不是說中國上述一些舉措或其它任何作為在道德上有多偉大，而是說，不管是國際或國內事務，中國之所作作為，始終是正面且理性的。它不可能不重視環境與環保，因為它需要創造一個足以永續發展的生存空間；它也不可能不幫助其它窮國，因為它走的是一條共存共榮的理性道路，惟有大家都好，中國才會好，才會持續發展；它更不可能不照顧好自己的國民，因為人民的支持是各項權力之所以能夠順利行使的基礎。</text:span><text:span text:style-name="T9"><text:line-break/><text:line-break/></text:span><text:span text:style-name="T1">至於西方帝國主義的基本思維則是製造動亂、顛覆、侵略，掠奪與殺戮，相信拳頭就是真理，橫柴入灶，為所欲為；要不當我的奴才當我的狗，要不就是讓你死，完全不相信平等共榮這回事。你要西方人相信人種平等、東西方平等，差不多就等於要他相信人跟猴子平等一樣艱難；對西方人而言，他人要求平等，基本上就是意味著一種羞辱與攻擊。</text:span><text:span text:style-name="T9"><text:line-break/><text:line-break/>Chomsky </text:span><text:span text:style-name="T1">經常提起人類的生存面臨兩項與日俱增的致命威脅，一是環境與氣候災難，一是核武戰爭。他說，這兩項生存威脅的「罪魁禍首」</text:span><text:span text:style-name="T9">(culprit) </text:span><text:span text:style-name="T1">就是英國和美國。這些毀滅性的人禍，原本有解決方法，卻受到系統性的阻撓，而阻撓的力量則來自於美國及其</text:span><text:span text:style-name="T9"><text:s/>(</text:span><text:span text:style-name="T1">包括台灣在內的</text:span><text:span text:style-name="T9">)</text:span><text:span text:style-name="T1">「附隨政權」</text:span><text:span text:style-name="T9">(client states) </text:span><text:span text:style-name="T1">所信奉的「帝國主義意識形態」</text:span><text:span text:style-name="T9">(imperial ideology)</text:span><text:span text:style-name="T1">。</text:span><text:span text:style-name="T9"><text:line-break/><text:line-break/>Chomsky </text:span><text:span text:style-name="T1">說，在此一「帝國思維」底下，凡是聽從美國主子的國家或政府，就是屬於「民主自由」的一方，不管怎麼為非作歹傷害人權都沒關係。反之，若不聽話，便是敵人，務必置之於死地。他說，西方所謂「民主自由」與「人權」，基本上只是一種「必須聽我的話」的勢力擴張之戰略考量，而絲毫不論其真實內涵；只要聽話，就容許你享有一定程度的生存發展，否則就必須摧毀。</text:span><text:span text:style-name="T9"><text:line-break/><text:line-break/></text:span><text:span text:style-name="T1">【後記】</text:span><text:span text:style-name="T9"><text:line-break/><text:line-break/></text:span><text:span text:style-name="T1">其實，我實在很不願意不斷陳述這樣一些普通常識，你們不膩，我自己都講到快要煩死了，畢竟這些話已經講了二十幾年；那種厭煩感就好像你持續二十幾年不斷告訴大家說「一加一等於二」或「大象鼻子很長」那種感覺。幾十年前，你要取得資訊相當困難，現在卻十分容易，垂手可得；種種基本事實昭昭在目，只是看你願不願意睜開眼睛而已。</text:span><text:span text:style-name="T9"><text:line-break/><text:line-break/></text:span><text:span text:style-name="T1">更令人無奈的是：我們居然必須透過所謂名人的嘴來陳述這樣一些普通到不能更普通的普通常識。</text:span><text:span text:style-name="T9"><text:line-break/><text:line-break/></text:span><text:span text:style-name="T1">「當代全球最具影響力的</text:span><text:span text:style-name="T9">100</text:span><text:span text:style-name="T1">名知識分子」的評選中，</text:span><text:span text:style-name="T9">Noam Chomsky</text:span><text:span text:style-name="T1">排名第一；他同時也是權威科學期刊《</text:span><text:span text:style-name="T9">Science</text:span><text:span text:style-name="T1">》所選出的包括愛因斯坦在內的「</text:span><text:span text:style-name="T9">20</text:span><text:span text:style-name="T1">世紀十個最偉大科學家」中唯一還在世者。</text:span><text:span text:style-name="T9"><text:line-break/><text:line-break/></text:span><text:span text:style-name="T1">我們這一代人，或甚至可以這麼說，全世界凡是目前還活著的讀書人，只要稍微有點社會意識者，或多或少都受到</text:span><text:span text:style-name="T9"><text:s/>Noam Chomsky </text:span><text:span text:style-name="T1">的影響。但是，他的影響理當是啟蒙性質，關乎某種可能性，關乎某種基礎，而非關乎某種具體內容。也就是說，他讓人們意識到某種事物的根本，某種可能性。</text:span><text:span text:style-name="T9"><text:line-break/><text:line-break/></text:span><text:span text:style-name="T1">這樣一種貢獻，在密不通風的過往年代尤其可貴。因為在那樣的黑暗年代中，我們就像「前科學時期」的人類一樣，不相信地球會動，以為地球是宇宙中心；誰敢說地球會動，誰就是邪惡異端，就得火刑伺候。</text:span><text:span text:style-name="T9"><text:line-break/><text:line-break/></text:span><text:span text:style-name="T1">但我希望，我們早該跨過這樣一種蒙眛時期，理當把</text:span><text:span text:style-name="T9">Noam Chomsky </text:span><text:span text:style-name="T1">拋在腦後，因為他的偉大時代任務理當早已結束，該是往前走的時候了，難道我們還要繼續糾結在普通常識上？</text:span><text:span text:style-name="T9"><text:line-break/><text:line-break/></text:span><text:span text:style-name="T1">我並不輕視普通常識，而且正好相反；做為</text:span><text:span text:style-name="T9">Chosmky </text:span><text:span text:style-name="T1">的半個同行</text:span><text:span text:style-name="T9"><text:s/>(</text:span><text:span text:style-name="T1">語言哲學與認知科學</text:span><text:span text:style-name="T9">) </text:span><text:span text:style-name="T1">及其哲學上的異議者，我在哲學上的二十多年思想奮鬥，無非就是圍繞著「普通常識」；我想找到「</text:span><text:span text:style-name="T9">1</text:span><text:span text:style-name="T1">」，為之廢寑忘食，因為我知道當我弄懂了「</text:span><text:span text:style-name="T9">1</text:span><text:span text:style-name="T1">」，我就能理解一組數列，開展一個系統，發現一整個「世界」。維根斯坦說得對，「數學很無聊」。但是「數學的基礎」卻如此神祕而迷人。</text:span><text:span text:style-name="T9">  <text:line-break/><text:line-break/></text:span><text:span text:style-name="T1">一個人有一個人的宿命與個性。生命縱有千年，千年之後，我看我還是依舊會在某種「基礎」上奮鬥。個人可以如此沉溺不前，眾人卻總該往前走，走出一個新時代。</text:span><text:span text:style-name="T9"><text:line-break/><text:line-break/></text:span><text:span text:style-name="T1">中共每五年就會研擬一套指引國家發展方向的「五年工作計畫」，它不但是國內政策方向，同時也預示著整個世界的未來走向。我從第九個「五年」</text:span><text:span text:style-name="T9">(1996-2000) </text:span><text:span text:style-name="T1">開始關注，如今已邁入第十四個「五年」</text:span><text:span text:style-name="T9">(2021-2025)</text:span><text:span text:style-name="T1">。看著祖國這樣一步一腳印，一路艱辛走來，我真是很感動，也很佩服。</text:span><text:span text:style-name="T9"><text:line-break/><text:line-break/></text:span><text:span text:style-name="T1">「五年」，可以做為一個國家的短期規劃。但是，一個時代的發展，卻不是幾個「五年」可以定義。不過，五十年或一百年，理當就能對過往年代做一番告別。謊言退散，公義盛行，依我看，</text:span><text:span text:style-name="T9">2021</text:span><text:span text:style-name="T1">也許就是一個新時代的起點。</text:span></text:p>
      <text:p text:style-name="P7"><text:span text:style-name="T8">陳真</text:span><text:span text:style-name="T1"><text:s/>  |  2021.01.05 01:26   |   </text:span><text:a xlink:type="simple" xlink:href="http://palinfo.habago.org/Entry?Command=Information_PrintForum#FORUM40188"><text:span text:style-name="T2">#</text:span></text:a></text:p>
      <text:p text:style-name="P10"><text:span text:style-name="T8">底下是昨晚收到的訊息：</text:span><text:span text:style-name="T1"><text:line-break/><text:line-break/></text:span><text:span text:style-name="T8">法官裁決，因為考量美國監獄體系之不人道，拒絕引渡阿桑吉到美國。</text:span><text:span text:style-name="T1"><text:line-break/><text:line-break/></text:span><text:span text:style-name="T8">這是一個好消息，但是美國表明仍將提出上訴。而且，法官僅僅只是拒絕引渡，卻接受美國對阿桑吉的所有指控。因此，事情尚未結束，阿桑吉仍在黑牢之中。</text:span><text:span text:style-name="T1"><text:line-break/><text:line-break/></text:span><text:span text:style-name="T8">陳真</text:span><text:span text:style-name="T1"><text:s/>2021. 01. 05.<text:line-break/><text:line-break/>=================<text:line-break/><text:line-break/>Dear Supporter<text:line-break/><text:line-break/>The Judge has ruled that the US prison system is too inhumane to permit extraditing Julian Assange.<text:line-break/><text:line-break/>The battle is not over - as the US has said they are going to appeal her decision.<text:line-break/><text:line-break/>This is obviously great news, but at the same time concerning that the judge agreed with everything the US prosecution put forward, and only decided not to extradite Julian because of how inhumane the US prison system is.<text:line-break/><text:line-break/>Help us fight the appeal - follow @DEACampaign, @StellaMoris1, and @WikiLeaks<text:line-break/></text:span></text:p>
      <text:p text:style-name="P7"><text:span text:style-name="T8">江纤</text:span><text:span text:style-name="T1"><text:s/>  |  2021.01.04 10:47   |   </text:span><text:a xlink:type="simple" xlink:href="http://palinfo.habago.org/Entry?Command=Information_PrintForum#FORUM40187"><text:span text:style-name="T2">#</text:span></text:a></text:p>
      <text:p text:style-name="P11"><text:span text:style-name="T8">感</text:span><text:span text:style-name="T1">谢指正。</text:span></text:p>
      <text:p text:style-name="P7"><text:span text:style-name="T8">孫從輔</text:span><text:span text:style-name="T1"><text:s/>  |  2021.01.04 02:22   |   </text:span><text:a xlink:type="simple" xlink:href="http://palinfo.habago.org/Entry?Command=Information_PrintForum#FORUM40186"><text:span text:style-name="T2">#</text:span></text:a></text:p>
      <text:p text:style-name="P10"><text:span text:style-name="T1">To </text:span><text:span text:style-name="T8">江纖</text:span><text:span text:style-name="T1">:<text:line-break/></text:span><text:span text:style-name="T8">你引用的網友言論其實是王孟源先生的文章《現代醫療的大倒退》的最後一段，見此：</text:span><text:a xlink:type="simple" xlink:href="http://blog.udn.com/MengyuanWang/108908792"><text:span text:style-name="T10">http://blog.udn.com/MengyuanWang/108908792</text:span></text:a><text:span text:style-name="T1"><text:line-break/></text:span></text:p>
      <text:p text:style-name="P7"><text:span text:style-name="T8">江纤</text:span><text:span text:style-name="T1"><text:s/>  |  2021.01.03 16:02   |   </text:span><text:a xlink:type="simple" xlink:href="http://palinfo.habago.org/Entry?Command=Information_PrintForum#FORUM40185"><text:span text:style-name="T2">#</text:span></text:a></text:p>
      <text:p text:style-name="P12"><text:span text:style-name="T8">以下這段是評論區網友的言論。</text:span><text:span text:style-name="T9"><text:line-break/></text:span><text:span text:style-name="T8">美国宣</text:span><text:span text:style-name="T1">传中常用的</text:span><text:span text:style-name="T9">“</text:span><text:span text:style-name="T8">不自由的社会</text:span><text:span text:style-name="T9">”</text:span><text:span text:style-name="T8">，其实是</text:span><text:span text:style-name="T1">颠倒黑白；比如說中国的问题不在于自由不够，而在于法律规范不够详实强力，以致自由过度，使很多个人仍然可以为一己的小小私利而对国家社会做出重大危害。胡溫掌政的十年，基本没有作为，视法律和公益为无物的现象被放纵到很严重的程度。如今這屆法治改革才刚跨出第一步，要走的路还很长。当然香港和臺湾的</text:span><text:span text:style-name="T9">“</text:span><text:span text:style-name="T8">自由</text:span><text:span text:style-name="T9">”</text:span><text:span text:style-name="T8">更是已达变</text:span><text:span text:style-name="T1">态的地步，大概已经无法从体制内挽回了。</text:span></text:p>
      <text:p text:style-name="P7"><text:span text:style-name="T8">江纤</text:span><text:span text:style-name="T1"><text:s/>  |  2021.01.03 15:36   |   </text:span><text:a xlink:type="simple" xlink:href="http://palinfo.habago.org/Entry?Command=Information_PrintForum#FORUM40184"><text:span text:style-name="T2">#</text:span></text:a></text:p>
      <text:p text:style-name="P9"><text:span text:style-name="T9"><text:line-break/></text:span><text:span text:style-name="T1">　　無論在何種政治體制下何種社會中，不公的事每天都在上演。所以我由衷地感謝尊敬那些堅守美好，為大眾發聲的人。他們本身的存在就能給心靈注入光。</text:span><text:span text:style-name="T9"><text:s/></text:span><text:span text:style-name="T1">貼一篇翟東升教授</text:span><text:span text:style-name="T9">1</text:span><text:span text:style-name="T1">月</text:span><text:span text:style-name="T9">2</text:span><text:span text:style-name="T1">日發表的文章。</text:span><text:span text:style-name="T9"><text:line-break/><text:line-break/></text:span><text:span text:style-name="T1">　　</text:span><text:span text:style-name="T9">——————<text:line-break/><text:line-break/></text:span><text:span text:style-name="T1">　　前幾天北京大降溫，寒風凜冽，特別冷。晚上回家時，看見小區樓門口的一位誌願者，應該是一位退休老同誌，晚上九點了仍在寒風中，守在樓門口協助鄰居們倒垃圾時做好分類工作。此情此景，讓我一下子想起了我的舅公</text:span><text:span text:style-name="T9">Z</text:span><text:span text:style-name="T1">雨亭老同誌。如果舅公還在世的話，他一定會不顧家人的勸阻冒著嚴寒出來做這樣的誌願工作。</text:span><text:span text:style-name="T9"><text:line-break/><text:line-break/></text:span><text:span text:style-name="T1">　　我的舅公本名顧思漢，不叫</text:span><text:span text:style-name="T9">Z</text:span><text:span text:style-name="T1">雨亭，那是他在崇明島參加革命時自己起的名字。解放後他被黨組織選中進了國防大學讀書，此後一直在國防大學從事管理工作，級別似乎不很高，但是長期主管基建和後勤，所以據說權力不小，幹事很多，獲得過全軍勞模等不少榮譽。當然他非常謙虛，關於他的職級、榮譽和履歷，我都是聽家人間接提及，所以不是很確切完整。</text:span><text:span text:style-name="T9"><text:line-break/><text:line-break/></text:span><text:span text:style-name="T1">　　他年輕的時候，每一次回啟東家鄉探親，他總是要給鄰居們家家戶戶的水缸裏挑滿水再離開，如今聽起來有點不可思議，但這其實是革命軍人處理軍民關系的老傳統。離休之後，他住在國防大學的幹休所，每天清晨為幹休所的其他老同誌們送牛奶分發報紙，積極發揮余熱，樂此不疲。</text:span><text:span text:style-name="T9"><text:line-break/><text:line-break/></text:span><text:span text:style-name="T1">　　他的工資很不低，但是老兩口生活實在太簡樸，簡樸到我這個侄外孫前去探望的時候，寧願趕回人民大學吃食堂也不願意留在他家裏吃飯的程度。其實他對我很客氣，我去的時候他往往會去國防大學的食堂買兩個葷菜，但是他和舅婆總是夾那兩個明顯熱了好幾頓的剩菜。他每年有兩千公裏使用公車的額度，但是極少使用，有幾次他從紅山口到人民大學和大鐘寺探望我家孩子的時候，總是騎自行車。讓一個</text:span><text:span text:style-name="T9">80</text:span><text:span text:style-name="T1">多歲的老人在北京的車流中騎那麽遠，我們都很不放心。</text:span><text:span text:style-name="T9"><text:line-break/><text:line-break/></text:span><text:span text:style-name="T1">　　他自己的兩女一兒，用世俗的眼光看，混得都頗不如意：大女兒九十年代起就下崗在家；小女兒大學畢業，如今在一個事業單位傳達室工作；最不如意的是他唯一的兒子，我這位舅舅一輩子甚至連北京都沒能進，一直在老家的派出所裏做基層幹警，二十年前被分流轉崗去做了保安直至退休。舅舅對自己的父親私下頗有怨言，因為舅公不但沒有利用自己的地位和人脈幫兒女們改變人生軌跡，而且他從工資中省下來的錢幾乎全都用來匿名資助山區失學兒童，留給自己孩子們的只有幹休所將軍樓裏的一套軍產房，兒孫們可以居住，但是沒有產權。</text:span><text:span text:style-name="T9"><text:line-break/><text:line-break/></text:span><text:span text:style-name="T1">　　舅公也曾得過嚴重的疾病，甚至在</text:span><text:span text:style-name="T9">88</text:span><text:span text:style-name="T1">歲高齡時還極嚴重地摔傷過，全身十幾處骨折，當時</text:span><text:span text:style-name="T9">309</text:span><text:span text:style-name="T1">醫院裏的主治大夫們認為他沒有再站起來的機會了。但是舅公康復之快令醫生們非常驚訝，醫生們後來的解釋是，這位老同誌的心態極好，對生死很看得開，情緒樂觀穩定，所以才能康復得這麽好。</text:span><text:span text:style-name="T9"><text:line-break/><text:line-break/></text:span><text:span text:style-name="T1">　　令他驕傲的是我這個侄外孫，通過努力考上人民大學，一路讀到了博士，成為一個人民教師、青年學者。所以每次我去看望他，他都會努力把我多留一會兒，多談一會兒。但是，說實在話，我不太喜歡跟他交流對政治、經濟和社會的看法，因為我發現他其實一直生活在相當封閉的圈子中。他的生活和信仰都極其簡單而自信：他每天為公益而忙碌，他深信我們的國家和社會正在一個偉大的黨和一群比他自己更忠誠更高尚的黨和國家領導人的率領之下，從一個勝利走向另一個勝利，從一個偉大成就走向另一個偉大成就。</text:span><text:span text:style-name="T9"><text:line-break/><text:line-break/></text:span><text:span text:style-name="T1">　　我自己的研究包括全球政治和金融貨幣體系，所以各種與政治和投資有關的故事聽說過不少，對這個世界的殘酷和荒謬有所了解。我一直不忍心把他從這個放著紅色光芒的精神世界中驚醒，直到</text:span><text:span text:style-name="T9">2011</text:span><text:span text:style-name="T1">年夏天。當時，我被一些後來眾所周知的貪腐案例所激怒，所以在他家做客時，一不小心就說起了某位顯赫人物的家人如何聚斂。他坐在旁邊聽著，臉色越來越難看，忽然站起來對我說：</text:span><text:span text:style-name="T9">“</text:span><text:span text:style-name="T1">東升，妳胡說，我們國家的領導人怎麽會這樣？我們的黨、我們的軍隊怎麽可能會變成妳說的這樣？</text:span><text:span text:style-name="T9">”</text:span><text:span text:style-name="T1">然後扭頭回了臥室。那次大家聊得不歡而散，這麽多年這是我唯一一次見到他慍怒。但是兩個月後我再次去他家的時候，他居然認真而急切地要求我多講講我所知道的國內外政治和社會現實。顯然，他已經跟將軍樓裏的老同事們交流過相關問題，而其中經常和大院外打交道的人顯然向他證實了我所言非虛。既然他問起，我當時也就沒有太多想，把我所知所聞和盤托出。從地方談到軍隊，從經濟說到政治，從歷史說到現實。當我從他的臉上讀出毫無掩飾的痛苦和失望時，我才意識到自己恐怕說得太多了。</text:span><text:span text:style-name="T9"><text:line-break/><text:line-break/></text:span><text:span text:style-name="T1">　　再一次探望他的時候，他病倒了，而且眼睛中沒有了以前的那種神采，家人告訴我說，他的病情正在不斷惡化。</text:span><text:span text:style-name="T9">2012</text:span><text:span text:style-name="T1">年</text:span><text:span text:style-name="T9">6</text:span><text:span text:style-name="T1">月</text:span><text:span text:style-name="T9">22</text:span><text:span text:style-name="T1">日，當我接到噩耗時，我正在南方出差。按照他的遺願，只有大院裏辦的一個簡單的追悼會，沒有搞家族聚會式的傳統葬禮；三天之後，我的舅婆也過世了。</text:span><text:span text:style-name="T9"><text:line-break/><text:line-break/></text:span><text:span text:style-name="T1">　　多年來，每次想到他，我的心中就充滿了自責和懊悔。我如果能忍住不把那些所謂真相告訴他，是不是情況會就不一樣？在他工作生活的那個大院裏，在他那一代革命軍人中，那種純凈而快樂的理想主義與大院墻外當時愈益猖獗的貪腐現實之間的存在著巨大的背離和張力，經不起哪怕一根針的穿刺。他的辭世，不光是因為病魔，也很可能是因為我所提供的所謂真相。這類信息，在一個非常不恰當的時間，像一把利劍一樣插進了他的心裏，讓他失去了與病魔戰鬥下去的自信和勇氣。</text:span><text:span text:style-name="T9"><text:line-break/><text:line-break/></text:span><text:span text:style-name="T1">　　其實，即便要向他匯報那些情況，只要晚上一兩年，情況也會大不一樣。他去世半年之後，中國共產黨就召開了十八大，從他家河對岸的另一個大院裏長大的晚輩，一位老革命家的兒子，將大大地改變我所告訴他的那些事，從而開創一個新時代。大刀闊斧的反腐整黨，春風化雨的賦權於民，剛健自信的對外戰略，都令舉國上下人心振奮。我想，如果我今天再將當年中國融入全球化的時代曾經發生過的那些事情告訴他，他的心情和信心可能完全不一樣。</text:span><text:span text:style-name="T9"><text:line-break/><text:line-break/></text:span><text:span text:style-name="T1">　　我在去年初的某次網上直播講座中曾經提到過：人生的意義不在於聚斂，而在於這個世界多大程度上因為妳而不同。許多網友很喜歡這句話，他們以為我達到了這樣的認識和境界。其實，我說這句話的時候，我心裏想到的是我的那位頑固、單純而自信的舅公，雨亭同誌。前天晚上，見到那位寒風中幫大家分揀垃圾的老誌願者的時候，我忍不住想說，雨亭同誌，您好。</text:span></text:p>
      <text:p text:style-name="P7"><text:span text:style-name="T8">李念淨</text:span><text:span text:style-name="T1"><text:s/>  |  2021.01.02 17:05   |   </text:span><text:a xlink:type="simple" xlink:href="http://palinfo.habago.org/Entry?Command=Information_PrintForum#FORUM40183"><text:span text:style-name="T2">#</text:span></text:a></text:p>
      <text:p text:style-name="P8"><text:span text:style-name="T1">現在想起，我為什麼不喜歡人渣黨的原因</text:span><text:span text:style-name="T9"><text:line-break/></text:span><text:span text:style-name="T1">主要大概是這三個</text:span><text:span text:style-name="T9"><text:line-break/><text:line-break/>1.</text:span><text:span text:style-name="T1">昨是今非，提不出一個合理的轉折解釋，更有甚者如蘇偉碩的評價，昨天上帝好今天魔鬼棒，這麼誇張的價值判定我沒辦法接受。</text:span><text:span text:style-name="T9"><text:line-break/><text:line-break/>2.</text:span><text:span text:style-name="T1">做賊喊抓賊，絲毫不引以為恥，例如美國指摘中國侵犯人權危害世界和平放任疫情爆發等，把一般人當成瞎子顛倒是非。</text:span><text:span text:style-name="T9"><text:line-break/><text:line-break/>3.</text:span><text:span text:style-name="T1">用霸凌、嘲諷的方式，發動群體集體從頭到腳對一個人人格抹殺，比方韓國瑜等。</text:span><text:span text:style-name="T9"><text:line-break/><text:line-break/></text:span><text:span text:style-name="T1">政治並不是要求每個人都要當白蓮花一塵不染，但是有些做人的基本底線都不遵守實在可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